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DANI ENTERPRISES LIMI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ce3"/>
        <table:table-column table:style-name="co7" table:number-columns-repeated="5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erie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PREV. CLOSE </text:p>
          </table:table-cell>
          <table:table-cell office:value-type="string" calcext:value-type="string">
            <text:p>ltp </text:p>
          </table:table-cell>
          <table:table-cell office:value-type="string" calcext:value-type="string">
            <text:p>close </text:p>
          </table:table-cell>
          <table:table-cell office:value-type="string" calcext:value-type="string">
            <text:p>vwap </text:p>
          </table:table-cell>
          <table:table-cell office:value-type="string" calcext:value-type="string">
            <text:p>52W H </text:p>
          </table:table-cell>
          <table:table-cell office:value-type="string" calcext:value-type="string">
            <text:p>52W L 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No of trades </text:p>
          </table:table-cell>
        </table:table-row>
        <table:table-row table:style-name="ro1">
          <table:table-cell table:style-name="ce2" office:value-type="string" calcext:value-type="string">
            <text:p>9-May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864.8" calcext:value-type="float">
            <text:p>2864.8</text:p>
          </table:table-cell>
          <table:table-cell office:value-type="float" office:value="2883.65" calcext:value-type="float">
            <text:p>2883.65</text:p>
          </table:table-cell>
          <table:table-cell office:value-type="float" office:value="2756" calcext:value-type="float">
            <text:p>2756</text:p>
          </table:table-cell>
          <table:table-cell office:value-type="float" office:value="2860.55" calcext:value-type="float">
            <text:p>2860.55</text:p>
          </table:table-cell>
          <table:table-cell office:value-type="float" office:value="2765" calcext:value-type="float">
            <text:p>2765</text:p>
          </table:table-cell>
          <table:table-cell office:value-type="float" office:value="2766.65" calcext:value-type="float">
            <text:p>2766.65</text:p>
          </table:table-cell>
          <table:table-cell office:value-type="float" office:value="2814.22" calcext:value-type="float">
            <text:p>2814.22</text:p>
          </table:table-cell>
          <table:table-cell office:value-type="float" office:value="3350" calcext:value-type="float">
            <text:p>3350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1485510" calcext:value-type="float">
            <text:p>1485510</text:p>
          </table:table-cell>
          <table:table-cell office:value-type="float" office:value="116557" calcext:value-type="float">
            <text:p>116557</text:p>
          </table:table-cell>
        </table:table-row>
        <table:table-row table:style-name="ro1">
          <table:table-cell table:style-name="ce2" office:value-type="string" calcext:value-type="string">
            <text:p>8-May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850" calcext:value-type="float">
            <text:p>2850</text:p>
          </table:table-cell>
          <table:table-cell office:value-type="float" office:value="2890.9" calcext:value-type="float">
            <text:p>2890.9</text:p>
          </table:table-cell>
          <table:table-cell office:value-type="float" office:value="2820" calcext:value-type="float">
            <text:p>2820</text:p>
          </table:table-cell>
          <table:table-cell office:value-type="float" office:value="2835.95" calcext:value-type="float">
            <text:p>2835.95</text:p>
          </table:table-cell>
          <table:table-cell office:value-type="float" office:value="2862" calcext:value-type="float">
            <text:p>2862</text:p>
          </table:table-cell>
          <table:table-cell office:value-type="float" office:value="2860.55" calcext:value-type="float">
            <text:p>2860.55</text:p>
          </table:table-cell>
          <table:table-cell office:value-type="float" office:value="2860.65" calcext:value-type="float">
            <text:p>2860.65</text:p>
          </table:table-cell>
          <table:table-cell office:value-type="float" office:value="3350" calcext:value-type="float">
            <text:p>3350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951411" calcext:value-type="float">
            <text:p>951411</text:p>
          </table:table-cell>
          <table:table-cell office:value-type="float" office:value="57225" calcext:value-type="float">
            <text:p>57225</text:p>
          </table:table-cell>
        </table:table-row>
        <table:table-row table:style-name="ro1">
          <table:table-cell table:style-name="ce2" office:value-type="string" calcext:value-type="string">
            <text:p>7-May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889.95" calcext:value-type="float">
            <text:p>2889.95</text:p>
          </table:table-cell>
          <table:table-cell office:value-type="float" office:value="2905.35" calcext:value-type="float">
            <text:p>2905.35</text:p>
          </table:table-cell>
          <table:table-cell office:value-type="float" office:value="2822" calcext:value-type="float">
            <text:p>2822</text:p>
          </table:table-cell>
          <table:table-cell office:value-type="float" office:value="2874.65" calcext:value-type="float">
            <text:p>2874.65</text:p>
          </table:table-cell>
          <table:table-cell office:value-type="float" office:value="2839" calcext:value-type="float">
            <text:p>2839</text:p>
          </table:table-cell>
          <table:table-cell office:value-type="float" office:value="2835.95" calcext:value-type="float">
            <text:p>2835.95</text:p>
          </table:table-cell>
          <table:table-cell office:value-type="float" office:value="2857.91" calcext:value-type="float">
            <text:p>2857.91</text:p>
          </table:table-cell>
          <table:table-cell office:value-type="float" office:value="3350" calcext:value-type="float">
            <text:p>3350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1262311" calcext:value-type="float">
            <text:p>1262311</text:p>
          </table:table-cell>
          <table:table-cell office:value-type="float" office:value="73865" calcext:value-type="float">
            <text:p>73865</text:p>
          </table:table-cell>
        </table:table-row>
        <table:table-row table:style-name="ro1">
          <table:table-cell table:style-name="ce2" office:value-type="string" calcext:value-type="string">
            <text:p>6-May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93.25" calcext:value-type="float">
            <text:p>2993.25</text:p>
          </table:table-cell>
          <table:table-cell office:value-type="float" office:value="3000.2" calcext:value-type="float">
            <text:p>3000.2</text:p>
          </table:table-cell>
          <table:table-cell office:value-type="float" office:value="2850" calcext:value-type="float">
            <text:p>2850</text:p>
          </table:table-cell>
          <table:table-cell office:value-type="float" office:value="2993.25" calcext:value-type="float">
            <text:p>2993.25</text:p>
          </table:table-cell>
          <table:table-cell office:value-type="float" office:value="2872" calcext:value-type="float">
            <text:p>2872</text:p>
          </table:table-cell>
          <table:table-cell office:value-type="float" office:value="2874.65" calcext:value-type="float">
            <text:p>2874.65</text:p>
          </table:table-cell>
          <table:table-cell office:value-type="float" office:value="2890.39" calcext:value-type="float">
            <text:p>2890.39</text:p>
          </table:table-cell>
          <table:table-cell office:value-type="float" office:value="3350" calcext:value-type="float">
            <text:p>3350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2377944" calcext:value-type="float">
            <text:p>2377944</text:p>
          </table:table-cell>
          <table:table-cell office:value-type="float" office:value="126554" calcext:value-type="float">
            <text:p>126554</text:p>
          </table:table-cell>
        </table:table-row>
        <table:table-row table:style-name="ro1">
          <table:table-cell table:style-name="ce2" office:value-type="string" calcext:value-type="string">
            <text:p>3-May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30" calcext:value-type="float">
            <text:p>3030</text:p>
          </table:table-cell>
          <table:table-cell office:value-type="float" office:value="3045" calcext:value-type="float">
            <text:p>3045</text:p>
          </table:table-cell>
          <table:table-cell office:value-type="float" office:value="2975.1" calcext:value-type="float">
            <text:p>2975.1</text:p>
          </table:table-cell>
          <table:table-cell office:value-type="float" office:value="3039.6" calcext:value-type="float">
            <text:p>3039.6</text:p>
          </table:table-cell>
          <table:table-cell office:value-type="float" office:value="2990" calcext:value-type="float">
            <text:p>2990</text:p>
          </table:table-cell>
          <table:table-cell office:value-type="float" office:value="2993.25" calcext:value-type="float">
            <text:p>2993.25</text:p>
          </table:table-cell>
          <table:table-cell office:value-type="float" office:value="3007.11" calcext:value-type="float">
            <text:p>3007.11</text:p>
          </table:table-cell>
          <table:table-cell office:value-type="float" office:value="3350" calcext:value-type="float">
            <text:p>3350</text:p>
          </table:table-cell>
          <table:table-cell office:value-type="float" office:value="1785.35" calcext:value-type="float">
            <text:p>1785.35</text:p>
          </table:table-cell>
          <table:table-cell office:value-type="float" office:value="1472168" calcext:value-type="float">
            <text:p>1472168</text:p>
          </table:table-cell>
          <table:table-cell office:value-type="float" office:value="93663" calcext:value-type="float">
            <text:p>93663</text:p>
          </table:table-cell>
        </table:table-row>
        <table:table-row table:style-name="ro1">
          <table:table-cell table:style-name="ce2" office:value-type="string" calcext:value-type="string">
            <text:p>2-May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71.95" calcext:value-type="float">
            <text:p>3071.95</text:p>
          </table:table-cell>
          <table:table-cell office:value-type="float" office:value="3119.85" calcext:value-type="float">
            <text:p>3119.85</text:p>
          </table:table-cell>
          <table:table-cell office:value-type="float" office:value="3015.05" calcext:value-type="float">
            <text:p>3015.05</text:p>
          </table:table-cell>
          <table:table-cell office:value-type="float" office:value="3054.7" calcext:value-type="float">
            <text:p>3054.7</text:p>
          </table:table-cell>
          <table:table-cell office:value-type="float" office:value="3029" calcext:value-type="float">
            <text:p>3029</text:p>
          </table:table-cell>
          <table:table-cell office:value-type="float" office:value="3039.6" calcext:value-type="float">
            <text:p>3039.6</text:p>
          </table:table-cell>
          <table:table-cell office:value-type="float" office:value="3065.29" calcext:value-type="float">
            <text:p>3065.29</text:p>
          </table:table-cell>
          <table:table-cell office:value-type="float" office:value="3350" calcext:value-type="float">
            <text:p>3350</text:p>
          </table:table-cell>
          <table:table-cell office:value-type="float" office:value="1785.35" calcext:value-type="float">
            <text:p>1785.35</text:p>
          </table:table-cell>
          <table:table-cell office:value-type="float" office:value="2219085" calcext:value-type="float">
            <text:p>2219085</text:p>
          </table:table-cell>
          <table:table-cell office:value-type="float" office:value="169345" calcext:value-type="float">
            <text:p>169345</text:p>
          </table:table-cell>
        </table:table-row>
        <table:table-row table:style-name="ro1">
          <table:table-cell table:style-name="ce2" office:value-type="string" calcext:value-type="string">
            <text:p>30-Ap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94" calcext:value-type="float">
            <text:p>3094</text:p>
          </table:table-cell>
          <table:table-cell office:value-type="float" office:value="3108.45" calcext:value-type="float">
            <text:p>3108.45</text:p>
          </table:table-cell>
          <table:table-cell office:value-type="float" office:value="3045" calcext:value-type="float">
            <text:p>3045</text:p>
          </table:table-cell>
          <table:table-cell office:value-type="float" office:value="3081.2" calcext:value-type="float">
            <text:p>3081.2</text:p>
          </table:table-cell>
          <table:table-cell office:value-type="float" office:value="3052.5" calcext:value-type="float">
            <text:p>3052.5</text:p>
          </table:table-cell>
          <table:table-cell office:value-type="float" office:value="3054.7" calcext:value-type="float">
            <text:p>3054.7</text:p>
          </table:table-cell>
          <table:table-cell office:value-type="float" office:value="3074.15" calcext:value-type="float">
            <text:p>3074.15</text:p>
          </table:table-cell>
          <table:table-cell office:value-type="float" office:value="3350" calcext:value-type="float">
            <text:p>3350</text:p>
          </table:table-cell>
          <table:table-cell office:value-type="float" office:value="1785.35" calcext:value-type="float">
            <text:p>1785.35</text:p>
          </table:table-cell>
          <table:table-cell office:value-type="float" office:value="804552" calcext:value-type="float">
            <text:p>804552</text:p>
          </table:table-cell>
          <table:table-cell office:value-type="float" office:value="50263" calcext:value-type="float">
            <text:p>50263</text:p>
          </table:table-cell>
        </table:table-row>
        <table:table-row table:style-name="ro1">
          <table:table-cell table:style-name="ce2" office:value-type="string" calcext:value-type="string">
            <text:p>29-Ap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10" calcext:value-type="float">
            <text:p>3110</text:p>
          </table:table-cell>
          <table:table-cell office:value-type="float" office:value="3110.5" calcext:value-type="float">
            <text:p>3110.5</text:p>
          </table:table-cell>
          <table:table-cell office:value-type="float" office:value="3051.5" calcext:value-type="float">
            <text:p>3051.5</text:p>
          </table:table-cell>
          <table:table-cell office:value-type="float" office:value="3080.4" calcext:value-type="float">
            <text:p>3080.4</text:p>
          </table:table-cell>
          <table:table-cell office:value-type="float" office:value="3080" calcext:value-type="float">
            <text:p>3080</text:p>
          </table:table-cell>
          <table:table-cell office:value-type="float" office:value="3081.2" calcext:value-type="float">
            <text:p>3081.2</text:p>
          </table:table-cell>
          <table:table-cell office:value-type="float" office:value="3079" calcext:value-type="float">
            <text:p>3079</text:p>
          </table:table-cell>
          <table:table-cell office:value-type="float" office:value="3350" calcext:value-type="float">
            <text:p>3350</text:p>
          </table:table-cell>
          <table:table-cell office:value-type="float" office:value="1785.35" calcext:value-type="float">
            <text:p>1785.35</text:p>
          </table:table-cell>
          <table:table-cell office:value-type="float" office:value="648544" calcext:value-type="float">
            <text:p>648544</text:p>
          </table:table-cell>
          <table:table-cell office:value-type="float" office:value="51392" calcext:value-type="float">
            <text:p>51392</text:p>
          </table:table-cell>
        </table:table-row>
        <table:table-row table:style-name="ro1">
          <table:table-cell table:style-name="ce2" office:value-type="string" calcext:value-type="string">
            <text:p>26-Ap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19.9" calcext:value-type="float">
            <text:p>3119.9</text:p>
          </table:table-cell>
          <table:table-cell office:value-type="float" office:value="3129.9" calcext:value-type="float">
            <text:p>3129.9</text:p>
          </table:table-cell>
          <table:table-cell office:value-type="float" office:value="3066.05" calcext:value-type="float">
            <text:p>3066.05</text:p>
          </table:table-cell>
          <table:table-cell office:value-type="float" office:value="3115.25" calcext:value-type="float">
            <text:p>3115.25</text:p>
          </table:table-cell>
          <table:table-cell office:value-type="float" office:value="3089" calcext:value-type="float">
            <text:p>3089</text:p>
          </table:table-cell>
          <table:table-cell office:value-type="float" office:value="3080.4" calcext:value-type="float">
            <text:p>3080.4</text:p>
          </table:table-cell>
          <table:table-cell office:value-type="float" office:value="3090.2" calcext:value-type="float">
            <text:p>3090.2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662764" calcext:value-type="float">
            <text:p>662764</text:p>
          </table:table-cell>
          <table:table-cell office:value-type="float" office:value="51695" calcext:value-type="float">
            <text:p>51695</text:p>
          </table:table-cell>
        </table:table-row>
        <table:table-row table:style-name="ro1">
          <table:table-cell table:style-name="ce2" office:value-type="string" calcext:value-type="string">
            <text:p>25-Ap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50" calcext:value-type="float">
            <text:p>3050</text:p>
          </table:table-cell>
          <table:table-cell office:value-type="float" office:value="3120.9" calcext:value-type="float">
            <text:p>3120.9</text:p>
          </table:table-cell>
          <table:table-cell office:value-type="float" office:value="3025.65" calcext:value-type="float">
            <text:p>3025.65</text:p>
          </table:table-cell>
          <table:table-cell office:value-type="float" office:value="3043.55" calcext:value-type="float">
            <text:p>3043.55</text:p>
          </table:table-cell>
          <table:table-cell office:value-type="float" office:value="3115" calcext:value-type="float">
            <text:p>3115</text:p>
          </table:table-cell>
          <table:table-cell office:value-type="float" office:value="3115.25" calcext:value-type="float">
            <text:p>3115.25</text:p>
          </table:table-cell>
          <table:table-cell office:value-type="float" office:value="3078.5" calcext:value-type="float">
            <text:p>3078.5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515529" calcext:value-type="float">
            <text:p>1515529</text:p>
          </table:table-cell>
          <table:table-cell office:value-type="float" office:value="103832" calcext:value-type="float">
            <text:p>103832</text:p>
          </table:table-cell>
        </table:table-row>
        <table:table-row table:style-name="ro1">
          <table:table-cell table:style-name="ce2" office:value-type="string" calcext:value-type="string">
            <text:p>24-Ap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71.95" calcext:value-type="float">
            <text:p>3071.95</text:p>
          </table:table-cell>
          <table:table-cell office:value-type="float" office:value="3087.85" calcext:value-type="float">
            <text:p>3087.85</text:p>
          </table:table-cell>
          <table:table-cell office:value-type="float" office:value="3040" calcext:value-type="float">
            <text:p>3040</text:p>
          </table:table-cell>
          <table:table-cell office:value-type="float" office:value="3065.1" calcext:value-type="float">
            <text:p>3065.1</text:p>
          </table:table-cell>
          <table:table-cell office:value-type="float" office:value="3042.9" calcext:value-type="float">
            <text:p>3042.9</text:p>
          </table:table-cell>
          <table:table-cell office:value-type="float" office:value="3043.55" calcext:value-type="float">
            <text:p>3043.55</text:p>
          </table:table-cell>
          <table:table-cell office:value-type="float" office:value="3066.42" calcext:value-type="float">
            <text:p>3066.42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605917" calcext:value-type="float">
            <text:p>605917</text:p>
          </table:table-cell>
          <table:table-cell office:value-type="float" office:value="36665" calcext:value-type="float">
            <text:p>36665</text:p>
          </table:table-cell>
        </table:table-row>
        <table:table-row table:style-name="ro1">
          <table:table-cell table:style-name="ce2" office:value-type="string" calcext:value-type="string">
            <text:p>23-Ap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59" calcext:value-type="float">
            <text:p>3059</text:p>
          </table:table-cell>
          <table:table-cell office:value-type="float" office:value="3091" calcext:value-type="float">
            <text:p>3091</text:p>
          </table:table-cell>
          <table:table-cell office:value-type="float" office:value="3043.1" calcext:value-type="float">
            <text:p>3043.1</text:p>
          </table:table-cell>
          <table:table-cell office:value-type="float" office:value="3063.35" calcext:value-type="float">
            <text:p>3063.35</text:p>
          </table:table-cell>
          <table:table-cell office:value-type="float" office:value="3058" calcext:value-type="float">
            <text:p>3058</text:p>
          </table:table-cell>
          <table:table-cell office:value-type="float" office:value="3065.1" calcext:value-type="float">
            <text:p>3065.1</text:p>
          </table:table-cell>
          <table:table-cell office:value-type="float" office:value="3066.74" calcext:value-type="float">
            <text:p>3066.74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654272" calcext:value-type="float">
            <text:p>1654272</text:p>
          </table:table-cell>
          <table:table-cell office:value-type="float" office:value="61219" calcext:value-type="float">
            <text:p>61219</text:p>
          </table:table-cell>
        </table:table-row>
        <table:table-row table:style-name="ro1">
          <table:table-cell table:style-name="ce2" office:value-type="string" calcext:value-type="string">
            <text:p>22-Ap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53" calcext:value-type="float">
            <text:p>3053</text:p>
          </table:table-cell>
          <table:table-cell office:value-type="float" office:value="3077.5" calcext:value-type="float">
            <text:p>3077.5</text:p>
          </table:table-cell>
          <table:table-cell office:value-type="float" office:value="3025" calcext:value-type="float">
            <text:p>3025</text:p>
          </table:table-cell>
          <table:table-cell office:value-type="float" office:value="3026.95" calcext:value-type="float">
            <text:p>3026.95</text:p>
          </table:table-cell>
          <table:table-cell office:value-type="float" office:value="3072.25" calcext:value-type="float">
            <text:p>3072.25</text:p>
          </table:table-cell>
          <table:table-cell office:value-type="float" office:value="3063.35" calcext:value-type="float">
            <text:p>3063.35</text:p>
          </table:table-cell>
          <table:table-cell office:value-type="float" office:value="3050.24" calcext:value-type="float">
            <text:p>3050.24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993929" calcext:value-type="float">
            <text:p>993929</text:p>
          </table:table-cell>
          <table:table-cell office:value-type="float" office:value="51253" calcext:value-type="float">
            <text:p>51253</text:p>
          </table:table-cell>
        </table:table-row>
        <table:table-row table:style-name="ro1">
          <table:table-cell table:style-name="ce2" office:value-type="string" calcext:value-type="string">
            <text:p>19-Ap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00" calcext:value-type="float">
            <text:p>3000</text:p>
          </table:table-cell>
          <table:table-cell office:value-type="float" office:value="3057.05" calcext:value-type="float">
            <text:p>3057.05</text:p>
          </table:table-cell>
          <table:table-cell office:value-type="float" office:value="2962.5" calcext:value-type="float">
            <text:p>2962.5</text:p>
          </table:table-cell>
          <table:table-cell office:value-type="float" office:value="3019.3" calcext:value-type="float">
            <text:p>3019.3</text:p>
          </table:table-cell>
          <table:table-cell office:value-type="float" office:value="3032" calcext:value-type="float">
            <text:p>3032</text:p>
          </table:table-cell>
          <table:table-cell office:value-type="float" office:value="3026.95" calcext:value-type="float">
            <text:p>3026.95</text:p>
          </table:table-cell>
          <table:table-cell office:value-type="float" office:value="3020.56" calcext:value-type="float">
            <text:p>3020.56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727317" calcext:value-type="float">
            <text:p>1727317</text:p>
          </table:table-cell>
          <table:table-cell office:value-type="float" office:value="91721" calcext:value-type="float">
            <text:p>91721</text:p>
          </table:table-cell>
        </table:table-row>
        <table:table-row table:style-name="ro1">
          <table:table-cell table:style-name="ce2" office:value-type="string" calcext:value-type="string">
            <text:p>18-Ap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25.15" calcext:value-type="float">
            <text:p>3125.15</text:p>
          </table:table-cell>
          <table:table-cell office:value-type="float" office:value="3145" calcext:value-type="float">
            <text:p>3145</text:p>
          </table:table-cell>
          <table:table-cell office:value-type="float" office:value="3008.3" calcext:value-type="float">
            <text:p>3008.3</text:p>
          </table:table-cell>
          <table:table-cell office:value-type="float" office:value="3106.4" calcext:value-type="float">
            <text:p>3106.4</text:p>
          </table:table-cell>
          <table:table-cell office:value-type="float" office:value="3035" calcext:value-type="float">
            <text:p>3035</text:p>
          </table:table-cell>
          <table:table-cell office:value-type="float" office:value="3019.3" calcext:value-type="float">
            <text:p>3019.3</text:p>
          </table:table-cell>
          <table:table-cell office:value-type="float" office:value="3095.25" calcext:value-type="float">
            <text:p>3095.25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703646" calcext:value-type="float">
            <text:p>1703646</text:p>
          </table:table-cell>
          <table:table-cell office:value-type="float" office:value="106820" calcext:value-type="float">
            <text:p>106820</text:p>
          </table:table-cell>
        </table:table-row>
        <table:table-row table:style-name="ro1">
          <table:table-cell table:style-name="ce2" office:value-type="string" calcext:value-type="string">
            <text:p>16-Ap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01" calcext:value-type="float">
            <text:p>3101</text:p>
          </table:table-cell>
          <table:table-cell office:value-type="float" office:value="3149.2" calcext:value-type="float">
            <text:p>3149.2</text:p>
          </table:table-cell>
          <table:table-cell office:value-type="float" office:value="3100" calcext:value-type="float">
            <text:p>3100</text:p>
          </table:table-cell>
          <table:table-cell office:value-type="float" office:value="3147.45" calcext:value-type="float">
            <text:p>3147.45</text:p>
          </table:table-cell>
          <table:table-cell office:value-type="float" office:value="3108" calcext:value-type="float">
            <text:p>3108</text:p>
          </table:table-cell>
          <table:table-cell office:value-type="float" office:value="3106.4" calcext:value-type="float">
            <text:p>3106.4</text:p>
          </table:table-cell>
          <table:table-cell office:value-type="float" office:value="3119.45" calcext:value-type="float">
            <text:p>3119.45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134184" calcext:value-type="float">
            <text:p>1134184</text:p>
          </table:table-cell>
          <table:table-cell office:value-type="float" office:value="48602" calcext:value-type="float">
            <text:p>48602</text:p>
          </table:table-cell>
        </table:table-row>
        <table:table-row table:style-name="ro1">
          <table:table-cell table:style-name="ce2" office:value-type="string" calcext:value-type="string">
            <text:p>15-Ap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50" calcext:value-type="float">
            <text:p>3150</text:p>
          </table:table-cell>
          <table:table-cell office:value-type="float" office:value="3180.3" calcext:value-type="float">
            <text:p>3180.3</text:p>
          </table:table-cell>
          <table:table-cell office:value-type="float" office:value="3103.2" calcext:value-type="float">
            <text:p>3103.2</text:p>
          </table:table-cell>
          <table:table-cell office:value-type="float" office:value="3209.9" calcext:value-type="float">
            <text:p>3209.9</text:p>
          </table:table-cell>
          <table:table-cell office:value-type="float" office:value="3149.95" calcext:value-type="float">
            <text:p>3149.95</text:p>
          </table:table-cell>
          <table:table-cell office:value-type="float" office:value="3147.45" calcext:value-type="float">
            <text:p>3147.45</text:p>
          </table:table-cell>
          <table:table-cell office:value-type="float" office:value="3143.46" calcext:value-type="float">
            <text:p>3143.46</text:p>
          </table:table-cell>
          <table:table-cell office:value-type="float" office:value="3350" calcext:value-type="float">
            <text:p>3350</text:p>
          </table:table-cell>
          <table:table-cell office:value-type="float" office:value="1775.8" calcext:value-type="float">
            <text:p>1775.8</text:p>
          </table:table-cell>
          <table:table-cell office:value-type="float" office:value="1035378" calcext:value-type="float">
            <text:p>1035378</text:p>
          </table:table-cell>
          <table:table-cell office:value-type="float" office:value="73457" calcext:value-type="float">
            <text:p>73457</text:p>
          </table:table-cell>
        </table:table-row>
        <table:table-row table:style-name="ro1">
          <table:table-cell table:style-name="ce2" office:value-type="string" calcext:value-type="string">
            <text:p>12-Ap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10" calcext:value-type="float">
            <text:p>3210</text:p>
          </table:table-cell>
          <table:table-cell office:value-type="float" office:value="3247.5" calcext:value-type="float">
            <text:p>3247.5</text:p>
          </table:table-cell>
          <table:table-cell office:value-type="float" office:value="3205.3" calcext:value-type="float">
            <text:p>3205.3</text:p>
          </table:table-cell>
          <table:table-cell office:value-type="float" office:value="3242" calcext:value-type="float">
            <text:p>3242</text:p>
          </table:table-cell>
          <table:table-cell office:value-type="float" office:value="3215" calcext:value-type="float">
            <text:p>3215</text:p>
          </table:table-cell>
          <table:table-cell office:value-type="float" office:value="3209.9" calcext:value-type="float">
            <text:p>3209.9</text:p>
          </table:table-cell>
          <table:table-cell office:value-type="float" office:value="3221.01" calcext:value-type="float">
            <text:p>3221.01</text:p>
          </table:table-cell>
          <table:table-cell office:value-type="float" office:value="3350" calcext:value-type="float">
            <text:p>3350</text:p>
          </table:table-cell>
          <table:table-cell office:value-type="float" office:value="1760.6" calcext:value-type="float">
            <text:p>1760.6</text:p>
          </table:table-cell>
          <table:table-cell office:value-type="float" office:value="705173" calcext:value-type="float">
            <text:p>705173</text:p>
          </table:table-cell>
          <table:table-cell office:value-type="float" office:value="40387" calcext:value-type="float">
            <text:p>40387</text:p>
          </table:table-cell>
        </table:table-row>
        <table:table-row table:style-name="ro1">
          <table:table-cell table:style-name="ce2" office:value-type="string" calcext:value-type="string">
            <text:p>10-Ap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00" calcext:value-type="float">
            <text:p>3200</text:p>
          </table:table-cell>
          <table:table-cell office:value-type="float" office:value="3254.6" calcext:value-type="float">
            <text:p>3254.6</text:p>
          </table:table-cell>
          <table:table-cell office:value-type="float" office:value="3192.5" calcext:value-type="float">
            <text:p>3192.5</text:p>
          </table:table-cell>
          <table:table-cell office:value-type="float" office:value="3198.45" calcext:value-type="float">
            <text:p>3198.45</text:p>
          </table:table-cell>
          <table:table-cell office:value-type="float" office:value="3245" calcext:value-type="float">
            <text:p>3245</text:p>
          </table:table-cell>
          <table:table-cell office:value-type="float" office:value="3242" calcext:value-type="float">
            <text:p>3242</text:p>
          </table:table-cell>
          <table:table-cell office:value-type="float" office:value="3231.43" calcext:value-type="float">
            <text:p>3231.43</text:p>
          </table:table-cell>
          <table:table-cell office:value-type="float" office:value="3350" calcext:value-type="float">
            <text:p>3350</text:p>
          </table:table-cell>
          <table:table-cell office:value-type="float" office:value="1760.6" calcext:value-type="float">
            <text:p>1760.6</text:p>
          </table:table-cell>
          <table:table-cell office:value-type="float" office:value="1441138" calcext:value-type="float">
            <text:p>1441138</text:p>
          </table:table-cell>
          <table:table-cell office:value-type="float" office:value="55670" calcext:value-type="float">
            <text:p>55670</text:p>
          </table:table-cell>
        </table:table-row>
        <table:table-row table:style-name="ro1">
          <table:table-cell table:style-name="ce2" office:value-type="string" calcext:value-type="string">
            <text:p>9-Ap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40.7" calcext:value-type="float">
            <text:p>3240.7</text:p>
          </table:table-cell>
          <table:table-cell office:value-type="float" office:value="3251" calcext:value-type="float">
            <text:p>3251</text:p>
          </table:table-cell>
          <table:table-cell office:value-type="float" office:value="3185" calcext:value-type="float">
            <text:p>3185</text:p>
          </table:table-cell>
          <table:table-cell office:value-type="float" office:value="3224.55" calcext:value-type="float">
            <text:p>3224.55</text:p>
          </table:table-cell>
          <table:table-cell office:value-type="float" office:value="3202.6" calcext:value-type="float">
            <text:p>3202.6</text:p>
          </table:table-cell>
          <table:table-cell office:value-type="float" office:value="3198.45" calcext:value-type="float">
            <text:p>3198.45</text:p>
          </table:table-cell>
          <table:table-cell office:value-type="float" office:value="3214.28" calcext:value-type="float">
            <text:p>3214.28</text:p>
          </table:table-cell>
          <table:table-cell office:value-type="float" office:value="3350" calcext:value-type="float">
            <text:p>3350</text:p>
          </table:table-cell>
          <table:table-cell office:value-type="float" office:value="1760.6" calcext:value-type="float">
            <text:p>1760.6</text:p>
          </table:table-cell>
          <table:table-cell office:value-type="float" office:value="833679" calcext:value-type="float">
            <text:p>833679</text:p>
          </table:table-cell>
          <table:table-cell office:value-type="float" office:value="38430" calcext:value-type="float">
            <text:p>38430</text:p>
          </table:table-cell>
        </table:table-row>
        <table:table-row table:style-name="ro1">
          <table:table-cell table:style-name="ce2" office:value-type="string" calcext:value-type="string">
            <text:p>8-Ap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40.95" calcext:value-type="float">
            <text:p>3240.95</text:p>
          </table:table-cell>
          <table:table-cell office:value-type="float" office:value="3243.5" calcext:value-type="float">
            <text:p>3243.5</text:p>
          </table:table-cell>
          <table:table-cell office:value-type="float" office:value="3197.2" calcext:value-type="float">
            <text:p>3197.2</text:p>
          </table:table-cell>
          <table:table-cell office:value-type="float" office:value="3224.8" calcext:value-type="float">
            <text:p>3224.8</text:p>
          </table:table-cell>
          <table:table-cell office:value-type="float" office:value="3236" calcext:value-type="float">
            <text:p>3236</text:p>
          </table:table-cell>
          <table:table-cell office:value-type="float" office:value="3224.55" calcext:value-type="float">
            <text:p>3224.55</text:p>
          </table:table-cell>
          <table:table-cell office:value-type="float" office:value="3216.9" calcext:value-type="float">
            <text:p>3216.9</text:p>
          </table:table-cell>
          <table:table-cell office:value-type="float" office:value="3350" calcext:value-type="float">
            <text:p>3350</text:p>
          </table:table-cell>
          <table:table-cell office:value-type="float" office:value="1760.6" calcext:value-type="float">
            <text:p>1760.6</text:p>
          </table:table-cell>
          <table:table-cell office:value-type="float" office:value="577440" calcext:value-type="float">
            <text:p>577440</text:p>
          </table:table-cell>
          <table:table-cell office:value-type="float" office:value="37073" calcext:value-type="float">
            <text:p>37073</text:p>
          </table:table-cell>
        </table:table-row>
        <table:table-row table:style-name="ro1">
          <table:table-cell table:style-name="ce2" office:value-type="string" calcext:value-type="string">
            <text:p>5-Ap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11.1" calcext:value-type="float">
            <text:p>3211.1</text:p>
          </table:table-cell>
          <table:table-cell office:value-type="float" office:value="3234" calcext:value-type="float">
            <text:p>3234</text:p>
          </table:table-cell>
          <table:table-cell office:value-type="float" office:value="3178.95" calcext:value-type="float">
            <text:p>3178.95</text:p>
          </table:table-cell>
          <table:table-cell office:value-type="float" office:value="3210.8" calcext:value-type="float">
            <text:p>3210.8</text:p>
          </table:table-cell>
          <table:table-cell office:value-type="float" office:value="3217.9" calcext:value-type="float">
            <text:p>3217.9</text:p>
          </table:table-cell>
          <table:table-cell office:value-type="float" office:value="3224.8" calcext:value-type="float">
            <text:p>3224.8</text:p>
          </table:table-cell>
          <table:table-cell office:value-type="float" office:value="3215.34" calcext:value-type="float">
            <text:p>3215.34</text:p>
          </table:table-cell>
          <table:table-cell office:value-type="float" office:value="3350" calcext:value-type="float">
            <text:p>3350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755607" calcext:value-type="float">
            <text:p>755607</text:p>
          </table:table-cell>
          <table:table-cell office:value-type="float" office:value="37497" calcext:value-type="float">
            <text:p>37497</text:p>
          </table:table-cell>
        </table:table-row>
        <table:table-row table:style-name="ro1">
          <table:table-cell table:style-name="ce2" office:value-type="string" calcext:value-type="string">
            <text:p>4-Ap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50" calcext:value-type="float">
            <text:p>3250</text:p>
          </table:table-cell>
          <table:table-cell office:value-type="float" office:value="3273" calcext:value-type="float">
            <text:p>3273</text:p>
          </table:table-cell>
          <table:table-cell office:value-type="float" office:value="3201.7" calcext:value-type="float">
            <text:p>3201.7</text:p>
          </table:table-cell>
          <table:table-cell office:value-type="float" office:value="3233.45" calcext:value-type="float">
            <text:p>3233.45</text:p>
          </table:table-cell>
          <table:table-cell office:value-type="float" office:value="3220" calcext:value-type="float">
            <text:p>3220</text:p>
          </table:table-cell>
          <table:table-cell office:value-type="float" office:value="3210.8" calcext:value-type="float">
            <text:p>3210.8</text:p>
          </table:table-cell>
          <table:table-cell office:value-type="float" office:value="3234.57" calcext:value-type="float">
            <text:p>3234.57</text:p>
          </table:table-cell>
          <table:table-cell office:value-type="float" office:value="3350" calcext:value-type="float">
            <text:p>3350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403826" calcext:value-type="float">
            <text:p>1403826</text:p>
          </table:table-cell>
          <table:table-cell office:value-type="float" office:value="99323" calcext:value-type="float">
            <text:p>99323</text:p>
          </table:table-cell>
        </table:table-row>
        <table:table-row table:style-name="ro1">
          <table:table-cell table:style-name="ce2" office:value-type="string" calcext:value-type="string">
            <text:p>3-Ap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50" calcext:value-type="float">
            <text:p>3250</text:p>
          </table:table-cell>
          <table:table-cell office:value-type="float" office:value="3260.15" calcext:value-type="float">
            <text:p>3260.15</text:p>
          </table:table-cell>
          <table:table-cell office:value-type="float" office:value="3222" calcext:value-type="float">
            <text:p>3222</text:p>
          </table:table-cell>
          <table:table-cell office:value-type="float" office:value="3268.75" calcext:value-type="float">
            <text:p>3268.75</text:p>
          </table:table-cell>
          <table:table-cell office:value-type="float" office:value="3238" calcext:value-type="float">
            <text:p>3238</text:p>
          </table:table-cell>
          <table:table-cell office:value-type="float" office:value="3233.45" calcext:value-type="float">
            <text:p>3233.45</text:p>
          </table:table-cell>
          <table:table-cell office:value-type="float" office:value="3238.76" calcext:value-type="float">
            <text:p>3238.76</text:p>
          </table:table-cell>
          <table:table-cell office:value-type="float" office:value="3350" calcext:value-type="float">
            <text:p>3350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153109" calcext:value-type="float">
            <text:p>1153109</text:p>
          </table:table-cell>
          <table:table-cell office:value-type="float" office:value="55622" calcext:value-type="float">
            <text:p>55622</text:p>
          </table:table-cell>
        </table:table-row>
        <table:table-row table:style-name="ro1">
          <table:table-cell table:style-name="ce2" office:value-type="string" calcext:value-type="string">
            <text:p>2-Ap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58.95" calcext:value-type="float">
            <text:p>3258.95</text:p>
          </table:table-cell>
          <table:table-cell office:value-type="float" office:value="3285" calcext:value-type="float">
            <text:p>3285</text:p>
          </table:table-cell>
          <table:table-cell office:value-type="float" office:value="3240" calcext:value-type="float">
            <text:p>3240</text:p>
          </table:table-cell>
          <table:table-cell office:value-type="float" office:value="3252.1" calcext:value-type="float">
            <text:p>3252.1</text:p>
          </table:table-cell>
          <table:table-cell office:value-type="float" office:value="3267.35" calcext:value-type="float">
            <text:p>3267.35</text:p>
          </table:table-cell>
          <table:table-cell office:value-type="float" office:value="3268.75" calcext:value-type="float">
            <text:p>3268.75</text:p>
          </table:table-cell>
          <table:table-cell office:value-type="float" office:value="3259.76" calcext:value-type="float">
            <text:p>3259.76</text:p>
          </table:table-cell>
          <table:table-cell office:value-type="float" office:value="3350" calcext:value-type="float">
            <text:p>3350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868829" calcext:value-type="float">
            <text:p>868829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 table:style-name="ce2" office:value-type="string" calcext:value-type="string">
            <text:p>1-Ap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30.2" calcext:value-type="float">
            <text:p>3230.2</text:p>
          </table:table-cell>
          <table:table-cell office:value-type="float" office:value="3291.8" calcext:value-type="float">
            <text:p>3291.8</text:p>
          </table:table-cell>
          <table:table-cell office:value-type="float" office:value="3207.85" calcext:value-type="float">
            <text:p>3207.85</text:p>
          </table:table-cell>
          <table:table-cell office:value-type="float" office:value="3197.1" calcext:value-type="float">
            <text:p>3197.1</text:p>
          </table:table-cell>
          <table:table-cell office:value-type="float" office:value="3255.2" calcext:value-type="float">
            <text:p>3255.2</text:p>
          </table:table-cell>
          <table:table-cell office:value-type="float" office:value="3252.1" calcext:value-type="float">
            <text:p>3252.1</text:p>
          </table:table-cell>
          <table:table-cell office:value-type="float" office:value="3247.41" calcext:value-type="float">
            <text:p>3247.41</text:p>
          </table:table-cell>
          <table:table-cell office:value-type="float" office:value="3350" calcext:value-type="float">
            <text:p>3350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292646" calcext:value-type="float">
            <text:p>1292646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table:style-name="ce2" office:value-type="string" calcext:value-type="string">
            <text:p>28-Ma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34" calcext:value-type="float">
            <text:p>3134</text:p>
          </table:table-cell>
          <table:table-cell office:value-type="float" office:value="3237" calcext:value-type="float">
            <text:p>3237</text:p>
          </table:table-cell>
          <table:table-cell office:value-type="float" office:value="3096.75" calcext:value-type="float">
            <text:p>3096.75</text:p>
          </table:table-cell>
          <table:table-cell office:value-type="float" office:value="3122.1" calcext:value-type="float">
            <text:p>3122.1</text:p>
          </table:table-cell>
          <table:table-cell office:value-type="float" office:value="3197" calcext:value-type="float">
            <text:p>3197</text:p>
          </table:table-cell>
          <table:table-cell office:value-type="float" office:value="3197.1" calcext:value-type="float">
            <text:p>3197.1</text:p>
          </table:table-cell>
          <table:table-cell office:value-type="float" office:value="3178.72" calcext:value-type="float">
            <text:p>3178.72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2327053" calcext:value-type="float">
            <text:p>2327053</text:p>
          </table:table-cell>
          <table:table-cell office:value-type="float" office:value="141506" calcext:value-type="float">
            <text:p>141506</text:p>
          </table:table-cell>
        </table:table-row>
        <table:table-row table:style-name="ro1">
          <table:table-cell table:style-name="ce2" office:value-type="string" calcext:value-type="string">
            <text:p>27-Ma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15" calcext:value-type="float">
            <text:p>3115</text:p>
          </table:table-cell>
          <table:table-cell office:value-type="float" office:value="3138.45" calcext:value-type="float">
            <text:p>3138.45</text:p>
          </table:table-cell>
          <table:table-cell office:value-type="float" office:value="3106.25" calcext:value-type="float">
            <text:p>3106.25</text:p>
          </table:table-cell>
          <table:table-cell office:value-type="float" office:value="3109.95" calcext:value-type="float">
            <text:p>3109.95</text:p>
          </table:table-cell>
          <table:table-cell office:value-type="float" office:value="3124.25" calcext:value-type="float">
            <text:p>3124.25</text:p>
          </table:table-cell>
          <table:table-cell office:value-type="float" office:value="3122.1" calcext:value-type="float">
            <text:p>3122.1</text:p>
          </table:table-cell>
          <table:table-cell office:value-type="float" office:value="3122.82" calcext:value-type="float">
            <text:p>3122.82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900231" calcext:value-type="float">
            <text:p>900231</text:p>
          </table:table-cell>
          <table:table-cell office:value-type="float" office:value="66957" calcext:value-type="float">
            <text:p>66957</text:p>
          </table:table-cell>
        </table:table-row>
        <table:table-row table:style-name="ro1">
          <table:table-cell table:style-name="ce2" office:value-type="string" calcext:value-type="string">
            <text:p>26-Ma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00.5" calcext:value-type="float">
            <text:p>3100.5</text:p>
          </table:table-cell>
          <table:table-cell office:value-type="float" office:value="3171.95" calcext:value-type="float">
            <text:p>3171.95</text:p>
          </table:table-cell>
          <table:table-cell office:value-type="float" office:value="3089.1" calcext:value-type="float">
            <text:p>3089.1</text:p>
          </table:table-cell>
          <table:table-cell office:value-type="float" office:value="3107.7" calcext:value-type="float">
            <text:p>3107.7</text:p>
          </table:table-cell>
          <table:table-cell office:value-type="float" office:value="3112" calcext:value-type="float">
            <text:p>3112</text:p>
          </table:table-cell>
          <table:table-cell office:value-type="float" office:value="3109.95" calcext:value-type="float">
            <text:p>3109.95</text:p>
          </table:table-cell>
          <table:table-cell office:value-type="float" office:value="3130.27" calcext:value-type="float">
            <text:p>3130.27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937103" calcext:value-type="float">
            <text:p>937103</text:p>
          </table:table-cell>
          <table:table-cell office:value-type="float" office:value="66405" calcext:value-type="float">
            <text:p>66405</text:p>
          </table:table-cell>
        </table:table-row>
        <table:table-row table:style-name="ro1">
          <table:table-cell table:style-name="ce2" office:value-type="string" calcext:value-type="string">
            <text:p>22-Ma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66.55" calcext:value-type="float">
            <text:p>3066.55</text:p>
          </table:table-cell>
          <table:table-cell office:value-type="float" office:value="3128.95" calcext:value-type="float">
            <text:p>3128.95</text:p>
          </table:table-cell>
          <table:table-cell office:value-type="float" office:value="3048.05" calcext:value-type="float">
            <text:p>3048.05</text:p>
          </table:table-cell>
          <table:table-cell office:value-type="float" office:value="3066.5" calcext:value-type="float">
            <text:p>3066.5</text:p>
          </table:table-cell>
          <table:table-cell office:value-type="float" office:value="3103" calcext:value-type="float">
            <text:p>3103</text:p>
          </table:table-cell>
          <table:table-cell office:value-type="float" office:value="3107.7" calcext:value-type="float">
            <text:p>3107.7</text:p>
          </table:table-cell>
          <table:table-cell office:value-type="float" office:value="3095.08" calcext:value-type="float">
            <text:p>3095.08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951557" calcext:value-type="float">
            <text:p>951557</text:p>
          </table:table-cell>
          <table:table-cell office:value-type="float" office:value="63264" calcext:value-type="float">
            <text:p>63264</text:p>
          </table:table-cell>
        </table:table-row>
        <table:table-row table:style-name="ro1">
          <table:table-cell table:style-name="ce2" office:value-type="string" calcext:value-type="string">
            <text:p>21-Ma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89.55" calcext:value-type="float">
            <text:p>3089.55</text:p>
          </table:table-cell>
          <table:table-cell office:value-type="float" office:value="3107.1" calcext:value-type="float">
            <text:p>3107.1</text:p>
          </table:table-cell>
          <table:table-cell office:value-type="float" office:value="3059.6" calcext:value-type="float">
            <text:p>3059.6</text:p>
          </table:table-cell>
          <table:table-cell office:value-type="float" office:value="3051.45" calcext:value-type="float">
            <text:p>3051.45</text:p>
          </table:table-cell>
          <table:table-cell office:value-type="float" office:value="3071.65" calcext:value-type="float">
            <text:p>3071.65</text:p>
          </table:table-cell>
          <table:table-cell office:value-type="float" office:value="3066.5" calcext:value-type="float">
            <text:p>3066.5</text:p>
          </table:table-cell>
          <table:table-cell office:value-type="float" office:value="3080.51" calcext:value-type="float">
            <text:p>3080.51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175751" calcext:value-type="float">
            <text:p>1175751</text:p>
          </table:table-cell>
          <table:table-cell office:value-type="float" office:value="67248" calcext:value-type="float">
            <text:p>67248</text:p>
          </table:table-cell>
        </table:table-row>
        <table:table-row table:style-name="ro1">
          <table:table-cell table:style-name="ce2" office:value-type="string" calcext:value-type="string">
            <text:p>20-Ma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75" calcext:value-type="float">
            <text:p>3075</text:p>
          </table:table-cell>
          <table:table-cell office:value-type="float" office:value="3083.2" calcext:value-type="float">
            <text:p>3083.2</text:p>
          </table:table-cell>
          <table:table-cell office:value-type="float" office:value="3021.1" calcext:value-type="float">
            <text:p>3021.1</text:p>
          </table:table-cell>
          <table:table-cell office:value-type="float" office:value="3052.7" calcext:value-type="float">
            <text:p>3052.7</text:p>
          </table:table-cell>
          <table:table-cell office:value-type="float" office:value="3050.1" calcext:value-type="float">
            <text:p>3050.1</text:p>
          </table:table-cell>
          <table:table-cell office:value-type="float" office:value="3051.45" calcext:value-type="float">
            <text:p>3051.45</text:p>
          </table:table-cell>
          <table:table-cell office:value-type="float" office:value="3046.55" calcext:value-type="float">
            <text:p>3046.55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966481" calcext:value-type="float">
            <text:p>966481</text:p>
          </table:table-cell>
          <table:table-cell office:value-type="float" office:value="64232" calcext:value-type="float">
            <text:p>64232</text:p>
          </table:table-cell>
        </table:table-row>
        <table:table-row table:style-name="ro1">
          <table:table-cell table:style-name="ce2" office:value-type="string" calcext:value-type="string">
            <text:p>19-Ma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26" calcext:value-type="float">
            <text:p>3126</text:p>
          </table:table-cell>
          <table:table-cell office:value-type="float" office:value="3164.8" calcext:value-type="float">
            <text:p>3164.8</text:p>
          </table:table-cell>
          <table:table-cell office:value-type="float" office:value="3041.85" calcext:value-type="float">
            <text:p>3041.85</text:p>
          </table:table-cell>
          <table:table-cell office:value-type="float" office:value="3111.75" calcext:value-type="float">
            <text:p>3111.75</text:p>
          </table:table-cell>
          <table:table-cell office:value-type="float" office:value="3055.9" calcext:value-type="float">
            <text:p>3055.9</text:p>
          </table:table-cell>
          <table:table-cell office:value-type="float" office:value="3052.7" calcext:value-type="float">
            <text:p>3052.7</text:p>
          </table:table-cell>
          <table:table-cell office:value-type="float" office:value="3093.78" calcext:value-type="float">
            <text:p>3093.78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460452" calcext:value-type="float">
            <text:p>1460452</text:p>
          </table:table-cell>
          <table:table-cell office:value-type="float" office:value="92875" calcext:value-type="float">
            <text:p>92875</text:p>
          </table:table-cell>
        </table:table-row>
        <table:table-row table:style-name="ro1">
          <table:table-cell table:style-name="ce2" office:value-type="string" calcext:value-type="string">
            <text:p>18-Ma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50.1" calcext:value-type="float">
            <text:p>3050.1</text:p>
          </table:table-cell>
          <table:table-cell office:value-type="float" office:value="3124" calcext:value-type="float">
            <text:p>3124</text:p>
          </table:table-cell>
          <table:table-cell office:value-type="float" office:value="2976.05" calcext:value-type="float">
            <text:p>2976.05</text:p>
          </table:table-cell>
          <table:table-cell office:value-type="float" office:value="3132.2" calcext:value-type="float">
            <text:p>3132.2</text:p>
          </table:table-cell>
          <table:table-cell office:value-type="float" office:value="3110" calcext:value-type="float">
            <text:p>3110</text:p>
          </table:table-cell>
          <table:table-cell office:value-type="float" office:value="3111.75" calcext:value-type="float">
            <text:p>3111.75</text:p>
          </table:table-cell>
          <table:table-cell office:value-type="float" office:value="3053.4" calcext:value-type="float">
            <text:p>3053.4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3042515" calcext:value-type="float">
            <text:p>3042515</text:p>
          </table:table-cell>
          <table:table-cell office:value-type="float" office:value="159589" calcext:value-type="float">
            <text:p>159589</text:p>
          </table:table-cell>
        </table:table-row>
        <table:table-row table:style-name="ro1">
          <table:table-cell table:style-name="ce2" office:value-type="string" calcext:value-type="string">
            <text:p>15-Ma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11" calcext:value-type="float">
            <text:p>3111</text:p>
          </table:table-cell>
          <table:table-cell office:value-type="float" office:value="3143.4" calcext:value-type="float">
            <text:p>3143.4</text:p>
          </table:table-cell>
          <table:table-cell office:value-type="float" office:value="3061.25" calcext:value-type="float">
            <text:p>3061.25</text:p>
          </table:table-cell>
          <table:table-cell office:value-type="float" office:value="3087.45" calcext:value-type="float">
            <text:p>3087.45</text:p>
          </table:table-cell>
          <table:table-cell office:value-type="float" office:value="3125" calcext:value-type="float">
            <text:p>3125</text:p>
          </table:table-cell>
          <table:table-cell office:value-type="float" office:value="3132.2" calcext:value-type="float">
            <text:p>3132.2</text:p>
          </table:table-cell>
          <table:table-cell office:value-type="float" office:value="3108.38" calcext:value-type="float">
            <text:p>3108.38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2199094" calcext:value-type="float">
            <text:p>2199094</text:p>
          </table:table-cell>
          <table:table-cell office:value-type="float" office:value="120251" calcext:value-type="float">
            <text:p>120251</text:p>
          </table:table-cell>
        </table:table-row>
        <table:table-row table:style-name="ro1">
          <table:table-cell table:style-name="ce2" office:value-type="string" calcext:value-type="string">
            <text:p>14-Ma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27.45" calcext:value-type="float">
            <text:p>2927.45</text:p>
          </table:table-cell>
          <table:table-cell office:value-type="float" office:value="3101.2" calcext:value-type="float">
            <text:p>3101.2</text:p>
          </table:table-cell>
          <table:table-cell office:value-type="float" office:value="2880" calcext:value-type="float">
            <text:p>2880</text:p>
          </table:table-cell>
          <table:table-cell office:value-type="float" office:value="2906.2" calcext:value-type="float">
            <text:p>2906.2</text:p>
          </table:table-cell>
          <table:table-cell office:value-type="float" office:value="3085" calcext:value-type="float">
            <text:p>3085</text:p>
          </table:table-cell>
          <table:table-cell office:value-type="float" office:value="3087.45" calcext:value-type="float">
            <text:p>3087.45</text:p>
          </table:table-cell>
          <table:table-cell office:value-type="float" office:value="3033.64" calcext:value-type="float">
            <text:p>3033.64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3759100" calcext:value-type="float">
            <text:p>3759100</text:p>
          </table:table-cell>
          <table:table-cell office:value-type="float" office:value="246625" calcext:value-type="float">
            <text:p>246625</text:p>
          </table:table-cell>
        </table:table-row>
        <table:table-row table:style-name="ro1">
          <table:table-cell table:style-name="ce2" office:value-type="string" calcext:value-type="string">
            <text:p>13-Ma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25" calcext:value-type="float">
            <text:p>3125</text:p>
          </table:table-cell>
          <table:table-cell office:value-type="float" office:value="3138.05" calcext:value-type="float">
            <text:p>3138.05</text:p>
          </table:table-cell>
          <table:table-cell office:value-type="float" office:value="2850.15" calcext:value-type="float">
            <text:p>2850.15</text:p>
          </table:table-cell>
          <table:table-cell office:value-type="float" office:value="3122.5" calcext:value-type="float">
            <text:p>3122.5</text:p>
          </table:table-cell>
          <table:table-cell office:value-type="float" office:value="2909.8" calcext:value-type="float">
            <text:p>2909.8</text:p>
          </table:table-cell>
          <table:table-cell office:value-type="float" office:value="2906.2" calcext:value-type="float">
            <text:p>2906.2</text:p>
          </table:table-cell>
          <table:table-cell office:value-type="float" office:value="2950.44" calcext:value-type="float">
            <text:p>2950.44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3407040" calcext:value-type="float">
            <text:p>3407040</text:p>
          </table:table-cell>
          <table:table-cell office:value-type="float" office:value="237808" calcext:value-type="float">
            <text:p>237808</text:p>
          </table:table-cell>
        </table:table-row>
        <table:table-row table:style-name="ro1">
          <table:table-cell table:style-name="ce2" office:value-type="string" calcext:value-type="string">
            <text:p>12-Ma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07.35" calcext:value-type="float">
            <text:p>3207.35</text:p>
          </table:table-cell>
          <table:table-cell office:value-type="float" office:value="3222.7" calcext:value-type="float">
            <text:p>3222.7</text:p>
          </table:table-cell>
          <table:table-cell office:value-type="float" office:value="3111" calcext:value-type="float">
            <text:p>3111</text:p>
          </table:table-cell>
          <table:table-cell office:value-type="float" office:value="3207.35" calcext:value-type="float">
            <text:p>3207.35</text:p>
          </table:table-cell>
          <table:table-cell office:value-type="float" office:value="3122.9" calcext:value-type="float">
            <text:p>3122.9</text:p>
          </table:table-cell>
          <table:table-cell office:value-type="float" office:value="3122.5" calcext:value-type="float">
            <text:p>3122.5</text:p>
          </table:table-cell>
          <table:table-cell office:value-type="float" office:value="3156.27" calcext:value-type="float">
            <text:p>3156.27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199487" calcext:value-type="float">
            <text:p>1199487</text:p>
          </table:table-cell>
          <table:table-cell office:value-type="float" office:value="86164" calcext:value-type="float">
            <text:p>86164</text:p>
          </table:table-cell>
        </table:table-row>
        <table:table-row table:style-name="ro1">
          <table:table-cell table:style-name="ce2" office:value-type="string" calcext:value-type="string">
            <text:p>11-Ma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41.2" calcext:value-type="float">
            <text:p>3241.2</text:p>
          </table:table-cell>
          <table:table-cell office:value-type="float" office:value="3259" calcext:value-type="float">
            <text:p>3259</text:p>
          </table:table-cell>
          <table:table-cell office:value-type="float" office:value="3200" calcext:value-type="float">
            <text:p>3200</text:p>
          </table:table-cell>
          <table:table-cell office:value-type="float" office:value="3226.55" calcext:value-type="float">
            <text:p>3226.55</text:p>
          </table:table-cell>
          <table:table-cell office:value-type="float" office:value="3210" calcext:value-type="float">
            <text:p>3210</text:p>
          </table:table-cell>
          <table:table-cell office:value-type="float" office:value="3207.35" calcext:value-type="float">
            <text:p>3207.35</text:p>
          </table:table-cell>
          <table:table-cell office:value-type="float" office:value="3229.54" calcext:value-type="float">
            <text:p>3229.54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738851" calcext:value-type="float">
            <text:p>738851</text:p>
          </table:table-cell>
          <table:table-cell office:value-type="float" office:value="48887" calcext:value-type="float">
            <text:p>48887</text:p>
          </table:table-cell>
        </table:table-row>
        <table:table-row table:style-name="ro1">
          <table:table-cell table:style-name="ce2" office:value-type="string" calcext:value-type="string">
            <text:p>7-Mar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40" calcext:value-type="float">
            <text:p>3240</text:p>
          </table:table-cell>
          <table:table-cell office:value-type="float" office:value="3262" calcext:value-type="float">
            <text:p>3262</text:p>
          </table:table-cell>
          <table:table-cell office:value-type="float" office:value="3220" calcext:value-type="float">
            <text:p>3220</text:p>
          </table:table-cell>
          <table:table-cell office:value-type="float" office:value="3233.95" calcext:value-type="float">
            <text:p>3233.95</text:p>
          </table:table-cell>
          <table:table-cell office:value-type="float" office:value="3229" calcext:value-type="float">
            <text:p>3229</text:p>
          </table:table-cell>
          <table:table-cell office:value-type="float" office:value="3226.55" calcext:value-type="float">
            <text:p>3226.55</text:p>
          </table:table-cell>
          <table:table-cell office:value-type="float" office:value="3240.29" calcext:value-type="float">
            <text:p>3240.29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856328" calcext:value-type="float">
            <text:p>856328</text:p>
          </table:table-cell>
          <table:table-cell office:value-type="float" office:value="52628" calcext:value-type="float">
            <text:p>52628</text:p>
          </table:table-cell>
        </table:table-row>
        <table:table-row table:style-name="ro1">
          <table:table-cell table:style-name="ce2" office:value-type="string" calcext:value-type="string">
            <text:p>6-Mar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3323" calcext:value-type="float">
            <text:p>3323</text:p>
          </table:table-cell>
          <table:table-cell office:value-type="float" office:value="3183.15" calcext:value-type="float">
            <text:p>3183.15</text:p>
          </table:table-cell>
          <table:table-cell office:value-type="float" office:value="3310.2" calcext:value-type="float">
            <text:p>3310.2</text:p>
          </table:table-cell>
          <table:table-cell office:value-type="float" office:value="3238" calcext:value-type="float">
            <text:p>3238</text:p>
          </table:table-cell>
          <table:table-cell office:value-type="float" office:value="3233.95" calcext:value-type="float">
            <text:p>3233.95</text:p>
          </table:table-cell>
          <table:table-cell office:value-type="float" office:value="3226.77" calcext:value-type="float">
            <text:p>3226.77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935203" calcext:value-type="float">
            <text:p>1935203</text:p>
          </table:table-cell>
          <table:table-cell office:value-type="float" office:value="111432" calcext:value-type="float">
            <text:p>111432</text:p>
          </table:table-cell>
        </table:table-row>
        <table:table-row table:style-name="ro1">
          <table:table-cell table:style-name="ce2" office:value-type="string" calcext:value-type="string">
            <text:p>5-Mar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25.3" calcext:value-type="float">
            <text:p>3325.3</text:p>
          </table:table-cell>
          <table:table-cell office:value-type="float" office:value="3334" calcext:value-type="float">
            <text:p>3334</text:p>
          </table:table-cell>
          <table:table-cell office:value-type="float" office:value="3295.05" calcext:value-type="float">
            <text:p>3295.05</text:p>
          </table:table-cell>
          <table:table-cell office:value-type="float" office:value="3317.15" calcext:value-type="float">
            <text:p>3317.15</text:p>
          </table:table-cell>
          <table:table-cell office:value-type="float" office:value="3328" calcext:value-type="float">
            <text:p>3328</text:p>
          </table:table-cell>
          <table:table-cell office:value-type="float" office:value="3310.2" calcext:value-type="float">
            <text:p>3310.2</text:p>
          </table:table-cell>
          <table:table-cell office:value-type="float" office:value="3314.16" calcext:value-type="float">
            <text:p>3314.16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190416" calcext:value-type="float">
            <text:p>1190416</text:p>
          </table:table-cell>
          <table:table-cell office:value-type="float" office:value="68687" calcext:value-type="float">
            <text:p>68687</text:p>
          </table:table-cell>
        </table:table-row>
        <table:table-row table:style-name="ro1">
          <table:table-cell table:style-name="ce2" office:value-type="string" calcext:value-type="string">
            <text:p>4-Mar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35" calcext:value-type="float">
            <text:p>3335</text:p>
          </table:table-cell>
          <table:table-cell office:value-type="float" office:value="3350" calcext:value-type="float">
            <text:p>3350</text:p>
          </table:table-cell>
          <table:table-cell office:value-type="float" office:value="3310.05" calcext:value-type="float">
            <text:p>3310.05</text:p>
          </table:table-cell>
          <table:table-cell office:value-type="float" office:value="3333.25" calcext:value-type="float">
            <text:p>3333.25</text:p>
          </table:table-cell>
          <table:table-cell office:value-type="float" office:value="3320.95" calcext:value-type="float">
            <text:p>3320.95</text:p>
          </table:table-cell>
          <table:table-cell office:value-type="float" office:value="3317.15" calcext:value-type="float">
            <text:p>3317.15</text:p>
          </table:table-cell>
          <table:table-cell office:value-type="float" office:value="3325.35" calcext:value-type="float">
            <text:p>3325.35</text:p>
          </table:table-cell>
          <table:table-cell office:value-type="float" office:value="3350" calcext:value-type="float">
            <text:p>3350</text:p>
          </table:table-cell>
          <table:table-cell office:value-type="float" office:value="1573" calcext:value-type="float">
            <text:p>1573</text:p>
          </table:table-cell>
          <table:table-cell office:value-type="float" office:value="1061244" calcext:value-type="float">
            <text:p>1061244</text:p>
          </table:table-cell>
          <table:table-cell office:value-type="float" office:value="59907" calcext:value-type="float">
            <text:p>59907</text:p>
          </table:table-cell>
        </table:table-row>
        <table:table-row table:style-name="ro1">
          <table:table-cell table:style-name="ce2" office:value-type="string" calcext:value-type="string">
            <text:p>2-Mar-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32" calcext:value-type="float">
            <text:p>3332</text:p>
          </table:table-cell>
          <table:table-cell office:value-type="float" office:value="3348.7" calcext:value-type="float">
            <text:p>3348.7</text:p>
          </table:table-cell>
          <table:table-cell office:value-type="float" office:value="3321.5" calcext:value-type="float">
            <text:p>3321.5</text:p>
          </table:table-cell>
          <table:table-cell office:value-type="float" office:value="3318.75" calcext:value-type="float">
            <text:p>3318.75</text:p>
          </table:table-cell>
          <table:table-cell office:value-type="float" office:value="3332.5" calcext:value-type="float">
            <text:p>3332.5</text:p>
          </table:table-cell>
          <table:table-cell office:value-type="float" office:value="3333.25" calcext:value-type="float">
            <text:p>3333.25</text:p>
          </table:table-cell>
          <table:table-cell office:value-type="float" office:value="3333.12" calcext:value-type="float">
            <text:p>3333.12</text:p>
          </table:table-cell>
          <table:table-cell office:value-type="float" office:value="3348.7" calcext:value-type="float">
            <text:p>3348.7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9511" calcext:value-type="float">
            <text:p>119511</text:p>
          </table:table-cell>
          <table:table-cell office:value-type="float" office:value="9160" calcext:value-type="float">
            <text:p>9160</text:p>
          </table:table-cell>
        </table:table-row>
        <table:table-row table:style-name="ro1">
          <table:table-cell table:style-name="ce2" office:value-type="string" calcext:value-type="string">
            <text:p>1-Mar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09.85" calcext:value-type="float">
            <text:p>3309.85</text:p>
          </table:table-cell>
          <table:table-cell office:value-type="float" office:value="3346" calcext:value-type="float">
            <text:p>3346</text:p>
          </table:table-cell>
          <table:table-cell office:value-type="float" office:value="3281.8" calcext:value-type="float">
            <text:p>3281.8</text:p>
          </table:table-cell>
          <table:table-cell office:value-type="float" office:value="3285.4" calcext:value-type="float">
            <text:p>3285.4</text:p>
          </table:table-cell>
          <table:table-cell office:value-type="float" office:value="3321.5" calcext:value-type="float">
            <text:p>3321.5</text:p>
          </table:table-cell>
          <table:table-cell office:value-type="float" office:value="3318.75" calcext:value-type="float">
            <text:p>3318.75</text:p>
          </table:table-cell>
          <table:table-cell office:value-type="float" office:value="3314.26" calcext:value-type="float">
            <text:p>3314.26</text:p>
          </table:table-cell>
          <table:table-cell office:value-type="float" office:value="3346" calcext:value-type="float">
            <text:p>3346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61067" calcext:value-type="float">
            <text:p>1161067</text:p>
          </table:table-cell>
          <table:table-cell office:value-type="float" office:value="64364" calcext:value-type="float">
            <text:p>64364</text:p>
          </table:table-cell>
        </table:table-row>
        <table:table-row table:style-name="ro1">
          <table:table-cell table:style-name="ce2" office:value-type="string" calcext:value-type="string">
            <text:p>29-Feb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20.05" calcext:value-type="float">
            <text:p>3220.05</text:p>
          </table:table-cell>
          <table:table-cell office:value-type="float" office:value="3304.75" calcext:value-type="float">
            <text:p>3304.75</text:p>
          </table:table-cell>
          <table:table-cell office:value-type="float" office:value="3205.35" calcext:value-type="float">
            <text:p>3205.35</text:p>
          </table:table-cell>
          <table:table-cell office:value-type="float" office:value="3219" calcext:value-type="float">
            <text:p>3219</text:p>
          </table:table-cell>
          <table:table-cell office:value-type="float" office:value="3299.9" calcext:value-type="float">
            <text:p>3299.9</text:p>
          </table:table-cell>
          <table:table-cell office:value-type="float" office:value="3285.4" calcext:value-type="float">
            <text:p>3285.4</text:p>
          </table:table-cell>
          <table:table-cell office:value-type="float" office:value="3260.07" calcext:value-type="float">
            <text:p>3260.07</text:p>
          </table:table-cell>
          <table:table-cell office:value-type="float" office:value="3344" calcext:value-type="float">
            <text:p>3344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352988" calcext:value-type="float">
            <text:p>1352988</text:p>
          </table:table-cell>
          <table:table-cell office:value-type="float" office:value="95429" calcext:value-type="float">
            <text:p>95429</text:p>
          </table:table-cell>
        </table:table-row>
        <table:table-row table:style-name="ro1">
          <table:table-cell table:style-name="ce2" office:value-type="string" calcext:value-type="string">
            <text:p>28-Feb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09.2" calcext:value-type="float">
            <text:p>3309.2</text:p>
          </table:table-cell>
          <table:table-cell office:value-type="float" office:value="3318.8" calcext:value-type="float">
            <text:p>3318.8</text:p>
          </table:table-cell>
          <table:table-cell office:value-type="float" office:value="3207.5" calcext:value-type="float">
            <text:p>3207.5</text:p>
          </table:table-cell>
          <table:table-cell office:value-type="float" office:value="3302.3" calcext:value-type="float">
            <text:p>3302.3</text:p>
          </table:table-cell>
          <table:table-cell office:value-type="float" office:value="3218.9" calcext:value-type="float">
            <text:p>3218.9</text:p>
          </table:table-cell>
          <table:table-cell office:value-type="float" office:value="3219" calcext:value-type="float">
            <text:p>3219</text:p>
          </table:table-cell>
          <table:table-cell office:value-type="float" office:value="3252.19" calcext:value-type="float">
            <text:p>3252.19</text:p>
          </table:table-cell>
          <table:table-cell office:value-type="float" office:value="3344" calcext:value-type="float">
            <text:p>3344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358879" calcext:value-type="float">
            <text:p>1358879</text:p>
          </table:table-cell>
          <table:table-cell office:value-type="float" office:value="98070" calcext:value-type="float">
            <text:p>98070</text:p>
          </table:table-cell>
        </table:table-row>
        <table:table-row table:style-name="ro1">
          <table:table-cell table:style-name="ce2" office:value-type="string" calcext:value-type="string">
            <text:p>27-Feb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339" calcext:value-type="float">
            <text:p>3339</text:p>
          </table:table-cell>
          <table:table-cell office:value-type="float" office:value="3340" calcext:value-type="float">
            <text:p>3340</text:p>
          </table:table-cell>
          <table:table-cell office:value-type="float" office:value="3273" calcext:value-type="float">
            <text:p>3273</text:p>
          </table:table-cell>
          <table:table-cell office:value-type="float" office:value="3327.75" calcext:value-type="float">
            <text:p>3327.75</text:p>
          </table:table-cell>
          <table:table-cell office:value-type="float" office:value="3296" calcext:value-type="float">
            <text:p>3296</text:p>
          </table:table-cell>
          <table:table-cell office:value-type="float" office:value="3302.3" calcext:value-type="float">
            <text:p>3302.3</text:p>
          </table:table-cell>
          <table:table-cell office:value-type="float" office:value="3306.04" calcext:value-type="float">
            <text:p>3306.04</text:p>
          </table:table-cell>
          <table:table-cell office:value-type="float" office:value="3344" calcext:value-type="float">
            <text:p>3344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25570" calcext:value-type="float">
            <text:p>1125570</text:p>
          </table:table-cell>
          <table:table-cell office:value-type="float" office:value="65439" calcext:value-type="float">
            <text:p>65439</text:p>
          </table:table-cell>
        </table:table-row>
        <table:table-row table:style-name="ro1">
          <table:table-cell table:style-name="ce2" office:value-type="string" calcext:value-type="string">
            <text:p>26-Feb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72" calcext:value-type="float">
            <text:p>3272</text:p>
          </table:table-cell>
          <table:table-cell office:value-type="float" office:value="3344" calcext:value-type="float">
            <text:p>3344</text:p>
          </table:table-cell>
          <table:table-cell office:value-type="float" office:value="3263" calcext:value-type="float">
            <text:p>3263</text:p>
          </table:table-cell>
          <table:table-cell office:value-type="float" office:value="3273.3" calcext:value-type="float">
            <text:p>3273.3</text:p>
          </table:table-cell>
          <table:table-cell office:value-type="float" office:value="3328" calcext:value-type="float">
            <text:p>3328</text:p>
          </table:table-cell>
          <table:table-cell office:value-type="float" office:value="3327.75" calcext:value-type="float">
            <text:p>3327.75</text:p>
          </table:table-cell>
          <table:table-cell office:value-type="float" office:value="3318.26" calcext:value-type="float">
            <text:p>3318.26</text:p>
          </table:table-cell>
          <table:table-cell office:value-type="float" office:value="3344" calcext:value-type="float">
            <text:p>3344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695378" calcext:value-type="float">
            <text:p>1695378</text:p>
          </table:table-cell>
          <table:table-cell office:value-type="float" office:value="104868" calcext:value-type="float">
            <text:p>104868</text:p>
          </table:table-cell>
        </table:table-row>
        <table:table-row table:style-name="ro1">
          <table:table-cell table:style-name="ce2" office:value-type="string" calcext:value-type="string">
            <text:p>23-Feb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63.05" calcext:value-type="float">
            <text:p>3263.05</text:p>
          </table:table-cell>
          <table:table-cell office:value-type="float" office:value="3319.95" calcext:value-type="float">
            <text:p>3319.95</text:p>
          </table:table-cell>
          <table:table-cell office:value-type="float" office:value="3225.1" calcext:value-type="float">
            <text:p>3225.1</text:p>
          </table:table-cell>
          <table:table-cell office:value-type="float" office:value="3263.05" calcext:value-type="float">
            <text:p>3263.05</text:p>
          </table:table-cell>
          <table:table-cell office:value-type="float" office:value="3273.05" calcext:value-type="float">
            <text:p>3273.05</text:p>
          </table:table-cell>
          <table:table-cell office:value-type="float" office:value="3273.3" calcext:value-type="float">
            <text:p>3273.3</text:p>
          </table:table-cell>
          <table:table-cell office:value-type="float" office:value="3281.89" calcext:value-type="float">
            <text:p>3281.89</text:p>
          </table:table-cell>
          <table:table-cell office:value-type="float" office:value="3319.95" calcext:value-type="float">
            <text:p>3319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975035" calcext:value-type="float">
            <text:p>1975035</text:p>
          </table:table-cell>
          <table:table-cell office:value-type="float" office:value="84335" calcext:value-type="float">
            <text:p>84335</text:p>
          </table:table-cell>
        </table:table-row>
        <table:table-row table:style-name="ro1">
          <table:table-cell table:style-name="ce2" office:value-type="string" calcext:value-type="string">
            <text:p>22-Feb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39" calcext:value-type="float">
            <text:p>3239</text:p>
          </table:table-cell>
          <table:table-cell office:value-type="float" office:value="3274" calcext:value-type="float">
            <text:p>3274</text:p>
          </table:table-cell>
          <table:table-cell office:value-type="float" office:value="3210.5" calcext:value-type="float">
            <text:p>3210.5</text:p>
          </table:table-cell>
          <table:table-cell office:value-type="float" office:value="3223.2" calcext:value-type="float">
            <text:p>3223.2</text:p>
          </table:table-cell>
          <table:table-cell office:value-type="float" office:value="3261.3" calcext:value-type="float">
            <text:p>3261.3</text:p>
          </table:table-cell>
          <table:table-cell office:value-type="float" office:value="3263.05" calcext:value-type="float">
            <text:p>3263.05</text:p>
          </table:table-cell>
          <table:table-cell office:value-type="float" office:value="3236.68" calcext:value-type="float">
            <text:p>3236.68</text:p>
          </table:table-cell>
          <table:table-cell office:value-type="float" office:value="3308.6" calcext:value-type="float">
            <text:p>3308.6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38722" calcext:value-type="float">
            <text:p>1138722</text:p>
          </table:table-cell>
          <table:table-cell office:value-type="float" office:value="88963" calcext:value-type="float">
            <text:p>88963</text:p>
          </table:table-cell>
        </table:table-row>
        <table:table-row table:style-name="ro1">
          <table:table-cell table:style-name="ce2" office:value-type="string" calcext:value-type="string">
            <text:p>21-Feb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38" calcext:value-type="float">
            <text:p>3238</text:p>
          </table:table-cell>
          <table:table-cell office:value-type="float" office:value="3300" calcext:value-type="float">
            <text:p>3300</text:p>
          </table:table-cell>
          <table:table-cell office:value-type="float" office:value="3205" calcext:value-type="float">
            <text:p>3205</text:p>
          </table:table-cell>
          <table:table-cell office:value-type="float" office:value="3228.6" calcext:value-type="float">
            <text:p>3228.6</text:p>
          </table:table-cell>
          <table:table-cell office:value-type="float" office:value="3226.95" calcext:value-type="float">
            <text:p>3226.95</text:p>
          </table:table-cell>
          <table:table-cell office:value-type="float" office:value="3223.2" calcext:value-type="float">
            <text:p>3223.2</text:p>
          </table:table-cell>
          <table:table-cell office:value-type="float" office:value="3258" calcext:value-type="float">
            <text:p>3258</text:p>
          </table:table-cell>
          <table:table-cell office:value-type="float" office:value="3308.6" calcext:value-type="float">
            <text:p>3308.6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657021" calcext:value-type="float">
            <text:p>1657021</text:p>
          </table:table-cell>
          <table:table-cell office:value-type="float" office:value="105900" calcext:value-type="float">
            <text:p>105900</text:p>
          </table:table-cell>
        </table:table-row>
        <table:table-row table:style-name="ro1">
          <table:table-cell table:style-name="ce2" office:value-type="string" calcext:value-type="string">
            <text:p>20-Feb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67" calcext:value-type="float">
            <text:p>3267</text:p>
          </table:table-cell>
          <table:table-cell office:value-type="float" office:value="3269.8" calcext:value-type="float">
            <text:p>3269.8</text:p>
          </table:table-cell>
          <table:table-cell office:value-type="float" office:value="3210.15" calcext:value-type="float">
            <text:p>3210.15</text:p>
          </table:table-cell>
          <table:table-cell office:value-type="float" office:value="3258.8" calcext:value-type="float">
            <text:p>3258.8</text:p>
          </table:table-cell>
          <table:table-cell office:value-type="float" office:value="3235" calcext:value-type="float">
            <text:p>3235</text:p>
          </table:table-cell>
          <table:table-cell office:value-type="float" office:value="3228.6" calcext:value-type="float">
            <text:p>3228.6</text:p>
          </table:table-cell>
          <table:table-cell office:value-type="float" office:value="3238.23" calcext:value-type="float">
            <text:p>3238.23</text:p>
          </table:table-cell>
          <table:table-cell office:value-type="float" office:value="3308.6" calcext:value-type="float">
            <text:p>3308.6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467630" calcext:value-type="float">
            <text:p>1467630</text:p>
          </table:table-cell>
          <table:table-cell office:value-type="float" office:value="61717" calcext:value-type="float">
            <text:p>61717</text:p>
          </table:table-cell>
        </table:table-row>
        <table:table-row table:style-name="ro1">
          <table:table-cell table:style-name="ce2" office:value-type="string" calcext:value-type="string">
            <text:p>19-Feb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40" calcext:value-type="float">
            <text:p>3240</text:p>
          </table:table-cell>
          <table:table-cell office:value-type="float" office:value="3308.6" calcext:value-type="float">
            <text:p>3308.6</text:p>
          </table:table-cell>
          <table:table-cell office:value-type="float" office:value="3235.8" calcext:value-type="float">
            <text:p>3235.8</text:p>
          </table:table-cell>
          <table:table-cell office:value-type="float" office:value="3223.6" calcext:value-type="float">
            <text:p>3223.6</text:p>
          </table:table-cell>
          <table:table-cell office:value-type="float" office:value="3265" calcext:value-type="float">
            <text:p>3265</text:p>
          </table:table-cell>
          <table:table-cell office:value-type="float" office:value="3258.8" calcext:value-type="float">
            <text:p>3258.8</text:p>
          </table:table-cell>
          <table:table-cell office:value-type="float" office:value="3275.82" calcext:value-type="float">
            <text:p>3275.82</text:p>
          </table:table-cell>
          <table:table-cell office:value-type="float" office:value="3308.6" calcext:value-type="float">
            <text:p>3308.6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779444" calcext:value-type="float">
            <text:p>1779444</text:p>
          </table:table-cell>
          <table:table-cell office:value-type="float" office:value="87952" calcext:value-type="float">
            <text:p>87952</text:p>
          </table:table-cell>
        </table:table-row>
        <table:table-row table:style-name="ro1">
          <table:table-cell table:style-name="ce2" office:value-type="string" calcext:value-type="string">
            <text:p>16-Feb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14" calcext:value-type="float">
            <text:p>3214</text:p>
          </table:table-cell>
          <table:table-cell office:value-type="float" office:value="3252.3" calcext:value-type="float">
            <text:p>3252.3</text:p>
          </table:table-cell>
          <table:table-cell office:value-type="float" office:value="3192.65" calcext:value-type="float">
            <text:p>3192.65</text:p>
          </table:table-cell>
          <table:table-cell office:value-type="float" office:value="3193.8" calcext:value-type="float">
            <text:p>3193.8</text:p>
          </table:table-cell>
          <table:table-cell office:value-type="float" office:value="3223.2" calcext:value-type="float">
            <text:p>3223.2</text:p>
          </table:table-cell>
          <table:table-cell office:value-type="float" office:value="3223.6" calcext:value-type="float">
            <text:p>3223.6</text:p>
          </table:table-cell>
          <table:table-cell office:value-type="float" office:value="3221.58" calcext:value-type="float">
            <text:p>3221.58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2193673" calcext:value-type="float">
            <text:p>2193673</text:p>
          </table:table-cell>
          <table:table-cell office:value-type="float" office:value="84990" calcext:value-type="float">
            <text:p>84990</text:p>
          </table:table-cell>
        </table:table-row>
        <table:table-row table:style-name="ro1">
          <table:table-cell table:style-name="ce2" office:value-type="string" calcext:value-type="string">
            <text:p>15-Feb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19.85" calcext:value-type="float">
            <text:p>3219.85</text:p>
          </table:table-cell>
          <table:table-cell office:value-type="float" office:value="3252.75" calcext:value-type="float">
            <text:p>3252.75</text:p>
          </table:table-cell>
          <table:table-cell office:value-type="float" office:value="3184.05" calcext:value-type="float">
            <text:p>3184.05</text:p>
          </table:table-cell>
          <table:table-cell office:value-type="float" office:value="3207.2" calcext:value-type="float">
            <text:p>3207.2</text:p>
          </table:table-cell>
          <table:table-cell office:value-type="float" office:value="3190.4" calcext:value-type="float">
            <text:p>3190.4</text:p>
          </table:table-cell>
          <table:table-cell office:value-type="float" office:value="3193.8" calcext:value-type="float">
            <text:p>3193.8</text:p>
          </table:table-cell>
          <table:table-cell office:value-type="float" office:value="3214.66" calcext:value-type="float">
            <text:p>3214.66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2035204" calcext:value-type="float">
            <text:p>2035204</text:p>
          </table:table-cell>
          <table:table-cell office:value-type="float" office:value="90530" calcext:value-type="float">
            <text:p>90530</text:p>
          </table:table-cell>
        </table:table-row>
        <table:table-row table:style-name="ro1">
          <table:table-cell table:style-name="ce2" office:value-type="string" calcext:value-type="string">
            <text:p>14-Feb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84" calcext:value-type="float">
            <text:p>3184</text:p>
          </table:table-cell>
          <table:table-cell office:value-type="float" office:value="3255.25" calcext:value-type="float">
            <text:p>3255.25</text:p>
          </table:table-cell>
          <table:table-cell office:value-type="float" office:value="3169.85" calcext:value-type="float">
            <text:p>3169.85</text:p>
          </table:table-cell>
          <table:table-cell office:value-type="float" office:value="3178.45" calcext:value-type="float">
            <text:p>3178.45</text:p>
          </table:table-cell>
          <table:table-cell office:value-type="float" office:value="3202" calcext:value-type="float">
            <text:p>3202</text:p>
          </table:table-cell>
          <table:table-cell office:value-type="float" office:value="3207.2" calcext:value-type="float">
            <text:p>3207.2</text:p>
          </table:table-cell>
          <table:table-cell office:value-type="float" office:value="3212.71" calcext:value-type="float">
            <text:p>3212.71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741264" calcext:value-type="float">
            <text:p>1741264</text:p>
          </table:table-cell>
          <table:table-cell office:value-type="float" office:value="101676" calcext:value-type="float">
            <text:p>101676</text:p>
          </table:table-cell>
        </table:table-row>
        <table:table-row table:style-name="ro1">
          <table:table-cell table:style-name="ce2" office:value-type="string" calcext:value-type="string">
            <text:p>13-Feb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80" calcext:value-type="float">
            <text:p>3180</text:p>
          </table:table-cell>
          <table:table-cell office:value-type="float" office:value="3194" calcext:value-type="float">
            <text:p>3194</text:p>
          </table:table-cell>
          <table:table-cell office:value-type="float" office:value="3092.05" calcext:value-type="float">
            <text:p>3092.05</text:p>
          </table:table-cell>
          <table:table-cell office:value-type="float" office:value="3169.75" calcext:value-type="float">
            <text:p>3169.75</text:p>
          </table:table-cell>
          <table:table-cell office:value-type="float" office:value="3180" calcext:value-type="float">
            <text:p>3180</text:p>
          </table:table-cell>
          <table:table-cell office:value-type="float" office:value="3178.45" calcext:value-type="float">
            <text:p>3178.45</text:p>
          </table:table-cell>
          <table:table-cell office:value-type="float" office:value="3142.91" calcext:value-type="float">
            <text:p>3142.91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225207" calcext:value-type="float">
            <text:p>1225207</text:p>
          </table:table-cell>
          <table:table-cell office:value-type="float" office:value="73578" calcext:value-type="float">
            <text:p>73578</text:p>
          </table:table-cell>
        </table:table-row>
        <table:table-row table:style-name="ro1">
          <table:table-cell table:style-name="ce2" office:value-type="string" calcext:value-type="string">
            <text:p>12-Feb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29" calcext:value-type="float">
            <text:p>3229</text:p>
          </table:table-cell>
          <table:table-cell office:value-type="float" office:value="3241.95" calcext:value-type="float">
            <text:p>3241.95</text:p>
          </table:table-cell>
          <table:table-cell office:value-type="float" office:value="3160" calcext:value-type="float">
            <text:p>3160</text:p>
          </table:table-cell>
          <table:table-cell office:value-type="float" office:value="3215.2" calcext:value-type="float">
            <text:p>3215.2</text:p>
          </table:table-cell>
          <table:table-cell office:value-type="float" office:value="3166" calcext:value-type="float">
            <text:p>3166</text:p>
          </table:table-cell>
          <table:table-cell office:value-type="float" office:value="3169.75" calcext:value-type="float">
            <text:p>3169.75</text:p>
          </table:table-cell>
          <table:table-cell office:value-type="float" office:value="3193.32" calcext:value-type="float">
            <text:p>3193.32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083138" calcext:value-type="float">
            <text:p>1083138</text:p>
          </table:table-cell>
          <table:table-cell office:value-type="float" office:value="64420" calcext:value-type="float">
            <text:p>64420</text:p>
          </table:table-cell>
        </table:table-row>
        <table:table-row table:style-name="ro1">
          <table:table-cell table:style-name="ce2" office:value-type="string" calcext:value-type="string">
            <text:p>9-Feb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84.45" calcext:value-type="float">
            <text:p>3184.45</text:p>
          </table:table-cell>
          <table:table-cell office:value-type="float" office:value="3224.95" calcext:value-type="float">
            <text:p>3224.95</text:p>
          </table:table-cell>
          <table:table-cell office:value-type="float" office:value="3121.2" calcext:value-type="float">
            <text:p>3121.2</text:p>
          </table:table-cell>
          <table:table-cell office:value-type="float" office:value="3168.6" calcext:value-type="float">
            <text:p>3168.6</text:p>
          </table:table-cell>
          <table:table-cell office:value-type="float" office:value="3215" calcext:value-type="float">
            <text:p>3215</text:p>
          </table:table-cell>
          <table:table-cell office:value-type="float" office:value="3215.2" calcext:value-type="float">
            <text:p>3215.2</text:p>
          </table:table-cell>
          <table:table-cell office:value-type="float" office:value="3182.28" calcext:value-type="float">
            <text:p>3182.28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572789" calcext:value-type="float">
            <text:p>1572789</text:p>
          </table:table-cell>
          <table:table-cell office:value-type="float" office:value="92034" calcext:value-type="float">
            <text:p>92034</text:p>
          </table:table-cell>
        </table:table-row>
        <table:table-row table:style-name="ro1">
          <table:table-cell table:style-name="ce2" office:value-type="string" calcext:value-type="string">
            <text:p>8-Feb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3245.6" calcext:value-type="float">
            <text:p>3245.6</text:p>
          </table:table-cell>
          <table:table-cell office:value-type="float" office:value="3146.1" calcext:value-type="float">
            <text:p>3146.1</text:p>
          </table:table-cell>
          <table:table-cell office:value-type="float" office:value="3229.85" calcext:value-type="float">
            <text:p>3229.85</text:p>
          </table:table-cell>
          <table:table-cell office:value-type="float" office:value="3179" calcext:value-type="float">
            <text:p>3179</text:p>
          </table:table-cell>
          <table:table-cell office:value-type="float" office:value="3168.6" calcext:value-type="float">
            <text:p>3168.6</text:p>
          </table:table-cell>
          <table:table-cell office:value-type="float" office:value="3186.56" calcext:value-type="float">
            <text:p>3186.56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679004" calcext:value-type="float">
            <text:p>1679004</text:p>
          </table:table-cell>
          <table:table-cell office:value-type="float" office:value="126898" calcext:value-type="float">
            <text:p>126898</text:p>
          </table:table-cell>
        </table:table-row>
        <table:table-row table:style-name="ro1">
          <table:table-cell table:style-name="ce2" office:value-type="string" calcext:value-type="string">
            <text:p>7-Feb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220.05" calcext:value-type="float">
            <text:p>3220.05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3210" calcext:value-type="float">
            <text:p>3210</text:p>
          </table:table-cell>
          <table:table-cell office:value-type="float" office:value="3203.75" calcext:value-type="float">
            <text:p>3203.75</text:p>
          </table:table-cell>
          <table:table-cell office:value-type="float" office:value="3233" calcext:value-type="float">
            <text:p>3233</text:p>
          </table:table-cell>
          <table:table-cell office:value-type="float" office:value="3229.85" calcext:value-type="float">
            <text:p>3229.85</text:p>
          </table:table-cell>
          <table:table-cell office:value-type="float" office:value="3242.51" calcext:value-type="float">
            <text:p>3242.51</text:p>
          </table:table-cell>
          <table:table-cell office:value-type="float" office:value="3277.95" calcext:value-type="float">
            <text:p>3277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2095911" calcext:value-type="float">
            <text:p>2095911</text:p>
          </table:table-cell>
          <table:table-cell office:value-type="float" office:value="122378" calcext:value-type="float">
            <text:p>122378</text:p>
          </table:table-cell>
        </table:table-row>
        <table:table-row table:style-name="ro1">
          <table:table-cell table:style-name="ce2" office:value-type="string" calcext:value-type="string">
            <text:p>6-Feb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83.9" calcext:value-type="float">
            <text:p>3183.9</text:p>
          </table:table-cell>
          <table:table-cell office:value-type="float" office:value="3228.2" calcext:value-type="float">
            <text:p>3228.2</text:p>
          </table:table-cell>
          <table:table-cell office:value-type="float" office:value="3160" calcext:value-type="float">
            <text:p>3160</text:p>
          </table:table-cell>
          <table:table-cell office:value-type="float" office:value="3173.45" calcext:value-type="float">
            <text:p>3173.45</text:p>
          </table:table-cell>
          <table:table-cell office:value-type="float" office:value="3200.65" calcext:value-type="float">
            <text:p>3200.65</text:p>
          </table:table-cell>
          <table:table-cell office:value-type="float" office:value="3203.75" calcext:value-type="float">
            <text:p>3203.75</text:p>
          </table:table-cell>
          <table:table-cell office:value-type="float" office:value="3197.81" calcext:value-type="float">
            <text:p>3197.81</text:p>
          </table:table-cell>
          <table:table-cell office:value-type="float" office:value="3236.95" calcext:value-type="float">
            <text:p>3236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2078891" calcext:value-type="float">
            <text:p>2078891</text:p>
          </table:table-cell>
          <table:table-cell office:value-type="float" office:value="148672" calcext:value-type="float">
            <text:p>148672</text:p>
          </table:table-cell>
        </table:table-row>
        <table:table-row table:style-name="ro1">
          <table:table-cell table:style-name="ce2" office:value-type="string" calcext:value-type="string">
            <text:p>5-Feb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70" calcext:value-type="float">
            <text:p>3170</text:p>
          </table:table-cell>
          <table:table-cell office:value-type="float" office:value="3229.4" calcext:value-type="float">
            <text:p>3229.4</text:p>
          </table:table-cell>
          <table:table-cell office:value-type="float" office:value="3151.45" calcext:value-type="float">
            <text:p>3151.45</text:p>
          </table:table-cell>
          <table:table-cell office:value-type="float" office:value="3157.45" calcext:value-type="float">
            <text:p>3157.45</text:p>
          </table:table-cell>
          <table:table-cell office:value-type="float" office:value="3175.25" calcext:value-type="float">
            <text:p>3175.25</text:p>
          </table:table-cell>
          <table:table-cell office:value-type="float" office:value="3173.45" calcext:value-type="float">
            <text:p>3173.45</text:p>
          </table:table-cell>
          <table:table-cell office:value-type="float" office:value="3192.8" calcext:value-type="float">
            <text:p>3192.8</text:p>
          </table:table-cell>
          <table:table-cell office:value-type="float" office:value="3236.95" calcext:value-type="float">
            <text:p>3236.9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2191195" calcext:value-type="float">
            <text:p>2191195</text:p>
          </table:table-cell>
          <table:table-cell office:value-type="float" office:value="132489" calcext:value-type="float">
            <text:p>132489</text:p>
          </table:table-cell>
        </table:table-row>
        <table:table-row table:style-name="ro1">
          <table:table-cell table:style-name="ce2" office:value-type="string" calcext:value-type="string">
            <text:p>2-Feb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84.95" calcext:value-type="float">
            <text:p>3184.95</text:p>
          </table:table-cell>
          <table:table-cell office:value-type="float" office:value="3208.5" calcext:value-type="float">
            <text:p>3208.5</text:p>
          </table:table-cell>
          <table:table-cell office:value-type="float" office:value="3140" calcext:value-type="float">
            <text:p>3140</text:p>
          </table:table-cell>
          <table:table-cell office:value-type="float" office:value="3153.5" calcext:value-type="float">
            <text:p>3153.5</text:p>
          </table:table-cell>
          <table:table-cell office:value-type="float" office:value="3157" calcext:value-type="float">
            <text:p>3157</text:p>
          </table:table-cell>
          <table:table-cell office:value-type="float" office:value="3157.45" calcext:value-type="float">
            <text:p>3157.45</text:p>
          </table:table-cell>
          <table:table-cell office:value-type="float" office:value="3173.2" calcext:value-type="float">
            <text:p>3173.2</text:p>
          </table:table-cell>
          <table:table-cell office:value-type="float" office:value="3236.95" calcext:value-type="float">
            <text:p>3236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708695" calcext:value-type="float">
            <text:p>2708695</text:p>
          </table:table-cell>
          <table:table-cell office:value-type="float" office:value="123968" calcext:value-type="float">
            <text:p>123968</text:p>
          </table:table-cell>
        </table:table-row>
        <table:table-row table:style-name="ro1">
          <table:table-cell table:style-name="ce2" office:value-type="string" calcext:value-type="string">
            <text:p>1-Feb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56.9" calcext:value-type="float">
            <text:p>3156.9</text:p>
          </table:table-cell>
          <table:table-cell office:value-type="float" office:value="3236.95" calcext:value-type="float">
            <text:p>3236.95</text:p>
          </table:table-cell>
          <table:table-cell office:value-type="float" office:value="3083.05" calcext:value-type="float">
            <text:p>3083.05</text:p>
          </table:table-cell>
          <table:table-cell office:value-type="float" office:value="3142" calcext:value-type="float">
            <text:p>3142</text:p>
          </table:table-cell>
          <table:table-cell office:value-type="float" office:value="3154.85" calcext:value-type="float">
            <text:p>3154.85</text:p>
          </table:table-cell>
          <table:table-cell office:value-type="float" office:value="3153.5" calcext:value-type="float">
            <text:p>3153.5</text:p>
          </table:table-cell>
          <table:table-cell office:value-type="float" office:value="3162.65" calcext:value-type="float">
            <text:p>3162.65</text:p>
          </table:table-cell>
          <table:table-cell office:value-type="float" office:value="3236.95" calcext:value-type="float">
            <text:p>3236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686595" calcext:value-type="float">
            <text:p>4686595</text:p>
          </table:table-cell>
          <table:table-cell office:value-type="float" office:value="211723" calcext:value-type="float">
            <text:p>211723</text:p>
          </table:table-cell>
        </table:table-row>
        <table:table-row table:style-name="ro1">
          <table:table-cell table:style-name="ce2" office:value-type="string" calcext:value-type="string">
            <text:p>31-Jan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92.75" calcext:value-type="float">
            <text:p>3092.75</text:p>
          </table:table-cell>
          <table:table-cell office:value-type="float" office:value="3151.7" calcext:value-type="float">
            <text:p>3151.7</text:p>
          </table:table-cell>
          <table:table-cell office:value-type="float" office:value="3072.4" calcext:value-type="float">
            <text:p>3072.4</text:p>
          </table:table-cell>
          <table:table-cell office:value-type="float" office:value="3091.1" calcext:value-type="float">
            <text:p>3091.1</text:p>
          </table:table-cell>
          <table:table-cell office:value-type="float" office:value="3138" calcext:value-type="float">
            <text:p>3138</text:p>
          </table:table-cell>
          <table:table-cell office:value-type="float" office:value="3142" calcext:value-type="float">
            <text:p>3142</text:p>
          </table:table-cell>
          <table:table-cell office:value-type="float" office:value="3116.94" calcext:value-type="float">
            <text:p>3116.94</text:p>
          </table:table-cell>
          <table:table-cell office:value-type="float" office:value="3199" calcext:value-type="float">
            <text:p>3199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71051" calcext:value-type="float">
            <text:p>2671051</text:p>
          </table:table-cell>
          <table:table-cell office:value-type="float" office:value="115716" calcext:value-type="float">
            <text:p>115716</text:p>
          </table:table-cell>
        </table:table-row>
        <table:table-row table:style-name="ro1">
          <table:table-cell table:style-name="ce2" office:value-type="string" calcext:value-type="string">
            <text:p>30-Jan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81" calcext:value-type="float">
            <text:p>3081</text:p>
          </table:table-cell>
          <table:table-cell office:value-type="float" office:value="3129.9" calcext:value-type="float">
            <text:p>3129.9</text:p>
          </table:table-cell>
          <table:table-cell office:value-type="float" office:value="3020.9" calcext:value-type="float">
            <text:p>3020.9</text:p>
          </table:table-cell>
          <table:table-cell office:value-type="float" office:value="3064.65" calcext:value-type="float">
            <text:p>3064.65</text:p>
          </table:table-cell>
          <table:table-cell office:value-type="float" office:value="3096" calcext:value-type="float">
            <text:p>3096</text:p>
          </table:table-cell>
          <table:table-cell office:value-type="float" office:value="3091.1" calcext:value-type="float">
            <text:p>3091.1</text:p>
          </table:table-cell>
          <table:table-cell office:value-type="float" office:value="3090.43" calcext:value-type="float">
            <text:p>3090.43</text:p>
          </table:table-cell>
          <table:table-cell office:value-type="float" office:value="3199" calcext:value-type="float">
            <text:p>3199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115506" calcext:value-type="float">
            <text:p>3115506</text:p>
          </table:table-cell>
          <table:table-cell office:value-type="float" office:value="152019" calcext:value-type="float">
            <text:p>152019</text:p>
          </table:table-cell>
        </table:table-row>
        <table:table-row table:style-name="ro1">
          <table:table-cell table:style-name="ce2" office:value-type="string" calcext:value-type="string">
            <text:p>29-Jan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29" calcext:value-type="float">
            <text:p>2929</text:p>
          </table:table-cell>
          <table:table-cell office:value-type="float" office:value="3092.7" calcext:value-type="float">
            <text:p>3092.7</text:p>
          </table:table-cell>
          <table:table-cell office:value-type="float" office:value="2923.05" calcext:value-type="float">
            <text:p>2923.05</text:p>
          </table:table-cell>
          <table:table-cell office:value-type="float" office:value="2893.6" calcext:value-type="float">
            <text:p>2893.6</text:p>
          </table:table-cell>
          <table:table-cell office:value-type="float" office:value="3061" calcext:value-type="float">
            <text:p>3061</text:p>
          </table:table-cell>
          <table:table-cell office:value-type="float" office:value="3064.65" calcext:value-type="float">
            <text:p>3064.65</text:p>
          </table:table-cell>
          <table:table-cell office:value-type="float" office:value="3044.27" calcext:value-type="float">
            <text:p>3044.27</text:p>
          </table:table-cell>
          <table:table-cell office:value-type="float" office:value="3199" calcext:value-type="float">
            <text:p>3199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402976" calcext:value-type="float">
            <text:p>4402976</text:p>
          </table:table-cell>
          <table:table-cell office:value-type="float" office:value="276784" calcext:value-type="float">
            <text:p>276784</text:p>
          </table:table-cell>
        </table:table-row>
        <table:table-row table:style-name="ro1">
          <table:table-cell table:style-name="ce2" office:value-type="string" calcext:value-type="string">
            <text:p>25-Jan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03.45" calcext:value-type="float">
            <text:p>2903.45</text:p>
          </table:table-cell>
          <table:table-cell office:value-type="float" office:value="2926.35" calcext:value-type="float">
            <text:p>2926.35</text:p>
          </table:table-cell>
          <table:table-cell office:value-type="float" office:value="2804.4" calcext:value-type="float">
            <text:p>2804.4</text:p>
          </table:table-cell>
          <table:table-cell office:value-type="float" office:value="2903.45" calcext:value-type="float">
            <text:p>2903.45</text:p>
          </table:table-cell>
          <table:table-cell office:value-type="float" office:value="2903" calcext:value-type="float">
            <text:p>2903</text:p>
          </table:table-cell>
          <table:table-cell office:value-type="float" office:value="2893.6" calcext:value-type="float">
            <text:p>2893.6</text:p>
          </table:table-cell>
          <table:table-cell office:value-type="float" office:value="2860.14" calcext:value-type="float">
            <text:p>2860.14</text:p>
          </table:table-cell>
          <table:table-cell office:value-type="float" office:value="3508" calcext:value-type="float">
            <text:p>350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01969" calcext:value-type="float">
            <text:p>2601969</text:p>
          </table:table-cell>
          <table:table-cell office:value-type="float" office:value="135262" calcext:value-type="float">
            <text:p>135262</text:p>
          </table:table-cell>
        </table:table-row>
        <table:table-row table:style-name="ro1">
          <table:table-cell table:style-name="ce2" office:value-type="string" calcext:value-type="string">
            <text:p>24-Jan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01" calcext:value-type="float">
            <text:p>2901</text:p>
          </table:table-cell>
          <table:table-cell office:value-type="float" office:value="2929.1" calcext:value-type="float">
            <text:p>2929.1</text:p>
          </table:table-cell>
          <table:table-cell office:value-type="float" office:value="2871.25" calcext:value-type="float">
            <text:p>2871.25</text:p>
          </table:table-cell>
          <table:table-cell office:value-type="float" office:value="2896.55" calcext:value-type="float">
            <text:p>2896.55</text:p>
          </table:table-cell>
          <table:table-cell office:value-type="float" office:value="2908" calcext:value-type="float">
            <text:p>2908</text:p>
          </table:table-cell>
          <table:table-cell office:value-type="float" office:value="2903.45" calcext:value-type="float">
            <text:p>2903.45</text:p>
          </table:table-cell>
          <table:table-cell office:value-type="float" office:value="2891.63" calcext:value-type="float">
            <text:p>2891.63</text:p>
          </table:table-cell>
          <table:table-cell office:value-type="float" office:value="3508" calcext:value-type="float">
            <text:p>350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807940" calcext:value-type="float">
            <text:p>5807940</text:p>
          </table:table-cell>
          <table:table-cell office:value-type="float" office:value="160772" calcext:value-type="float">
            <text:p>160772</text:p>
          </table:table-cell>
        </table:table-row>
        <table:table-row table:style-name="ro1">
          <table:table-cell table:style-name="ce2" office:value-type="string" calcext:value-type="string">
            <text:p>23-Jan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3014.95" calcext:value-type="float">
            <text:p>3014.95</text:p>
          </table:table-cell>
          <table:table-cell office:value-type="float" office:value="2885.5" calcext:value-type="float">
            <text:p>2885.5</text:p>
          </table:table-cell>
          <table:table-cell office:value-type="float" office:value="2987.9" calcext:value-type="float">
            <text:p>2987.9</text:p>
          </table:table-cell>
          <table:table-cell office:value-type="float" office:value="2900.35" calcext:value-type="float">
            <text:p>2900.35</text:p>
          </table:table-cell>
          <table:table-cell office:value-type="float" office:value="2896.55" calcext:value-type="float">
            <text:p>2896.55</text:p>
          </table:table-cell>
          <table:table-cell office:value-type="float" office:value="2945.88" calcext:value-type="float">
            <text:p>2945.88</text:p>
          </table:table-cell>
          <table:table-cell office:value-type="float" office:value="3508" calcext:value-type="float">
            <text:p>350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27002" calcext:value-type="float">
            <text:p>1827002</text:p>
          </table:table-cell>
          <table:table-cell office:value-type="float" office:value="101673" calcext:value-type="float">
            <text:p>101673</text:p>
          </table:table-cell>
        </table:table-row>
        <table:table-row table:style-name="ro1">
          <table:table-cell table:style-name="ce2" office:value-type="string" calcext:value-type="string">
            <text:p>20-Jan-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30" calcext:value-type="float">
            <text:p>2930</text:p>
          </table:table-cell>
          <table:table-cell office:value-type="float" office:value="3015.85" calcext:value-type="float">
            <text:p>3015.85</text:p>
          </table:table-cell>
          <table:table-cell office:value-type="float" office:value="2890.5" calcext:value-type="float">
            <text:p>2890.5</text:p>
          </table:table-cell>
          <table:table-cell office:value-type="float" office:value="2915.65" calcext:value-type="float">
            <text:p>2915.65</text:p>
          </table:table-cell>
          <table:table-cell office:value-type="float" office:value="2987.85" calcext:value-type="float">
            <text:p>2987.85</text:p>
          </table:table-cell>
          <table:table-cell office:value-type="float" office:value="2987.9" calcext:value-type="float">
            <text:p>2987.9</text:p>
          </table:table-cell>
          <table:table-cell office:value-type="float" office:value="2939.51" calcext:value-type="float">
            <text:p>2939.51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78793" calcext:value-type="float">
            <text:p>1878793</text:p>
          </table:table-cell>
          <table:table-cell office:value-type="float" office:value="83748" calcext:value-type="float">
            <text:p>83748</text:p>
          </table:table-cell>
        </table:table-row>
        <table:table-row table:style-name="ro1">
          <table:table-cell table:style-name="ce2" office:value-type="string" calcext:value-type="string">
            <text:p>19-Jan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45.35" calcext:value-type="float">
            <text:p>2945.35</text:p>
          </table:table-cell>
          <table:table-cell office:value-type="float" office:value="2949.45" calcext:value-type="float">
            <text:p>2949.45</text:p>
          </table:table-cell>
          <table:table-cell office:value-type="float" office:value="2903.05" calcext:value-type="float">
            <text:p>2903.05</text:p>
          </table:table-cell>
          <table:table-cell office:value-type="float" office:value="2918.9" calcext:value-type="float">
            <text:p>2918.9</text:p>
          </table:table-cell>
          <table:table-cell office:value-type="float" office:value="2915.3" calcext:value-type="float">
            <text:p>2915.3</text:p>
          </table:table-cell>
          <table:table-cell office:value-type="float" office:value="2915.65" calcext:value-type="float">
            <text:p>2915.65</text:p>
          </table:table-cell>
          <table:table-cell office:value-type="float" office:value="2926.36" calcext:value-type="float">
            <text:p>2926.36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014096" calcext:value-type="float">
            <text:p>2014096</text:p>
          </table:table-cell>
          <table:table-cell office:value-type="float" office:value="88297" calcext:value-type="float">
            <text:p>88297</text:p>
          </table:table-cell>
        </table:table-row>
        <table:table-row table:style-name="ro1">
          <table:table-cell table:style-name="ce2" office:value-type="string" calcext:value-type="string">
            <text:p>18-Jan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75.55" calcext:value-type="float">
            <text:p>2975.55</text:p>
          </table:table-cell>
          <table:table-cell office:value-type="float" office:value="2985" calcext:value-type="float">
            <text:p>2985</text:p>
          </table:table-cell>
          <table:table-cell office:value-type="float" office:value="2885.1" calcext:value-type="float">
            <text:p>2885.1</text:p>
          </table:table-cell>
          <table:table-cell office:value-type="float" office:value="2971.05" calcext:value-type="float">
            <text:p>2971.05</text:p>
          </table:table-cell>
          <table:table-cell office:value-type="float" office:value="2925.05" calcext:value-type="float">
            <text:p>2925.05</text:p>
          </table:table-cell>
          <table:table-cell office:value-type="float" office:value="2918.9" calcext:value-type="float">
            <text:p>2918.9</text:p>
          </table:table-cell>
          <table:table-cell office:value-type="float" office:value="2923.25" calcext:value-type="float">
            <text:p>2923.25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552342" calcext:value-type="float">
            <text:p>2552342</text:p>
          </table:table-cell>
          <table:table-cell office:value-type="float" office:value="137932" calcext:value-type="float">
            <text:p>137932</text:p>
          </table:table-cell>
        </table:table-row>
        <table:table-row table:style-name="ro1">
          <table:table-cell table:style-name="ce2" office:value-type="string" calcext:value-type="string">
            <text:p>17-Jan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33" calcext:value-type="float">
            <text:p>3033</text:p>
          </table:table-cell>
          <table:table-cell office:value-type="float" office:value="3045" calcext:value-type="float">
            <text:p>3045</text:p>
          </table:table-cell>
          <table:table-cell office:value-type="float" office:value="2946.3" calcext:value-type="float">
            <text:p>2946.3</text:p>
          </table:table-cell>
          <table:table-cell office:value-type="float" office:value="3056.5" calcext:value-type="float">
            <text:p>3056.5</text:p>
          </table:table-cell>
          <table:table-cell office:value-type="float" office:value="2978" calcext:value-type="float">
            <text:p>2978</text:p>
          </table:table-cell>
          <table:table-cell office:value-type="float" office:value="2971.05" calcext:value-type="float">
            <text:p>2971.05</text:p>
          </table:table-cell>
          <table:table-cell office:value-type="float" office:value="2994.68" calcext:value-type="float">
            <text:p>2994.68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97218" calcext:value-type="float">
            <text:p>2897218</text:p>
          </table:table-cell>
          <table:table-cell office:value-type="float" office:value="116205" calcext:value-type="float">
            <text:p>116205</text:p>
          </table:table-cell>
        </table:table-row>
        <table:table-row table:style-name="ro1">
          <table:table-cell table:style-name="ce2" office:value-type="string" calcext:value-type="string">
            <text:p>16-Jan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95" calcext:value-type="float">
            <text:p>3095</text:p>
          </table:table-cell>
          <table:table-cell office:value-type="float" office:value="3104.5" calcext:value-type="float">
            <text:p>3104.5</text:p>
          </table:table-cell>
          <table:table-cell office:value-type="float" office:value="3035" calcext:value-type="float">
            <text:p>3035</text:p>
          </table:table-cell>
          <table:table-cell office:value-type="float" office:value="3089.5" calcext:value-type="float">
            <text:p>3089.5</text:p>
          </table:table-cell>
          <table:table-cell office:value-type="float" office:value="3059" calcext:value-type="float">
            <text:p>3059</text:p>
          </table:table-cell>
          <table:table-cell office:value-type="float" office:value="3056.5" calcext:value-type="float">
            <text:p>3056.5</text:p>
          </table:table-cell>
          <table:table-cell office:value-type="float" office:value="3066.6" calcext:value-type="float">
            <text:p>3066.6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515564" calcext:value-type="float">
            <text:p>2515564</text:p>
          </table:table-cell>
          <table:table-cell office:value-type="float" office:value="81017" calcext:value-type="float">
            <text:p>81017</text:p>
          </table:table-cell>
        </table:table-row>
        <table:table-row table:style-name="ro1">
          <table:table-cell table:style-name="ce2" office:value-type="string" calcext:value-type="string">
            <text:p>15-Jan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27" calcext:value-type="float">
            <text:p>3127</text:p>
          </table:table-cell>
          <table:table-cell office:value-type="float" office:value="3130" calcext:value-type="float">
            <text:p>3130</text:p>
          </table:table-cell>
          <table:table-cell office:value-type="float" office:value="3067.45" calcext:value-type="float">
            <text:p>3067.45</text:p>
          </table:table-cell>
          <table:table-cell office:value-type="float" office:value="3104.1" calcext:value-type="float">
            <text:p>3104.1</text:p>
          </table:table-cell>
          <table:table-cell office:value-type="float" office:value="3091.3" calcext:value-type="float">
            <text:p>3091.3</text:p>
          </table:table-cell>
          <table:table-cell office:value-type="float" office:value="3089.5" calcext:value-type="float">
            <text:p>3089.5</text:p>
          </table:table-cell>
          <table:table-cell office:value-type="float" office:value="3095.46" calcext:value-type="float">
            <text:p>3095.46</text:p>
          </table:table-cell>
          <table:table-cell office:value-type="float" office:value="3739.95" calcext:value-type="float">
            <text:p>3739.95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07007" calcext:value-type="float">
            <text:p>1407007</text:p>
          </table:table-cell>
          <table:table-cell office:value-type="float" office:value="66077" calcext:value-type="float">
            <text:p>66077</text:p>
          </table:table-cell>
        </table:table-row>
        <table:table-row table:style-name="ro1">
          <table:table-cell table:style-name="ce2" office:value-type="string" calcext:value-type="string">
            <text:p>12-Jan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96.35" calcext:value-type="float">
            <text:p>3096.35</text:p>
          </table:table-cell>
          <table:table-cell office:value-type="float" office:value="3125" calcext:value-type="float">
            <text:p>3125</text:p>
          </table:table-cell>
          <table:table-cell office:value-type="float" office:value="3068.2" calcext:value-type="float">
            <text:p>3068.2</text:p>
          </table:table-cell>
          <table:table-cell office:value-type="float" office:value="3080.9" calcext:value-type="float">
            <text:p>3080.9</text:p>
          </table:table-cell>
          <table:table-cell office:value-type="float" office:value="3105.4" calcext:value-type="float">
            <text:p>3105.4</text:p>
          </table:table-cell>
          <table:table-cell office:value-type="float" office:value="3104.1" calcext:value-type="float">
            <text:p>3104.1</text:p>
          </table:table-cell>
          <table:table-cell office:value-type="float" office:value="3100.07" calcext:value-type="float">
            <text:p>3100.07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95933" calcext:value-type="float">
            <text:p>1795933</text:p>
          </table:table-cell>
          <table:table-cell office:value-type="float" office:value="81003" calcext:value-type="float">
            <text:p>81003</text:p>
          </table:table-cell>
        </table:table-row>
        <table:table-row table:style-name="ro1">
          <table:table-cell table:style-name="ce2" office:value-type="string" calcext:value-type="string">
            <text:p>11-Jan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120" calcext:value-type="float">
            <text:p>3120</text:p>
          </table:table-cell>
          <table:table-cell office:value-type="float" office:value="3129" calcext:value-type="float">
            <text:p>3129</text:p>
          </table:table-cell>
          <table:table-cell office:value-type="float" office:value="3065" calcext:value-type="float">
            <text:p>3065</text:p>
          </table:table-cell>
          <table:table-cell office:value-type="float" office:value="3098.2" calcext:value-type="float">
            <text:p>3098.2</text:p>
          </table:table-cell>
          <table:table-cell office:value-type="float" office:value="3084" calcext:value-type="float">
            <text:p>3084</text:p>
          </table:table-cell>
          <table:table-cell office:value-type="float" office:value="3080.9" calcext:value-type="float">
            <text:p>3080.9</text:p>
          </table:table-cell>
          <table:table-cell office:value-type="float" office:value="3089.22" calcext:value-type="float">
            <text:p>3089.22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008103" calcext:value-type="float">
            <text:p>2008103</text:p>
          </table:table-cell>
          <table:table-cell office:value-type="float" office:value="82014" calcext:value-type="float">
            <text:p>82014</text:p>
          </table:table-cell>
        </table:table-row>
        <table:table-row table:style-name="ro1">
          <table:table-cell table:style-name="ce2" office:value-type="string" calcext:value-type="string">
            <text:p>10-Jan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24" calcext:value-type="float">
            <text:p>3024</text:p>
          </table:table-cell>
          <table:table-cell office:value-type="float" office:value="3112" calcext:value-type="float">
            <text:p>3112</text:p>
          </table:table-cell>
          <table:table-cell office:value-type="float" office:value="3020.05" calcext:value-type="float">
            <text:p>3020.05</text:p>
          </table:table-cell>
          <table:table-cell office:value-type="float" office:value="3014.6" calcext:value-type="float">
            <text:p>3014.6</text:p>
          </table:table-cell>
          <table:table-cell office:value-type="float" office:value="3107.8" calcext:value-type="float">
            <text:p>3107.8</text:p>
          </table:table-cell>
          <table:table-cell office:value-type="float" office:value="3098.2" calcext:value-type="float">
            <text:p>3098.2</text:p>
          </table:table-cell>
          <table:table-cell office:value-type="float" office:value="3077.75" calcext:value-type="float">
            <text:p>3077.75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590297" calcext:value-type="float">
            <text:p>3590297</text:p>
          </table:table-cell>
          <table:table-cell office:value-type="float" office:value="146816" calcext:value-type="float">
            <text:p>146816</text:p>
          </table:table-cell>
        </table:table-row>
        <table:table-row table:style-name="ro1">
          <table:table-cell table:style-name="ce2" office:value-type="string" calcext:value-type="string">
            <text:p>9-Jan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90.7" calcext:value-type="float">
            <text:p>2990.7</text:p>
          </table:table-cell>
          <table:table-cell office:value-type="float" office:value="3068.8" calcext:value-type="float">
            <text:p>3068.8</text:p>
          </table:table-cell>
          <table:table-cell office:value-type="float" office:value="2980" calcext:value-type="float">
            <text:p>2980</text:p>
          </table:table-cell>
          <table:table-cell office:value-type="float" office:value="2963.5" calcext:value-type="float">
            <text:p>2963.5</text:p>
          </table:table-cell>
          <table:table-cell office:value-type="float" office:value="3024.95" calcext:value-type="float">
            <text:p>3024.95</text:p>
          </table:table-cell>
          <table:table-cell office:value-type="float" office:value="3014.6" calcext:value-type="float">
            <text:p>3014.6</text:p>
          </table:table-cell>
          <table:table-cell office:value-type="float" office:value="3029.63" calcext:value-type="float">
            <text:p>3029.63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85706" calcext:value-type="float">
            <text:p>2885706</text:p>
          </table:table-cell>
          <table:table-cell office:value-type="float" office:value="124090" calcext:value-type="float">
            <text:p>124090</text:p>
          </table:table-cell>
        </table:table-row>
        <table:table-row table:style-name="ro1">
          <table:table-cell table:style-name="ce2" office:value-type="string" calcext:value-type="string">
            <text:p>8-Jan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20" calcext:value-type="float">
            <text:p>3020</text:p>
          </table:table-cell>
          <table:table-cell office:value-type="float" office:value="3027" calcext:value-type="float">
            <text:p>3027</text:p>
          </table:table-cell>
          <table:table-cell office:value-type="float" office:value="2952.95" calcext:value-type="float">
            <text:p>2952.95</text:p>
          </table:table-cell>
          <table:table-cell office:value-type="float" office:value="3006.6" calcext:value-type="float">
            <text:p>3006.6</text:p>
          </table:table-cell>
          <table:table-cell office:value-type="float" office:value="2965" calcext:value-type="float">
            <text:p>2965</text:p>
          </table:table-cell>
          <table:table-cell office:value-type="float" office:value="2963.5" calcext:value-type="float">
            <text:p>2963.5</text:p>
          </table:table-cell>
          <table:table-cell office:value-type="float" office:value="2990.76" calcext:value-type="float">
            <text:p>2990.76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49061" calcext:value-type="float">
            <text:p>1849061</text:p>
          </table:table-cell>
          <table:table-cell office:value-type="float" office:value="77114" calcext:value-type="float">
            <text:p>77114</text:p>
          </table:table-cell>
        </table:table-row>
        <table:table-row table:style-name="ro1">
          <table:table-cell table:style-name="ce2" office:value-type="string" calcext:value-type="string">
            <text:p>5-Jan-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09.95" calcext:value-type="float">
            <text:p>3009.95</text:p>
          </table:table-cell>
          <table:table-cell office:value-type="float" office:value="3066.9" calcext:value-type="float">
            <text:p>3066.9</text:p>
          </table:table-cell>
          <table:table-cell office:value-type="float" office:value="2981.1" calcext:value-type="float">
            <text:p>2981.1</text:p>
          </table:table-cell>
          <table:table-cell office:value-type="float" office:value="2998.3" calcext:value-type="float">
            <text:p>2998.3</text:p>
          </table:table-cell>
          <table:table-cell office:value-type="float" office:value="3009" calcext:value-type="float">
            <text:p>3009</text:p>
          </table:table-cell>
          <table:table-cell office:value-type="float" office:value="3006.6" calcext:value-type="float">
            <text:p>3006.6</text:p>
          </table:table-cell>
          <table:table-cell office:value-type="float" office:value="3026.08" calcext:value-type="float">
            <text:p>3026.08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219949" calcext:value-type="float">
            <text:p>3219949</text:p>
          </table:table-cell>
          <table:table-cell office:value-type="float" office:value="125926" calcext:value-type="float">
            <text:p>125926</text:p>
          </table:table-cell>
        </table:table-row>
        <table:table-row table:style-name="ro1">
          <table:table-cell table:style-name="ce2" office:value-type="string" calcext:value-type="string">
            <text:p>4-Jan-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39.4" calcext:value-type="float">
            <text:p>3039.4</text:p>
          </table:table-cell>
          <table:table-cell office:value-type="float" office:value="3044.45" calcext:value-type="float">
            <text:p>3044.45</text:p>
          </table:table-cell>
          <table:table-cell office:value-type="float" office:value="2990" calcext:value-type="float">
            <text:p>2990</text:p>
          </table:table-cell>
          <table:table-cell office:value-type="float" office:value="3003" calcext:value-type="float">
            <text:p>3003</text:p>
          </table:table-cell>
          <table:table-cell office:value-type="float" office:value="2996" calcext:value-type="float">
            <text:p>2996</text:p>
          </table:table-cell>
          <table:table-cell office:value-type="float" office:value="2998.3" calcext:value-type="float">
            <text:p>2998.3</text:p>
          </table:table-cell>
          <table:table-cell office:value-type="float" office:value="3011.56" calcext:value-type="float">
            <text:p>3011.56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975620" calcext:value-type="float">
            <text:p>2975620</text:p>
          </table:table-cell>
          <table:table-cell office:value-type="float" office:value="122929" calcext:value-type="float">
            <text:p>122929</text:p>
          </table:table-cell>
        </table:table-row>
        <table:table-row table:style-name="ro1">
          <table:table-cell table:style-name="ce2" office:value-type="string" calcext:value-type="string">
            <text:p>3-Jan-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3047" calcext:value-type="float">
            <text:p>3047</text:p>
          </table:table-cell>
          <table:table-cell office:value-type="float" office:value="3199" calcext:value-type="float">
            <text:p>3199</text:p>
          </table:table-cell>
          <table:table-cell office:value-type="float" office:value="2955.6" calcext:value-type="float">
            <text:p>2955.6</text:p>
          </table:table-cell>
          <table:table-cell office:value-type="float" office:value="2932.4" calcext:value-type="float">
            <text:p>2932.4</text:p>
          </table:table-cell>
          <table:table-cell office:value-type="float" office:value="3005" calcext:value-type="float">
            <text:p>3005</text:p>
          </table:table-cell>
          <table:table-cell office:value-type="float" office:value="3003" calcext:value-type="float">
            <text:p>3003</text:p>
          </table:table-cell>
          <table:table-cell office:value-type="float" office:value="3060.56" calcext:value-type="float">
            <text:p>3060.56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9725411" calcext:value-type="float">
            <text:p>19725411</text:p>
          </table:table-cell>
          <table:table-cell office:value-type="float" office:value="762896" calcext:value-type="float">
            <text:p>762896</text:p>
          </table:table-cell>
        </table:table-row>
        <table:table-row table:style-name="ro1">
          <table:table-cell table:style-name="ce2" office:value-type="string" calcext:value-type="string">
            <text:p>2-Jan-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922" calcext:value-type="float">
            <text:p>2922</text:p>
          </table:table-cell>
          <table:table-cell office:value-type="float" office:value="2948.2" calcext:value-type="float">
            <text:p>2948.2</text:p>
          </table:table-cell>
          <table:table-cell office:value-type="float" office:value="2841" calcext:value-type="float">
            <text:p>2841</text:p>
          </table:table-cell>
          <table:table-cell office:value-type="float" office:value="2917.2" calcext:value-type="float">
            <text:p>2917.2</text:p>
          </table:table-cell>
          <table:table-cell office:value-type="float" office:value="2931" calcext:value-type="float">
            <text:p>2931</text:p>
          </table:table-cell>
          <table:table-cell office:value-type="float" office:value="2932.4" calcext:value-type="float">
            <text:p>2932.4</text:p>
          </table:table-cell>
          <table:table-cell office:value-type="float" office:value="2903.97" calcext:value-type="float">
            <text:p>2903.97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71368" calcext:value-type="float">
            <text:p>2671368</text:p>
          </table:table-cell>
          <table:table-cell office:value-type="float" office:value="116025" calcext:value-type="float">
            <text:p>116025</text:p>
          </table:table-cell>
        </table:table-row>
        <table:table-row table:style-name="ro1">
          <table:table-cell table:style-name="ce2" office:value-type="string" calcext:value-type="string">
            <text:p>1-Jan-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Q</text:p>
          </table:table-cell>
          <table:table-cell office:value-type="float" office:value="2852.3" calcext:value-type="float">
            <text:p>2852.3</text:p>
          </table:table-cell>
          <table:table-cell office:value-type="float" office:value="2947" calcext:value-type="float">
            <text:p>2947</text:p>
          </table:table-cell>
          <table:table-cell office:value-type="float" office:value="2842.05" calcext:value-type="float">
            <text:p>2842.05</text:p>
          </table:table-cell>
          <table:table-cell office:value-type="float" office:value="2848.95" calcext:value-type="float">
            <text:p>2848.95</text:p>
          </table:table-cell>
          <table:table-cell office:value-type="float" office:value="2902.85" calcext:value-type="float">
            <text:p>2902.85</text:p>
          </table:table-cell>
          <table:table-cell office:value-type="float" office:value="2917.2" calcext:value-type="float">
            <text:p>2917.2</text:p>
          </table:table-cell>
          <table:table-cell office:value-type="float" office:value="2914.54" calcext:value-type="float">
            <text:p>2914.54</text:p>
          </table:table-cell>
          <table:table-cell office:value-type="float" office:value="3880" calcext:value-type="float">
            <text:p>388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98619" calcext:value-type="float">
            <text:p>2898619</text:p>
          </table:table-cell>
          <table:table-cell office:value-type="float" office:value="116403" calcext:value-type="float">
            <text:p>116403</text:p>
          </table:table-cell>
        </table:table-row>
        <table:table-row table:style-name="ro1">
          <table:table-cell table:style-name="ce2" office:value-type="string" calcext:value-type="string">
            <text:p>29-Dec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23.9" calcext:value-type="float">
            <text:p>2823.9</text:p>
          </table:table-cell>
          <table:table-cell office:value-type="float" office:value="2863.3" calcext:value-type="float">
            <text:p>2863.3</text:p>
          </table:table-cell>
          <table:table-cell office:value-type="float" office:value="2802.85" calcext:value-type="float">
            <text:p>2802.85</text:p>
          </table:table-cell>
          <table:table-cell office:value-type="float" office:value="2809.9" calcext:value-type="float">
            <text:p>2809.9</text:p>
          </table:table-cell>
          <table:table-cell office:value-type="float" office:value="2849.05" calcext:value-type="float">
            <text:p>2849.05</text:p>
          </table:table-cell>
          <table:table-cell office:value-type="float" office:value="2848.95" calcext:value-type="float">
            <text:p>2848.95</text:p>
          </table:table-cell>
          <table:table-cell office:value-type="float" office:value="2838.38" calcext:value-type="float">
            <text:p>2838.38</text:p>
          </table:table-cell>
          <table:table-cell office:value-type="float" office:value="3898" calcext:value-type="float">
            <text:p>389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07086" calcext:value-type="float">
            <text:p>1507086</text:p>
          </table:table-cell>
          <table:table-cell office:value-type="float" office:value="65085" calcext:value-type="float">
            <text:p>65085</text:p>
          </table:table-cell>
        </table:table-row>
        <table:table-row table:style-name="ro1">
          <table:table-cell table:style-name="ce2" office:value-type="string" calcext:value-type="string">
            <text:p>28-Dec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55" calcext:value-type="float">
            <text:p>2855</text:p>
          </table:table-cell>
          <table:table-cell office:value-type="float" office:value="2867.35" calcext:value-type="float">
            <text:p>2867.35</text:p>
          </table:table-cell>
          <table:table-cell office:value-type="float" office:value="2800.1" calcext:value-type="float">
            <text:p>2800.1</text:p>
          </table:table-cell>
          <table:table-cell office:value-type="float" office:value="2843.35" calcext:value-type="float">
            <text:p>2843.35</text:p>
          </table:table-cell>
          <table:table-cell office:value-type="float" office:value="2816.9" calcext:value-type="float">
            <text:p>2816.9</text:p>
          </table:table-cell>
          <table:table-cell office:value-type="float" office:value="2809.9" calcext:value-type="float">
            <text:p>2809.9</text:p>
          </table:table-cell>
          <table:table-cell office:value-type="float" office:value="2818.51" calcext:value-type="float">
            <text:p>2818.51</text:p>
          </table:table-cell>
          <table:table-cell office:value-type="float" office:value="3898" calcext:value-type="float">
            <text:p>389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102912" calcext:value-type="float">
            <text:p>4102912</text:p>
          </table:table-cell>
          <table:table-cell office:value-type="float" office:value="108070" calcext:value-type="float">
            <text:p>108070</text:p>
          </table:table-cell>
        </table:table-row>
        <table:table-row table:style-name="ro1">
          <table:table-cell table:style-name="ce2" office:value-type="string" calcext:value-type="string">
            <text:p>27-Dec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80.7" calcext:value-type="float">
            <text:p>2880.7</text:p>
          </table:table-cell>
          <table:table-cell office:value-type="float" office:value="2894.8" calcext:value-type="float">
            <text:p>2894.8</text:p>
          </table:table-cell>
          <table:table-cell office:value-type="float" office:value="2833.6" calcext:value-type="float">
            <text:p>2833.6</text:p>
          </table:table-cell>
          <table:table-cell office:value-type="float" office:value="2865.45" calcext:value-type="float">
            <text:p>2865.45</text:p>
          </table:table-cell>
          <table:table-cell office:value-type="float" office:value="2846" calcext:value-type="float">
            <text:p>2846</text:p>
          </table:table-cell>
          <table:table-cell office:value-type="float" office:value="2843.35" calcext:value-type="float">
            <text:p>2843.35</text:p>
          </table:table-cell>
          <table:table-cell office:value-type="float" office:value="2854.23" calcext:value-type="float">
            <text:p>2854.23</text:p>
          </table:table-cell>
          <table:table-cell office:value-type="float" office:value="3898" calcext:value-type="float">
            <text:p>389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698325" calcext:value-type="float">
            <text:p>1698325</text:p>
          </table:table-cell>
          <table:table-cell office:value-type="float" office:value="96864" calcext:value-type="float">
            <text:p>96864</text:p>
          </table:table-cell>
        </table:table-row>
        <table:table-row table:style-name="ro1">
          <table:table-cell table:style-name="ce2" office:value-type="string" calcext:value-type="string">
            <text:p>26-Dec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17" calcext:value-type="float">
            <text:p>2817</text:p>
          </table:table-cell>
          <table:table-cell office:value-type="float" office:value="2893.75" calcext:value-type="float">
            <text:p>2893.75</text:p>
          </table:table-cell>
          <table:table-cell office:value-type="float" office:value="2800.1" calcext:value-type="float">
            <text:p>2800.1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2877.05" calcext:value-type="float">
            <text:p>2877.05</text:p>
          </table:table-cell>
          <table:table-cell office:value-type="float" office:value="2865.45" calcext:value-type="float">
            <text:p>2865.45</text:p>
          </table:table-cell>
          <table:table-cell office:value-type="float" office:value="2859.55" calcext:value-type="float">
            <text:p>2859.55</text:p>
          </table:table-cell>
          <table:table-cell office:value-type="float" office:value="3898" calcext:value-type="float">
            <text:p>3898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048484" calcext:value-type="float">
            <text:p>2048484</text:p>
          </table:table-cell>
          <table:table-cell office:value-type="float" office:value="124764" calcext:value-type="float">
            <text:p>124764</text:p>
          </table:table-cell>
        </table:table-row>
        <table:table-row table:style-name="ro1">
          <table:table-cell table:style-name="ce2" office:value-type="string" calcext:value-type="string">
            <text:p>22-Dec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15.95" calcext:value-type="float">
            <text:p>2815.95</text:p>
          </table:table-cell>
          <table:table-cell office:value-type="float" office:value="2847.6" calcext:value-type="float">
            <text:p>2847.6</text:p>
          </table:table-cell>
          <table:table-cell office:value-type="float" office:value="2791.4" calcext:value-type="float">
            <text:p>2791.4</text:p>
          </table:table-cell>
          <table:table-cell office:value-type="float" office:value="2799.75" calcext:value-type="float">
            <text:p>2799.75</text:p>
          </table:table-cell>
          <table:table-cell office:value-type="float" office:value="2806" calcext:value-type="float">
            <text:p>2806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2819.62" calcext:value-type="float">
            <text:p>2819.6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13956" calcext:value-type="float">
            <text:p>1513956</text:p>
          </table:table-cell>
          <table:table-cell office:value-type="float" office:value="76777" calcext:value-type="float">
            <text:p>76777</text:p>
          </table:table-cell>
        </table:table-row>
        <table:table-row table:style-name="ro1">
          <table:table-cell table:style-name="ce2" office:value-type="string" calcext:value-type="string">
            <text:p>21-Dec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750" calcext:value-type="float">
            <text:p>2750</text:p>
          </table:table-cell>
          <table:table-cell office:value-type="float" office:value="2821.95" calcext:value-type="float">
            <text:p>2821.95</text:p>
          </table:table-cell>
          <table:table-cell office:value-type="float" office:value="2725" calcext:value-type="float">
            <text:p>2725</text:p>
          </table:table-cell>
          <table:table-cell office:value-type="float" office:value="2783.85" calcext:value-type="float">
            <text:p>2783.85</text:p>
          </table:table-cell>
          <table:table-cell office:value-type="float" office:value="2812.9" calcext:value-type="float">
            <text:p>2812.9</text:p>
          </table:table-cell>
          <table:table-cell office:value-type="float" office:value="2799.75" calcext:value-type="float">
            <text:p>2799.75</text:p>
          </table:table-cell>
          <table:table-cell office:value-type="float" office:value="2788.43" calcext:value-type="float">
            <text:p>2788.4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78577" calcext:value-type="float">
            <text:p>2678577</text:p>
          </table:table-cell>
          <table:table-cell office:value-type="float" office:value="139231" calcext:value-type="float">
            <text:p>139231</text:p>
          </table:table-cell>
        </table:table-row>
        <table:table-row table:style-name="ro1">
          <table:table-cell table:style-name="ce2" office:value-type="string" calcext:value-type="string">
            <text:p>20-Dec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46" calcext:value-type="float">
            <text:p>2946</text:p>
          </table:table-cell>
          <table:table-cell office:value-type="float" office:value="2968" calcext:value-type="float">
            <text:p>2968</text:p>
          </table:table-cell>
          <table:table-cell office:value-type="float" office:value="2766.2" calcext:value-type="float">
            <text:p>2766.2</text:p>
          </table:table-cell>
          <table:table-cell office:value-type="float" office:value="2941.25" calcext:value-type="float">
            <text:p>2941.25</text:p>
          </table:table-cell>
          <table:table-cell office:value-type="float" office:value="2775" calcext:value-type="float">
            <text:p>2775</text:p>
          </table:table-cell>
          <table:table-cell office:value-type="float" office:value="2783.85" calcext:value-type="float">
            <text:p>2783.85</text:p>
          </table:table-cell>
          <table:table-cell office:value-type="float" office:value="2870.07" calcext:value-type="float">
            <text:p>2870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417739" calcext:value-type="float">
            <text:p>3417739</text:p>
          </table:table-cell>
          <table:table-cell office:value-type="float" office:value="171337" calcext:value-type="float">
            <text:p>171337</text:p>
          </table:table-cell>
        </table:table-row>
        <table:table-row table:style-name="ro1">
          <table:table-cell table:style-name="ce2" office:value-type="string" calcext:value-type="string">
            <text:p>19-Dec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88.8" calcext:value-type="float">
            <text:p>2988.8</text:p>
          </table:table-cell>
          <table:table-cell office:value-type="float" office:value="2994.35" calcext:value-type="float">
            <text:p>2994.35</text:p>
          </table:table-cell>
          <table:table-cell office:value-type="float" office:value="2915" calcext:value-type="float">
            <text:p>2915</text:p>
          </table:table-cell>
          <table:table-cell office:value-type="float" office:value="2980.6" calcext:value-type="float">
            <text:p>2980.6</text:p>
          </table:table-cell>
          <table:table-cell office:value-type="float" office:value="2940" calcext:value-type="float">
            <text:p>2940</text:p>
          </table:table-cell>
          <table:table-cell office:value-type="float" office:value="2941.25" calcext:value-type="float">
            <text:p>2941.25</text:p>
          </table:table-cell>
          <table:table-cell office:value-type="float" office:value="2950.36" calcext:value-type="float">
            <text:p>2950.3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41493" calcext:value-type="float">
            <text:p>1741493</text:p>
          </table:table-cell>
          <table:table-cell office:value-type="float" office:value="81742" calcext:value-type="float">
            <text:p>81742</text:p>
          </table:table-cell>
        </table:table-row>
        <table:table-row table:style-name="ro1">
          <table:table-cell table:style-name="ce2" office:value-type="string" calcext:value-type="string">
            <text:p>18-Dec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93.95" calcext:value-type="float">
            <text:p>2993.95</text:p>
          </table:table-cell>
          <table:table-cell office:value-type="float" office:value="3027.75" calcext:value-type="float">
            <text:p>3027.75</text:p>
          </table:table-cell>
          <table:table-cell office:value-type="float" office:value="2961.1" calcext:value-type="float">
            <text:p>2961.1</text:p>
          </table:table-cell>
          <table:table-cell office:value-type="float" office:value="2991.8" calcext:value-type="float">
            <text:p>2991.8</text:p>
          </table:table-cell>
          <table:table-cell office:value-type="float" office:value="2974" calcext:value-type="float">
            <text:p>2974</text:p>
          </table:table-cell>
          <table:table-cell office:value-type="float" office:value="2980.6" calcext:value-type="float">
            <text:p>2980.6</text:p>
          </table:table-cell>
          <table:table-cell office:value-type="float" office:value="2993.07" calcext:value-type="float">
            <text:p>2993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315922" calcext:value-type="float">
            <text:p>2315922</text:p>
          </table:table-cell>
          <table:table-cell office:value-type="float" office:value="100133" calcext:value-type="float">
            <text:p>100133</text:p>
          </table:table-cell>
        </table:table-row>
        <table:table-row table:style-name="ro1">
          <table:table-cell table:style-name="ce2" office:value-type="string" calcext:value-type="string">
            <text:p>15-Dec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12.05" calcext:value-type="float">
            <text:p>2912.05</text:p>
          </table:table-cell>
          <table:table-cell office:value-type="float" office:value="3000" calcext:value-type="float">
            <text:p>3000</text:p>
          </table:table-cell>
          <table:table-cell office:value-type="float" office:value="2893.9" calcext:value-type="float">
            <text:p>2893.9</text:p>
          </table:table-cell>
          <table:table-cell office:value-type="float" office:value="2894.05" calcext:value-type="float">
            <text:p>2894.05</text:p>
          </table:table-cell>
          <table:table-cell office:value-type="float" office:value="2987" calcext:value-type="float">
            <text:p>2987</text:p>
          </table:table-cell>
          <table:table-cell office:value-type="float" office:value="2991.8" calcext:value-type="float">
            <text:p>2991.8</text:p>
          </table:table-cell>
          <table:table-cell office:value-type="float" office:value="2962.62" calcext:value-type="float">
            <text:p>2962.6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921484" calcext:value-type="float">
            <text:p>4921484</text:p>
          </table:table-cell>
          <table:table-cell office:value-type="float" office:value="180486" calcext:value-type="float">
            <text:p>180486</text:p>
          </table:table-cell>
        </table:table-row>
        <table:table-row table:style-name="ro1">
          <table:table-cell table:style-name="ce2" office:value-type="string" calcext:value-type="string">
            <text:p>14-Dec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00.95" calcext:value-type="float">
            <text:p>2900.95</text:p>
          </table:table-cell>
          <table:table-cell office:value-type="float" office:value="2932.95" calcext:value-type="float">
            <text:p>2932.95</text:p>
          </table:table-cell>
          <table:table-cell office:value-type="float" office:value="2887" calcext:value-type="float">
            <text:p>2887</text:p>
          </table:table-cell>
          <table:table-cell office:value-type="float" office:value="2875.05" calcext:value-type="float">
            <text:p>2875.05</text:p>
          </table:table-cell>
          <table:table-cell office:value-type="float" office:value="2893" calcext:value-type="float">
            <text:p>2893</text:p>
          </table:table-cell>
          <table:table-cell office:value-type="float" office:value="2894.05" calcext:value-type="float">
            <text:p>2894.05</text:p>
          </table:table-cell>
          <table:table-cell office:value-type="float" office:value="2908.68" calcext:value-type="float">
            <text:p>2908.6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224681" calcext:value-type="float">
            <text:p>3224681</text:p>
          </table:table-cell>
          <table:table-cell office:value-type="float" office:value="140194" calcext:value-type="float">
            <text:p>140194</text:p>
          </table:table-cell>
        </table:table-row>
        <table:table-row table:style-name="ro1">
          <table:table-cell table:style-name="ce2" office:value-type="string" calcext:value-type="string">
            <text:p>13-Dec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60" calcext:value-type="float">
            <text:p>2860</text:p>
          </table:table-cell>
          <table:table-cell office:value-type="float" office:value="2899.1" calcext:value-type="float">
            <text:p>2899.1</text:p>
          </table:table-cell>
          <table:table-cell office:value-type="float" office:value="2805" calcext:value-type="float">
            <text:p>2805</text:p>
          </table:table-cell>
          <table:table-cell office:value-type="float" office:value="2857.65" calcext:value-type="float">
            <text:p>2857.65</text:p>
          </table:table-cell>
          <table:table-cell office:value-type="float" office:value="2887" calcext:value-type="float">
            <text:p>2887</text:p>
          </table:table-cell>
          <table:table-cell office:value-type="float" office:value="2875.05" calcext:value-type="float">
            <text:p>2875.05</text:p>
          </table:table-cell>
          <table:table-cell office:value-type="float" office:value="2854.75" calcext:value-type="float">
            <text:p>2854.7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05832" calcext:value-type="float">
            <text:p>2805832</text:p>
          </table:table-cell>
          <table:table-cell office:value-type="float" office:value="118936" calcext:value-type="float">
            <text:p>118936</text:p>
          </table:table-cell>
        </table:table-row>
        <table:table-row table:style-name="ro1">
          <table:table-cell table:style-name="ce2" office:value-type="string" calcext:value-type="string">
            <text:p>12-Dec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69.1" calcext:value-type="float">
            <text:p>2869.1</text:p>
          </table:table-cell>
          <table:table-cell office:value-type="float" office:value="2895.95" calcext:value-type="float">
            <text:p>2895.95</text:p>
          </table:table-cell>
          <table:table-cell office:value-type="float" office:value="2840.55" calcext:value-type="float">
            <text:p>2840.55</text:p>
          </table:table-cell>
          <table:table-cell office:value-type="float" office:value="2855.8" calcext:value-type="float">
            <text:p>2855.8</text:p>
          </table:table-cell>
          <table:table-cell office:value-type="float" office:value="2855" calcext:value-type="float">
            <text:p>2855</text:p>
          </table:table-cell>
          <table:table-cell office:value-type="float" office:value="2857.65" calcext:value-type="float">
            <text:p>2857.65</text:p>
          </table:table-cell>
          <table:table-cell office:value-type="float" office:value="2864.57" calcext:value-type="float">
            <text:p>2864.5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017772" calcext:value-type="float">
            <text:p>2017772</text:p>
          </table:table-cell>
          <table:table-cell office:value-type="float" office:value="91033" calcext:value-type="float">
            <text:p>91033</text:p>
          </table:table-cell>
        </table:table-row>
        <table:table-row table:style-name="ro1">
          <table:table-cell table:style-name="ce2" office:value-type="string" calcext:value-type="string">
            <text:p>11-Dec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837.05" calcext:value-type="float">
            <text:p>2837.05</text:p>
          </table:table-cell>
          <table:table-cell office:value-type="float" office:value="2919.9" calcext:value-type="float">
            <text:p>2919.9</text:p>
          </table:table-cell>
          <table:table-cell office:value-type="float" office:value="2811.05" calcext:value-type="float">
            <text:p>2811.05</text:p>
          </table:table-cell>
          <table:table-cell office:value-type="float" office:value="2822.15" calcext:value-type="float">
            <text:p>2822.15</text:p>
          </table:table-cell>
          <table:table-cell office:value-type="float" office:value="2862" calcext:value-type="float">
            <text:p>2862</text:p>
          </table:table-cell>
          <table:table-cell office:value-type="float" office:value="2855.8" calcext:value-type="float">
            <text:p>2855.8</text:p>
          </table:table-cell>
          <table:table-cell office:value-type="float" office:value="2867.92" calcext:value-type="float">
            <text:p>2867.9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064123" calcext:value-type="float">
            <text:p>5064123</text:p>
          </table:table-cell>
          <table:table-cell office:value-type="float" office:value="202891" calcext:value-type="float">
            <text:p>202891</text:p>
          </table:table-cell>
        </table:table-row>
        <table:table-row table:style-name="ro1">
          <table:table-cell table:style-name="ce2" office:value-type="string" calcext:value-type="string">
            <text:p>8-Dec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02.7" calcext:value-type="float">
            <text:p>2902.7</text:p>
          </table:table-cell>
          <table:table-cell office:value-type="float" office:value="2927" calcext:value-type="float">
            <text:p>2927</text:p>
          </table:table-cell>
          <table:table-cell office:value-type="float" office:value="2760" calcext:value-type="float">
            <text:p>2760</text:p>
          </table:table-cell>
          <table:table-cell office:value-type="float" office:value="2887.15" calcext:value-type="float">
            <text:p>2887.15</text:p>
          </table:table-cell>
          <table:table-cell office:value-type="float" office:value="2829.9" calcext:value-type="float">
            <text:p>2829.9</text:p>
          </table:table-cell>
          <table:table-cell office:value-type="float" office:value="2822.15" calcext:value-type="float">
            <text:p>2822.15</text:p>
          </table:table-cell>
          <table:table-cell office:value-type="float" office:value="2839.19" calcext:value-type="float">
            <text:p>2839.1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959428" calcext:value-type="float">
            <text:p>6959428</text:p>
          </table:table-cell>
          <table:table-cell office:value-type="float" office:value="289285" calcext:value-type="float">
            <text:p>289285</text:p>
          </table:table-cell>
        </table:table-row>
        <table:table-row table:style-name="ro1">
          <table:table-cell table:style-name="ce2" office:value-type="string" calcext:value-type="string">
            <text:p>7-Dec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900" calcext:value-type="float">
            <text:p>2900</text:p>
          </table:table-cell>
          <table:table-cell office:value-type="float" office:value="2945.9" calcext:value-type="float">
            <text:p>2945.9</text:p>
          </table:table-cell>
          <table:table-cell office:value-type="float" office:value="2853.05" calcext:value-type="float">
            <text:p>2853.05</text:p>
          </table:table-cell>
          <table:table-cell office:value-type="float" office:value="2883.95" calcext:value-type="float">
            <text:p>2883.95</text:p>
          </table:table-cell>
          <table:table-cell office:value-type="float" office:value="2892.3" calcext:value-type="float">
            <text:p>2892.3</text:p>
          </table:table-cell>
          <table:table-cell office:value-type="float" office:value="2887.15" calcext:value-type="float">
            <text:p>2887.15</text:p>
          </table:table-cell>
          <table:table-cell office:value-type="float" office:value="2898.6" calcext:value-type="float">
            <text:p>2898.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325887" calcext:value-type="float">
            <text:p>6325887</text:p>
          </table:table-cell>
          <table:table-cell office:value-type="float" office:value="265235" calcext:value-type="float">
            <text:p>265235</text:p>
          </table:table-cell>
        </table:table-row>
        <table:table-row table:style-name="ro1">
          <table:table-cell table:style-name="ce2" office:value-type="string" calcext:value-type="string">
            <text:p>6-Dec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3080" calcext:value-type="float">
            <text:p>3080</text:p>
          </table:table-cell>
          <table:table-cell office:value-type="float" office:value="3154.55" calcext:value-type="float">
            <text:p>3154.55</text:p>
          </table:table-cell>
          <table:table-cell office:value-type="float" office:value="2844.85" calcext:value-type="float">
            <text:p>2844.85</text:p>
          </table:table-cell>
          <table:table-cell office:value-type="float" office:value="2959.35" calcext:value-type="float">
            <text:p>2959.35</text:p>
          </table:table-cell>
          <table:table-cell office:value-type="float" office:value="2893" calcext:value-type="float">
            <text:p>2893</text:p>
          </table:table-cell>
          <table:table-cell office:value-type="float" office:value="2883.95" calcext:value-type="float">
            <text:p>2883.95</text:p>
          </table:table-cell>
          <table:table-cell office:value-type="float" office:value="2987.51" calcext:value-type="float">
            <text:p>2987.5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9355777" calcext:value-type="float">
            <text:p>19355777</text:p>
          </table:table-cell>
          <table:table-cell office:value-type="float" office:value="780601" calcext:value-type="float">
            <text:p>780601</text:p>
          </table:table-cell>
        </table:table-row>
        <table:table-row table:style-name="ro1">
          <table:table-cell table:style-name="ce2" office:value-type="string" calcext:value-type="string">
            <text:p>5-Dec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31.2" calcext:value-type="float">
            <text:p>2531.2</text:p>
          </table:table-cell>
          <table:table-cell office:value-type="float" office:value="2999.9" calcext:value-type="float">
            <text:p>2999.9</text:p>
          </table:table-cell>
          <table:table-cell table:number-columns-repeated="2" office:value-type="float" office:value="2531.2" calcext:value-type="float">
            <text:p>2531.2</text:p>
          </table:table-cell>
          <table:table-cell office:value-type="float" office:value="2971" calcext:value-type="float">
            <text:p>2971</text:p>
          </table:table-cell>
          <table:table-cell office:value-type="float" office:value="2959.35" calcext:value-type="float">
            <text:p>2959.35</text:p>
          </table:table-cell>
          <table:table-cell office:value-type="float" office:value="2804.15" calcext:value-type="float">
            <text:p>2804.1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879079" calcext:value-type="float">
            <text:p>22879079</text:p>
          </table:table-cell>
          <table:table-cell office:value-type="float" office:value="753504" calcext:value-type="float">
            <text:p>753504</text:p>
          </table:table-cell>
        </table:table-row>
        <table:table-row table:style-name="ro1">
          <table:table-cell table:style-name="ce2" office:value-type="string" calcext:value-type="string">
            <text:p>4-Dec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49.95" calcext:value-type="float">
            <text:p>2549.95</text:p>
          </table:table-cell>
          <table:table-cell office:value-type="float" office:value="2595" calcext:value-type="float">
            <text:p>2595</text:p>
          </table:table-cell>
          <table:table-cell office:value-type="float" office:value="2487.45" calcext:value-type="float">
            <text:p>2487.45</text:p>
          </table:table-cell>
          <table:table-cell office:value-type="float" office:value="2362.7" calcext:value-type="float">
            <text:p>2362.7</text:p>
          </table:table-cell>
          <table:table-cell office:value-type="float" office:value="2523" calcext:value-type="float">
            <text:p>2523</text:p>
          </table:table-cell>
          <table:table-cell office:value-type="float" office:value="2531.2" calcext:value-type="float">
            <text:p>2531.2</text:p>
          </table:table-cell>
          <table:table-cell office:value-type="float" office:value="2529.8" calcext:value-type="float">
            <text:p>2529.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681516" calcext:value-type="float">
            <text:p>5681516</text:p>
          </table:table-cell>
          <table:table-cell office:value-type="float" office:value="226984" calcext:value-type="float">
            <text:p>226984</text:p>
          </table:table-cell>
        </table:table-row>
        <table:table-row table:style-name="ro1">
          <table:table-cell table:style-name="ce2" office:value-type="string" calcext:value-type="string">
            <text:p>1-Dec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70" calcext:value-type="float">
            <text:p>2370</text:p>
          </table:table-cell>
          <table:table-cell office:value-type="float" office:value="2403.35" calcext:value-type="float">
            <text:p>2403.35</text:p>
          </table:table-cell>
          <table:table-cell office:value-type="float" office:value="2354.1" calcext:value-type="float">
            <text:p>2354.1</text:p>
          </table:table-cell>
          <table:table-cell office:value-type="float" office:value="2358.55" calcext:value-type="float">
            <text:p>2358.55</text:p>
          </table:table-cell>
          <table:table-cell office:value-type="float" office:value="2359" calcext:value-type="float">
            <text:p>2359</text:p>
          </table:table-cell>
          <table:table-cell office:value-type="float" office:value="2362.7" calcext:value-type="float">
            <text:p>2362.7</text:p>
          </table:table-cell>
          <table:table-cell office:value-type="float" office:value="2372.38" calcext:value-type="float">
            <text:p>2372.3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92983" calcext:value-type="float">
            <text:p>1792983</text:p>
          </table:table-cell>
          <table:table-cell office:value-type="float" office:value="79854" calcext:value-type="float">
            <text:p>79854</text:p>
          </table:table-cell>
        </table:table-row>
        <table:table-row table:style-name="ro1">
          <table:table-cell table:style-name="ce2" office:value-type="string" calcext:value-type="string">
            <text:p>30-Nov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00.05" calcext:value-type="float">
            <text:p>2400.05</text:p>
          </table:table-cell>
          <table:table-cell office:value-type="float" office:value="2409" calcext:value-type="float">
            <text:p>2409</text:p>
          </table:table-cell>
          <table:table-cell office:value-type="float" office:value="2343.05" calcext:value-type="float">
            <text:p>2343.05</text:p>
          </table:table-cell>
          <table:table-cell office:value-type="float" office:value="2396.6" calcext:value-type="float">
            <text:p>2396.6</text:p>
          </table:table-cell>
          <table:table-cell office:value-type="float" office:value="2365.5" calcext:value-type="float">
            <text:p>2365.5</text:p>
          </table:table-cell>
          <table:table-cell office:value-type="float" office:value="2358.55" calcext:value-type="float">
            <text:p>2358.55</text:p>
          </table:table-cell>
          <table:table-cell office:value-type="float" office:value="2361.69" calcext:value-type="float">
            <text:p>2361.6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983879" calcext:value-type="float">
            <text:p>2983879</text:p>
          </table:table-cell>
          <table:table-cell office:value-type="float" office:value="128913" calcext:value-type="float">
            <text:p>128913</text:p>
          </table:table-cell>
        </table:table-row>
        <table:table-row table:style-name="ro1">
          <table:table-cell table:style-name="ce2" office:value-type="string" calcext:value-type="string">
            <text:p>29-Nov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8.7" calcext:value-type="float">
            <text:p>2468.7</text:p>
          </table:table-cell>
          <table:table-cell office:value-type="float" office:value="2477.65" calcext:value-type="float">
            <text:p>2477.65</text:p>
          </table:table-cell>
          <table:table-cell office:value-type="float" office:value="2390" calcext:value-type="float">
            <text:p>2390</text:p>
          </table:table-cell>
          <table:table-cell office:value-type="float" office:value="2423.5" calcext:value-type="float">
            <text:p>2423.5</text:p>
          </table:table-cell>
          <table:table-cell office:value-type="float" office:value="2394" calcext:value-type="float">
            <text:p>2394</text:p>
          </table:table-cell>
          <table:table-cell office:value-type="float" office:value="2396.6" calcext:value-type="float">
            <text:p>2396.6</text:p>
          </table:table-cell>
          <table:table-cell office:value-type="float" office:value="2429.99" calcext:value-type="float">
            <text:p>2429.9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561574" calcext:value-type="float">
            <text:p>4561574</text:p>
          </table:table-cell>
          <table:table-cell office:value-type="float" office:value="176974" calcext:value-type="float">
            <text:p>176974</text:p>
          </table:table-cell>
        </table:table-row>
        <table:table-row table:style-name="ro1">
          <table:table-cell table:style-name="ce2" office:value-type="string" calcext:value-type="string">
            <text:p>28-Nov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01" calcext:value-type="float">
            <text:p>2301</text:p>
          </table:table-cell>
          <table:table-cell office:value-type="float" office:value="2512.4" calcext:value-type="float">
            <text:p>2512.4</text:p>
          </table:table-cell>
          <table:table-cell office:value-type="float" office:value="2275" calcext:value-type="float">
            <text:p>2275</text:p>
          </table:table-cell>
          <table:table-cell office:value-type="float" office:value="2225.45" calcext:value-type="float">
            <text:p>2225.45</text:p>
          </table:table-cell>
          <table:table-cell office:value-type="float" office:value="2430" calcext:value-type="float">
            <text:p>2430</text:p>
          </table:table-cell>
          <table:table-cell office:value-type="float" office:value="2423.5" calcext:value-type="float">
            <text:p>2423.5</text:p>
          </table:table-cell>
          <table:table-cell office:value-type="float" office:value="2416.12" calcext:value-type="float">
            <text:p>2416.1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972275" calcext:value-type="float">
            <text:p>11972275</text:p>
          </table:table-cell>
          <table:table-cell office:value-type="float" office:value="429582" calcext:value-type="float">
            <text:p>429582</text:p>
          </table:table-cell>
        </table:table-row>
        <table:table-row table:style-name="ro1">
          <table:table-cell table:style-name="ce2" office:value-type="string" calcext:value-type="string">
            <text:p>24-Nov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179" calcext:value-type="float">
            <text:p>2179</text:p>
          </table:table-cell>
          <table:table-cell office:value-type="float" office:value="2251.95" calcext:value-type="float">
            <text:p>2251.95</text:p>
          </table:table-cell>
          <table:table-cell office:value-type="float" office:value="2160.9" calcext:value-type="float">
            <text:p>2160.9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2250" calcext:value-type="float">
            <text:p>2250</text:p>
          </table:table-cell>
          <table:table-cell office:value-type="float" office:value="2225.45" calcext:value-type="float">
            <text:p>2225.45</text:p>
          </table:table-cell>
          <table:table-cell office:value-type="float" office:value="2206.04" calcext:value-type="float">
            <text:p>2206.0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946259" calcext:value-type="float">
            <text:p>1946259</text:p>
          </table:table-cell>
          <table:table-cell office:value-type="float" office:value="91515" calcext:value-type="float">
            <text:p>91515</text:p>
          </table:table-cell>
        </table:table-row>
        <table:table-row table:style-name="ro1">
          <table:table-cell table:style-name="ce2" office:value-type="string" calcext:value-type="string">
            <text:p>23-Nov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2160.6" calcext:value-type="float">
            <text:p>2160.6</text:p>
          </table:table-cell>
          <table:table-cell office:value-type="float" office:value="2172.65" calcext:value-type="float">
            <text:p>2172.65</text:p>
          </table:table-cell>
          <table:table-cell office:value-type="float" office:value="2179" calcext:value-type="float">
            <text:p>2179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2176.85" calcext:value-type="float">
            <text:p>2176.8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29114" calcext:value-type="float">
            <text:p>729114</text:p>
          </table:table-cell>
          <table:table-cell office:value-type="float" office:value="38958" calcext:value-type="float">
            <text:p>38958</text:p>
          </table:table-cell>
        </table:table-row>
        <table:table-row table:style-name="ro1">
          <table:table-cell table:style-name="ce2" office:value-type="string" calcext:value-type="string">
            <text:p>22-Nov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05.15" calcext:value-type="float">
            <text:p>2205.15</text:p>
          </table:table-cell>
          <table:table-cell office:value-type="float" office:value="2225" calcext:value-type="float">
            <text:p>2225</text:p>
          </table:table-cell>
          <table:table-cell office:value-type="float" office:value="2153.5" calcext:value-type="float">
            <text:p>2153.5</text:p>
          </table:table-cell>
          <table:table-cell office:value-type="float" office:value="2196.65" calcext:value-type="float">
            <text:p>2196.65</text:p>
          </table:table-cell>
          <table:table-cell office:value-type="float" office:value="2175" calcext:value-type="float">
            <text:p>2175</text:p>
          </table:table-cell>
          <table:table-cell office:value-type="float" office:value="2172.65" calcext:value-type="float">
            <text:p>2172.65</text:p>
          </table:table-cell>
          <table:table-cell office:value-type="float" office:value="2175.45" calcext:value-type="float">
            <text:p>2175.4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47205" calcext:value-type="float">
            <text:p>1247205</text:p>
          </table:table-cell>
          <table:table-cell office:value-type="float" office:value="58112" calcext:value-type="float">
            <text:p>58112</text:p>
          </table:table-cell>
        </table:table-row>
        <table:table-row table:style-name="ro1">
          <table:table-cell table:style-name="ce2" office:value-type="string" calcext:value-type="string">
            <text:p>21-Nov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160" calcext:value-type="float">
            <text:p>2160</text:p>
          </table:table-cell>
          <table:table-cell office:value-type="float" office:value="2232.55" calcext:value-type="float">
            <text:p>2232.55</text:p>
          </table:table-cell>
          <table:table-cell office:value-type="float" office:value="2158.35" calcext:value-type="float">
            <text:p>2158.35</text:p>
          </table:table-cell>
          <table:table-cell office:value-type="float" office:value="2149.85" calcext:value-type="float">
            <text:p>2149.85</text:p>
          </table:table-cell>
          <table:table-cell office:value-type="float" office:value="2197.6" calcext:value-type="float">
            <text:p>2197.6</text:p>
          </table:table-cell>
          <table:table-cell office:value-type="float" office:value="2196.65" calcext:value-type="float">
            <text:p>2196.65</text:p>
          </table:table-cell>
          <table:table-cell office:value-type="float" office:value="2207.07" calcext:value-type="float">
            <text:p>2207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39502" calcext:value-type="float">
            <text:p>1839502</text:p>
          </table:table-cell>
          <table:table-cell office:value-type="float" office:value="90480" calcext:value-type="float">
            <text:p>90480</text:p>
          </table:table-cell>
        </table:table-row>
        <table:table-row table:style-name="ro1">
          <table:table-cell table:style-name="ce2" office:value-type="string" calcext:value-type="string">
            <text:p>20-Nov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11" calcext:value-type="float">
            <text:p>2211</text:p>
          </table:table-cell>
          <table:table-cell office:value-type="float" office:value="2218.5" calcext:value-type="float">
            <text:p>2218.5</text:p>
          </table:table-cell>
          <table:table-cell office:value-type="float" office:value="2142" calcext:value-type="float">
            <text:p>2142</text:p>
          </table:table-cell>
          <table:table-cell office:value-type="float" office:value="2208.8" calcext:value-type="float">
            <text:p>2208.8</text:p>
          </table:table-cell>
          <table:table-cell office:value-type="float" office:value="2151" calcext:value-type="float">
            <text:p>2151</text:p>
          </table:table-cell>
          <table:table-cell office:value-type="float" office:value="2149.85" calcext:value-type="float">
            <text:p>2149.85</text:p>
          </table:table-cell>
          <table:table-cell office:value-type="float" office:value="2173.7" calcext:value-type="float">
            <text:p>2173.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77213" calcext:value-type="float">
            <text:p>1577213</text:p>
          </table:table-cell>
          <table:table-cell office:value-type="float" office:value="78926" calcext:value-type="float">
            <text:p>78926</text:p>
          </table:table-cell>
        </table:table-row>
        <table:table-row table:style-name="ro1">
          <table:table-cell table:style-name="ce2" office:value-type="string" calcext:value-type="string">
            <text:p>17-Nov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05.9" calcext:value-type="float">
            <text:p>2205.9</text:p>
          </table:table-cell>
          <table:table-cell office:value-type="float" office:value="2237.95" calcext:value-type="float">
            <text:p>2237.95</text:p>
          </table:table-cell>
          <table:table-cell office:value-type="float" office:value="2201" calcext:value-type="float">
            <text:p>2201</text:p>
          </table:table-cell>
          <table:table-cell office:value-type="float" office:value="2205.9" calcext:value-type="float">
            <text:p>2205.9</text:p>
          </table:table-cell>
          <table:table-cell office:value-type="float" office:value="2209" calcext:value-type="float">
            <text:p>2209</text:p>
          </table:table-cell>
          <table:table-cell office:value-type="float" office:value="2208.8" calcext:value-type="float">
            <text:p>2208.8</text:p>
          </table:table-cell>
          <table:table-cell office:value-type="float" office:value="2216.32" calcext:value-type="float">
            <text:p>2216.3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916518" calcext:value-type="float">
            <text:p>916518</text:p>
          </table:table-cell>
          <table:table-cell office:value-type="float" office:value="43810" calcext:value-type="float">
            <text:p>43810</text:p>
          </table:table-cell>
        </table:table-row>
        <table:table-row table:style-name="ro1">
          <table:table-cell table:style-name="ce2" office:value-type="string" calcext:value-type="string">
            <text:p>16-Nov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26" calcext:value-type="float">
            <text:p>2226</text:p>
          </table:table-cell>
          <table:table-cell office:value-type="float" office:value="2232.8" calcext:value-type="float">
            <text:p>2232.8</text:p>
          </table:table-cell>
          <table:table-cell office:value-type="float" office:value="2196.1" calcext:value-type="float">
            <text:p>2196.1</text:p>
          </table:table-cell>
          <table:table-cell office:value-type="float" office:value="2225.4" calcext:value-type="float">
            <text:p>2225.4</text:p>
          </table:table-cell>
          <table:table-cell office:value-type="float" office:value="2203" calcext:value-type="float">
            <text:p>2203</text:p>
          </table:table-cell>
          <table:table-cell office:value-type="float" office:value="2205.9" calcext:value-type="float">
            <text:p>2205.9</text:p>
          </table:table-cell>
          <table:table-cell office:value-type="float" office:value="2211.42" calcext:value-type="float">
            <text:p>2211.4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307584" calcext:value-type="float">
            <text:p>1307584</text:p>
          </table:table-cell>
          <table:table-cell office:value-type="float" office:value="73917" calcext:value-type="float">
            <text:p>73917</text:p>
          </table:table-cell>
        </table:table-row>
        <table:table-row table:style-name="ro1">
          <table:table-cell table:style-name="ce2" office:value-type="string" calcext:value-type="string">
            <text:p>15-Nov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40" calcext:value-type="float">
            <text:p>2240</text:p>
          </table:table-cell>
          <table:table-cell office:value-type="float" office:value="2250" calcext:value-type="float">
            <text:p>2250</text:p>
          </table:table-cell>
          <table:table-cell office:value-type="float" office:value="2220.5" calcext:value-type="float">
            <text:p>2220.5</text:p>
          </table:table-cell>
          <table:table-cell office:value-type="float" office:value="2213.65" calcext:value-type="float">
            <text:p>2213.65</text:p>
          </table:table-cell>
          <table:table-cell office:value-type="float" office:value="2223.95" calcext:value-type="float">
            <text:p>2223.95</text:p>
          </table:table-cell>
          <table:table-cell office:value-type="float" office:value="2225.4" calcext:value-type="float">
            <text:p>2225.4</text:p>
          </table:table-cell>
          <table:table-cell office:value-type="float" office:value="2228.39" calcext:value-type="float">
            <text:p>2228.3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96475" calcext:value-type="float">
            <text:p>696475</text:p>
          </table:table-cell>
          <table:table-cell office:value-type="float" office:value="33170" calcext:value-type="float">
            <text:p>33170</text:p>
          </table:table-cell>
        </table:table-row>
        <table:table-row table:style-name="ro1">
          <table:table-cell table:style-name="ce2" office:value-type="string" calcext:value-type="string">
            <text:p>13-Nov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15.5" calcext:value-type="float">
            <text:p>2215.5</text:p>
          </table:table-cell>
          <table:table-cell office:value-type="float" office:value="2241.9" calcext:value-type="float">
            <text:p>2241.9</text:p>
          </table:table-cell>
          <table:table-cell office:value-type="float" office:value="2195.55" calcext:value-type="float">
            <text:p>2195.55</text:p>
          </table:table-cell>
          <table:table-cell office:value-type="float" office:value="2211.35" calcext:value-type="float">
            <text:p>2211.35</text:p>
          </table:table-cell>
          <table:table-cell office:value-type="float" office:value="2218" calcext:value-type="float">
            <text:p>2218</text:p>
          </table:table-cell>
          <table:table-cell office:value-type="float" office:value="2213.65" calcext:value-type="float">
            <text:p>2213.65</text:p>
          </table:table-cell>
          <table:table-cell office:value-type="float" office:value="2212.76" calcext:value-type="float">
            <text:p>2212.7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53633" calcext:value-type="float">
            <text:p>853633</text:p>
          </table:table-cell>
          <table:table-cell office:value-type="float" office:value="42537" calcext:value-type="float">
            <text:p>42537</text:p>
          </table:table-cell>
        </table:table-row>
        <table:table-row table:style-name="ro1">
          <table:table-cell table:style-name="ce2" office:value-type="string" calcext:value-type="string">
            <text:p>12-Nov-23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19.7" calcext:value-type="float">
            <text:p>2219.7</text:p>
          </table:table-cell>
          <table:table-cell office:value-type="float" office:value="2226" calcext:value-type="float">
            <text:p>2226</text:p>
          </table:table-cell>
          <table:table-cell table:number-columns-repeated="2" office:value-type="float" office:value="2205.1" calcext:value-type="float">
            <text:p>2205.1</text:p>
          </table:table-cell>
          <table:table-cell office:value-type="float" office:value="2207.5" calcext:value-type="float">
            <text:p>2207.5</text:p>
          </table:table-cell>
          <table:table-cell office:value-type="float" office:value="2211.35" calcext:value-type="float">
            <text:p>2211.35</text:p>
          </table:table-cell>
          <table:table-cell office:value-type="float" office:value="2215.9" calcext:value-type="float">
            <text:p>2215.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8320" calcext:value-type="float">
            <text:p>148320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table:style-name="ce2" office:value-type="string" calcext:value-type="string">
            <text:p>10-Nov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20.25" calcext:value-type="float">
            <text:p>2220.25</text:p>
          </table:table-cell>
          <table:table-cell office:value-type="float" office:value="2237" calcext:value-type="float">
            <text:p>2237</text:p>
          </table:table-cell>
          <table:table-cell office:value-type="float" office:value="2198.5" calcext:value-type="float">
            <text:p>2198.5</text:p>
          </table:table-cell>
          <table:table-cell office:value-type="float" office:value="2214.65" calcext:value-type="float">
            <text:p>2214.65</text:p>
          </table:table-cell>
          <table:table-cell office:value-type="float" office:value="2209" calcext:value-type="float">
            <text:p>2209</text:p>
          </table:table-cell>
          <table:table-cell office:value-type="float" office:value="2205.1" calcext:value-type="float">
            <text:p>2205.1</text:p>
          </table:table-cell>
          <table:table-cell office:value-type="float" office:value="2214.55" calcext:value-type="float">
            <text:p>2214.5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072597" calcext:value-type="float">
            <text:p>1072597</text:p>
          </table:table-cell>
          <table:table-cell office:value-type="float" office:value="45963" calcext:value-type="float">
            <text:p>45963</text:p>
          </table:table-cell>
        </table:table-row>
        <table:table-row table:style-name="ro1">
          <table:table-cell table:style-name="ce2" office:value-type="string" calcext:value-type="string">
            <text:p>9-Nov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69" calcext:value-type="float">
            <text:p>2269</text:p>
          </table:table-cell>
          <table:table-cell office:value-type="float" office:value="2272.6" calcext:value-type="float">
            <text:p>2272.6</text:p>
          </table:table-cell>
          <table:table-cell office:value-type="float" office:value="2210.1" calcext:value-type="float">
            <text:p>2210.1</text:p>
          </table:table-cell>
          <table:table-cell office:value-type="float" office:value="2259.95" calcext:value-type="float">
            <text:p>2259.95</text:p>
          </table:table-cell>
          <table:table-cell office:value-type="float" office:value="2219.95" calcext:value-type="float">
            <text:p>2219.95</text:p>
          </table:table-cell>
          <table:table-cell office:value-type="float" office:value="2214.65" calcext:value-type="float">
            <text:p>2214.65</text:p>
          </table:table-cell>
          <table:table-cell office:value-type="float" office:value="2231.38" calcext:value-type="float">
            <text:p>2231.3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67890" calcext:value-type="float">
            <text:p>1267890</text:p>
          </table:table-cell>
          <table:table-cell office:value-type="float" office:value="63026" calcext:value-type="float">
            <text:p>63026</text:p>
          </table:table-cell>
        </table:table-row>
        <table:table-row table:style-name="ro1">
          <table:table-cell table:style-name="ce2" office:value-type="string" calcext:value-type="string">
            <text:p>8-Nov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45.3" calcext:value-type="float">
            <text:p>2245.3</text:p>
          </table:table-cell>
          <table:table-cell office:value-type="float" office:value="2298" calcext:value-type="float">
            <text:p>2298</text:p>
          </table:table-cell>
          <table:table-cell office:value-type="float" office:value="2235" calcext:value-type="float">
            <text:p>2235</text:p>
          </table:table-cell>
          <table:table-cell office:value-type="float" office:value="2233.35" calcext:value-type="float">
            <text:p>2233.35</text:p>
          </table:table-cell>
          <table:table-cell office:value-type="float" office:value="2259" calcext:value-type="float">
            <text:p>2259</text:p>
          </table:table-cell>
          <table:table-cell office:value-type="float" office:value="2259.95" calcext:value-type="float">
            <text:p>2259.95</text:p>
          </table:table-cell>
          <table:table-cell office:value-type="float" office:value="2263.84" calcext:value-type="float">
            <text:p>2263.8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69180" calcext:value-type="float">
            <text:p>1169180</text:p>
          </table:table-cell>
          <table:table-cell office:value-type="float" office:value="58323" calcext:value-type="float">
            <text:p>58323</text:p>
          </table:table-cell>
        </table:table-row>
        <table:table-row table:style-name="ro1">
          <table:table-cell table:style-name="ce2" office:value-type="string" calcext:value-type="string">
            <text:p>7-Nov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57" calcext:value-type="float">
            <text:p>2257</text:p>
          </table:table-cell>
          <table:table-cell office:value-type="float" office:value="2260" calcext:value-type="float">
            <text:p>2260</text:p>
          </table:table-cell>
          <table:table-cell office:value-type="float" office:value="2226.65" calcext:value-type="float">
            <text:p>2226.65</text:p>
          </table:table-cell>
          <table:table-cell office:value-type="float" office:value="2246" calcext:value-type="float">
            <text:p>2246</text:p>
          </table:table-cell>
          <table:table-cell office:value-type="float" office:value="2235.45" calcext:value-type="float">
            <text:p>2235.45</text:p>
          </table:table-cell>
          <table:table-cell office:value-type="float" office:value="2233.35" calcext:value-type="float">
            <text:p>2233.35</text:p>
          </table:table-cell>
          <table:table-cell office:value-type="float" office:value="2240.69" calcext:value-type="float">
            <text:p>2240.6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41554" calcext:value-type="float">
            <text:p>641554</text:p>
          </table:table-cell>
          <table:table-cell office:value-type="float" office:value="33475" calcext:value-type="float">
            <text:p>33475</text:p>
          </table:table-cell>
        </table:table-row>
        <table:table-row table:style-name="ro1">
          <table:table-cell table:style-name="ce2" office:value-type="string" calcext:value-type="string">
            <text:p>6-Nov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53.95" calcext:value-type="float">
            <text:p>2253.95</text:p>
          </table:table-cell>
          <table:table-cell office:value-type="float" office:value="2260" calcext:value-type="float">
            <text:p>2260</text:p>
          </table:table-cell>
          <table:table-cell office:value-type="float" office:value="2233" calcext:value-type="float">
            <text:p>2233</text:p>
          </table:table-cell>
          <table:table-cell office:value-type="float" office:value="2229.85" calcext:value-type="float">
            <text:p>2229.85</text:p>
          </table:table-cell>
          <table:table-cell office:value-type="float" office:value="2245.1" calcext:value-type="float">
            <text:p>2245.1</text:p>
          </table:table-cell>
          <table:table-cell office:value-type="float" office:value="2246" calcext:value-type="float">
            <text:p>2246</text:p>
          </table:table-cell>
          <table:table-cell office:value-type="float" office:value="2244.88" calcext:value-type="float">
            <text:p>2244.8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70061" calcext:value-type="float">
            <text:p>770061</text:p>
          </table:table-cell>
          <table:table-cell office:value-type="float" office:value="43846" calcext:value-type="float">
            <text:p>43846</text:p>
          </table:table-cell>
        </table:table-row>
        <table:table-row table:style-name="ro1">
          <table:table-cell table:style-name="ce2" office:value-type="string" calcext:value-type="string">
            <text:p>3-Nov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15.3" calcext:value-type="float">
            <text:p>2215.3</text:p>
          </table:table-cell>
          <table:table-cell office:value-type="float" office:value="2279" calcext:value-type="float">
            <text:p>2279</text:p>
          </table:table-cell>
          <table:table-cell office:value-type="float" office:value="2215" calcext:value-type="float">
            <text:p>2215</text:p>
          </table:table-cell>
          <table:table-cell office:value-type="float" office:value="2215.3" calcext:value-type="float">
            <text:p>2215.3</text:p>
          </table:table-cell>
          <table:table-cell office:value-type="float" office:value="2229.25" calcext:value-type="float">
            <text:p>2229.25</text:p>
          </table:table-cell>
          <table:table-cell office:value-type="float" office:value="2229.85" calcext:value-type="float">
            <text:p>2229.85</text:p>
          </table:table-cell>
          <table:table-cell office:value-type="float" office:value="2244.27" calcext:value-type="float">
            <text:p>2244.2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53300" calcext:value-type="float">
            <text:p>1853300</text:p>
          </table:table-cell>
          <table:table-cell office:value-type="float" office:value="82880" calcext:value-type="float">
            <text:p>82880</text:p>
          </table:table-cell>
        </table:table-row>
        <table:table-row table:style-name="ro1">
          <table:table-cell table:style-name="ce2" office:value-type="string" calcext:value-type="string">
            <text:p>2-Nov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47" calcext:value-type="float">
            <text:p>2247</text:p>
          </table:table-cell>
          <table:table-cell office:value-type="float" office:value="2297.95" calcext:value-type="float">
            <text:p>2297.95</text:p>
          </table:table-cell>
          <table:table-cell office:value-type="float" office:value="2204.2" calcext:value-type="float">
            <text:p>2204.2</text:p>
          </table:table-cell>
          <table:table-cell office:value-type="float" office:value="2217.3" calcext:value-type="float">
            <text:p>2217.3</text:p>
          </table:table-cell>
          <table:table-cell office:value-type="float" office:value="2214" calcext:value-type="float">
            <text:p>2214</text:p>
          </table:table-cell>
          <table:table-cell office:value-type="float" office:value="2215.3" calcext:value-type="float">
            <text:p>2215.3</text:p>
          </table:table-cell>
          <table:table-cell office:value-type="float" office:value="2247.07" calcext:value-type="float">
            <text:p>2247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340997" calcext:value-type="float">
            <text:p>2340997</text:p>
          </table:table-cell>
          <table:table-cell office:value-type="float" office:value="127122" calcext:value-type="float">
            <text:p>127122</text:p>
          </table:table-cell>
        </table:table-row>
        <table:table-row table:style-name="ro1">
          <table:table-cell table:style-name="ce2" office:value-type="string" calcext:value-type="string">
            <text:p>1-Nov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99" calcext:value-type="float">
            <text:p>2299</text:p>
          </table:table-cell>
          <table:table-cell office:value-type="float" office:value="2312.25" calcext:value-type="float">
            <text:p>2312.25</text:p>
          </table:table-cell>
          <table:table-cell office:value-type="float" office:value="2207" calcext:value-type="float">
            <text:p>2207</text:p>
          </table:table-cell>
          <table:table-cell office:value-type="float" office:value="2294.65" calcext:value-type="float">
            <text:p>2294.65</text:p>
          </table:table-cell>
          <table:table-cell office:value-type="float" office:value="2215.9" calcext:value-type="float">
            <text:p>2215.9</text:p>
          </table:table-cell>
          <table:table-cell office:value-type="float" office:value="2217.3" calcext:value-type="float">
            <text:p>2217.3</text:p>
          </table:table-cell>
          <table:table-cell office:value-type="float" office:value="2253.36" calcext:value-type="float">
            <text:p>2253.3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666579" calcext:value-type="float">
            <text:p>1666579</text:p>
          </table:table-cell>
          <table:table-cell office:value-type="float" office:value="79883" calcext:value-type="float">
            <text:p>79883</text:p>
          </table:table-cell>
        </table:table-row>
        <table:table-row table:style-name="ro1">
          <table:table-cell table:style-name="ce2" office:value-type="string" calcext:value-type="string">
            <text:p>31-Oct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276" calcext:value-type="float">
            <text:p>2276</text:p>
          </table:table-cell>
          <table:table-cell office:value-type="float" office:value="2299.1" calcext:value-type="float">
            <text:p>2299.1</text:p>
          </table:table-cell>
          <table:table-cell office:value-type="float" office:value="2297" calcext:value-type="float">
            <text:p>2297</text:p>
          </table:table-cell>
          <table:table-cell office:value-type="float" office:value="2294.65" calcext:value-type="float">
            <text:p>2294.65</text:p>
          </table:table-cell>
          <table:table-cell office:value-type="float" office:value="2294.76" calcext:value-type="float">
            <text:p>2294.7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55280" calcext:value-type="float">
            <text:p>1155280</text:p>
          </table:table-cell>
          <table:table-cell office:value-type="float" office:value="52388" calcext:value-type="float">
            <text:p>52388</text:p>
          </table:table-cell>
        </table:table-row>
        <table:table-row table:style-name="ro1">
          <table:table-cell table:style-name="ce2" office:value-type="string" calcext:value-type="string">
            <text:p>30-Oct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60.05" calcext:value-type="float">
            <text:p>2260.05</text:p>
          </table:table-cell>
          <table:table-cell office:value-type="float" office:value="2305" calcext:value-type="float">
            <text:p>2305</text:p>
          </table:table-cell>
          <table:table-cell office:value-type="float" office:value="2250" calcext:value-type="float">
            <text:p>2250</text:p>
          </table:table-cell>
          <table:table-cell office:value-type="float" office:value="2261.7" calcext:value-type="float">
            <text:p>2261.7</text:p>
          </table:table-cell>
          <table:table-cell office:value-type="float" office:value="2294.55" calcext:value-type="float">
            <text:p>2294.55</text:p>
          </table:table-cell>
          <table:table-cell office:value-type="float" office:value="2299.1" calcext:value-type="float">
            <text:p>2299.1</text:p>
          </table:table-cell>
          <table:table-cell office:value-type="float" office:value="2286.43" calcext:value-type="float">
            <text:p>2286.4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996448" calcext:value-type="float">
            <text:p>996448</text:p>
          </table:table-cell>
          <table:table-cell office:value-type="float" office:value="53630" calcext:value-type="float">
            <text:p>53630</text:p>
          </table:table-cell>
        </table:table-row>
        <table:table-row table:style-name="ro1">
          <table:table-cell table:style-name="ce2" office:value-type="string" calcext:value-type="string">
            <text:p>27-Oct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22" calcext:value-type="float">
            <text:p>2222</text:p>
          </table:table-cell>
          <table:table-cell office:value-type="float" office:value="2275" calcext:value-type="float">
            <text:p>2275</text:p>
          </table:table-cell>
          <table:table-cell office:value-type="float" office:value="2212" calcext:value-type="float">
            <text:p>2212</text:p>
          </table:table-cell>
          <table:table-cell office:value-type="float" office:value="2203.2" calcext:value-type="float">
            <text:p>2203.2</text:p>
          </table:table-cell>
          <table:table-cell office:value-type="float" office:value="2259.8" calcext:value-type="float">
            <text:p>2259.8</text:p>
          </table:table-cell>
          <table:table-cell office:value-type="float" office:value="2261.7" calcext:value-type="float">
            <text:p>2261.7</text:p>
          </table:table-cell>
          <table:table-cell office:value-type="float" office:value="2246.49" calcext:value-type="float">
            <text:p>2246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44293" calcext:value-type="float">
            <text:p>1244293</text:p>
          </table:table-cell>
          <table:table-cell office:value-type="float" office:value="63625" calcext:value-type="float">
            <text:p>63625</text:p>
          </table:table-cell>
        </table:table-row>
        <table:table-row table:style-name="ro1">
          <table:table-cell table:style-name="ce2" office:value-type="string" calcext:value-type="string">
            <text:p>26-Oct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2167.05" calcext:value-type="float">
            <text:p>2167.05</text:p>
          </table:table-cell>
          <table:table-cell office:value-type="float" office:value="2257" calcext:value-type="float">
            <text:p>2257</text:p>
          </table:table-cell>
          <table:table-cell office:value-type="float" office:value="2208" calcext:value-type="float">
            <text:p>2208</text:p>
          </table:table-cell>
          <table:table-cell office:value-type="float" office:value="2203.2" calcext:value-type="float">
            <text:p>2203.2</text:p>
          </table:table-cell>
          <table:table-cell office:value-type="float" office:value="2202.63" calcext:value-type="float">
            <text:p>2202.6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26073" calcext:value-type="float">
            <text:p>2226073</text:p>
          </table:table-cell>
          <table:table-cell office:value-type="float" office:value="128777" calcext:value-type="float">
            <text:p>128777</text:p>
          </table:table-cell>
        </table:table-row>
        <table:table-row table:style-name="ro1">
          <table:table-cell table:style-name="ce2" office:value-type="string" calcext:value-type="string">
            <text:p>25-Oct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20" calcext:value-type="float">
            <text:p>2320</text:p>
          </table:table-cell>
          <table:table-cell office:value-type="float" office:value="2348.05" calcext:value-type="float">
            <text:p>2348.05</text:p>
          </table:table-cell>
          <table:table-cell office:value-type="float" office:value="2235.3" calcext:value-type="float">
            <text:p>2235.3</text:p>
          </table:table-cell>
          <table:table-cell office:value-type="float" office:value="2308.65" calcext:value-type="float">
            <text:p>2308.65</text:p>
          </table:table-cell>
          <table:table-cell office:value-type="float" office:value="2261" calcext:value-type="float">
            <text:p>2261</text:p>
          </table:table-cell>
          <table:table-cell office:value-type="float" office:value="2257" calcext:value-type="float">
            <text:p>2257</text:p>
          </table:table-cell>
          <table:table-cell office:value-type="float" office:value="2287.32" calcext:value-type="float">
            <text:p>2287.3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40819" calcext:value-type="float">
            <text:p>1540819</text:p>
          </table:table-cell>
          <table:table-cell office:value-type="float" office:value="79580" calcext:value-type="float">
            <text:p>79580</text:p>
          </table:table-cell>
        </table:table-row>
        <table:table-row table:style-name="ro1">
          <table:table-cell table:style-name="ce2" office:value-type="string" calcext:value-type="string">
            <text:p>23-Oct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7.8" calcext:value-type="float">
            <text:p>2397.8</text:p>
          </table:table-cell>
          <table:table-cell office:value-type="float" office:value="2412.35" calcext:value-type="float">
            <text:p>2412.35</text:p>
          </table:table-cell>
          <table:table-cell office:value-type="float" office:value="2301.8" calcext:value-type="float">
            <text:p>2301.8</text:p>
          </table:table-cell>
          <table:table-cell office:value-type="float" office:value="2393.75" calcext:value-type="float">
            <text:p>2393.75</text:p>
          </table:table-cell>
          <table:table-cell office:value-type="float" office:value="2304.95" calcext:value-type="float">
            <text:p>2304.95</text:p>
          </table:table-cell>
          <table:table-cell office:value-type="float" office:value="2308.65" calcext:value-type="float">
            <text:p>2308.65</text:p>
          </table:table-cell>
          <table:table-cell office:value-type="float" office:value="2339.84" calcext:value-type="float">
            <text:p>2339.8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83549" calcext:value-type="float">
            <text:p>1483549</text:p>
          </table:table-cell>
          <table:table-cell office:value-type="float" office:value="81837" calcext:value-type="float">
            <text:p>81837</text:p>
          </table:table-cell>
        </table:table-row>
        <table:table-row table:style-name="ro1">
          <table:table-cell table:style-name="ce2" office:value-type="string" calcext:value-type="string">
            <text:p>20-Oct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8.05" calcext:value-type="float">
            <text:p>2398.05</text:p>
          </table:table-cell>
          <table:table-cell office:value-type="float" office:value="2443.95" calcext:value-type="float">
            <text:p>2443.95</text:p>
          </table:table-cell>
          <table:table-cell office:value-type="float" office:value="2382.05" calcext:value-type="float">
            <text:p>2382.05</text:p>
          </table:table-cell>
          <table:table-cell office:value-type="float" office:value="2402.2" calcext:value-type="float">
            <text:p>2402.2</text:p>
          </table:table-cell>
          <table:table-cell office:value-type="float" office:value="2395" calcext:value-type="float">
            <text:p>2395</text:p>
          </table:table-cell>
          <table:table-cell office:value-type="float" office:value="2393.75" calcext:value-type="float">
            <text:p>2393.75</text:p>
          </table:table-cell>
          <table:table-cell office:value-type="float" office:value="2403.46" calcext:value-type="float">
            <text:p>2403.4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40350" calcext:value-type="float">
            <text:p>1240350</text:p>
          </table:table-cell>
          <table:table-cell office:value-type="float" office:value="56041" calcext:value-type="float">
            <text:p>56041</text:p>
          </table:table-cell>
        </table:table-row>
        <table:table-row table:style-name="ro1">
          <table:table-cell table:style-name="ce2" office:value-type="string" calcext:value-type="string">
            <text:p>19-Oct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00" calcext:value-type="float">
            <text:p>2400</text:p>
          </table:table-cell>
          <table:table-cell office:value-type="float" office:value="2414.7" calcext:value-type="float">
            <text:p>2414.7</text:p>
          </table:table-cell>
          <table:table-cell office:value-type="float" office:value="2382.55" calcext:value-type="float">
            <text:p>2382.55</text:p>
          </table:table-cell>
          <table:table-cell office:value-type="float" office:value="2406.35" calcext:value-type="float">
            <text:p>2406.35</text:p>
          </table:table-cell>
          <table:table-cell office:value-type="float" office:value="2403.55" calcext:value-type="float">
            <text:p>2403.55</text:p>
          </table:table-cell>
          <table:table-cell office:value-type="float" office:value="2402.2" calcext:value-type="float">
            <text:p>2402.2</text:p>
          </table:table-cell>
          <table:table-cell office:value-type="float" office:value="2399" calcext:value-type="float">
            <text:p>239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68822" calcext:value-type="float">
            <text:p>1168822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table:style-name="ce2" office:value-type="string" calcext:value-type="string">
            <text:p>18-Oct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0" calcext:value-type="float">
            <text:p>2440</text:p>
          </table:table-cell>
          <table:table-cell office:value-type="float" office:value="2441.75" calcext:value-type="float">
            <text:p>2441.75</text:p>
          </table:table-cell>
          <table:table-cell office:value-type="float" office:value="2401.05" calcext:value-type="float">
            <text:p>2401.05</text:p>
          </table:table-cell>
          <table:table-cell office:value-type="float" office:value="2428.4" calcext:value-type="float">
            <text:p>2428.4</text:p>
          </table:table-cell>
          <table:table-cell office:value-type="float" office:value="2410" calcext:value-type="float">
            <text:p>2410</text:p>
          </table:table-cell>
          <table:table-cell office:value-type="float" office:value="2406.35" calcext:value-type="float">
            <text:p>2406.35</text:p>
          </table:table-cell>
          <table:table-cell office:value-type="float" office:value="2417.18" calcext:value-type="float">
            <text:p>2417.1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76977" calcext:value-type="float">
            <text:p>776977</text:p>
          </table:table-cell>
          <table:table-cell office:value-type="float" office:value="40653" calcext:value-type="float">
            <text:p>40653</text:p>
          </table:table-cell>
        </table:table-row>
        <table:table-row table:style-name="ro1">
          <table:table-cell table:style-name="ce2" office:value-type="string" calcext:value-type="string">
            <text:p>17-Oct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9.95" calcext:value-type="float">
            <text:p>2459.95</text:p>
          </table:table-cell>
          <table:table-cell office:value-type="float" office:value="2462" calcext:value-type="float">
            <text:p>2462</text:p>
          </table:table-cell>
          <table:table-cell office:value-type="float" office:value="2423.5" calcext:value-type="float">
            <text:p>2423.5</text:p>
          </table:table-cell>
          <table:table-cell office:value-type="float" office:value="2429.35" calcext:value-type="float">
            <text:p>2429.35</text:p>
          </table:table-cell>
          <table:table-cell office:value-type="float" office:value="2429.8" calcext:value-type="float">
            <text:p>2429.8</text:p>
          </table:table-cell>
          <table:table-cell office:value-type="float" office:value="2428.4" calcext:value-type="float">
            <text:p>2428.4</text:p>
          </table:table-cell>
          <table:table-cell office:value-type="float" office:value="2441.19" calcext:value-type="float">
            <text:p>2441.1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07543" calcext:value-type="float">
            <text:p>707543</text:p>
          </table:table-cell>
          <table:table-cell office:value-type="float" office:value="39591" calcext:value-type="float">
            <text:p>39591</text:p>
          </table:table-cell>
        </table:table-row>
        <table:table-row table:style-name="ro1">
          <table:table-cell table:style-name="ce2" office:value-type="string" calcext:value-type="string">
            <text:p>16-Oct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4.55" calcext:value-type="float">
            <text:p>2454.55</text:p>
          </table:table-cell>
          <table:table-cell office:value-type="float" office:value="2464.7" calcext:value-type="float">
            <text:p>2464.7</text:p>
          </table:table-cell>
          <table:table-cell office:value-type="float" office:value="2421.85" calcext:value-type="float">
            <text:p>2421.85</text:p>
          </table:table-cell>
          <table:table-cell office:value-type="float" office:value="2454.55" calcext:value-type="float">
            <text:p>2454.55</text:p>
          </table:table-cell>
          <table:table-cell office:value-type="float" office:value="2430" calcext:value-type="float">
            <text:p>2430</text:p>
          </table:table-cell>
          <table:table-cell office:value-type="float" office:value="2429.35" calcext:value-type="float">
            <text:p>2429.35</text:p>
          </table:table-cell>
          <table:table-cell office:value-type="float" office:value="2447.48" calcext:value-type="float">
            <text:p>2447.4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03856" calcext:value-type="float">
            <text:p>803856</text:p>
          </table:table-cell>
          <table:table-cell office:value-type="float" office:value="42165" calcext:value-type="float">
            <text:p>42165</text:p>
          </table:table-cell>
        </table:table-row>
        <table:table-row table:style-name="ro1">
          <table:table-cell table:style-name="ce2" office:value-type="string" calcext:value-type="string">
            <text:p>13-Oct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8.9" calcext:value-type="float">
            <text:p>2488.9</text:p>
          </table:table-cell>
          <table:table-cell office:value-type="float" office:value="2495" calcext:value-type="float">
            <text:p>2495</text:p>
          </table:table-cell>
          <table:table-cell office:value-type="float" office:value="2422.35" calcext:value-type="float">
            <text:p>2422.35</text:p>
          </table:table-cell>
          <table:table-cell office:value-type="float" office:value="2506.35" calcext:value-type="float">
            <text:p>2506.35</text:p>
          </table:table-cell>
          <table:table-cell office:value-type="float" office:value="2449" calcext:value-type="float">
            <text:p>2449</text:p>
          </table:table-cell>
          <table:table-cell office:value-type="float" office:value="2454.55" calcext:value-type="float">
            <text:p>2454.55</text:p>
          </table:table-cell>
          <table:table-cell office:value-type="float" office:value="2446.51" calcext:value-type="float">
            <text:p>2446.5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78682" calcext:value-type="float">
            <text:p>2278682</text:p>
          </table:table-cell>
          <table:table-cell office:value-type="float" office:value="97378" calcext:value-type="float">
            <text:p>97378</text:p>
          </table:table-cell>
        </table:table-row>
        <table:table-row table:style-name="ro1">
          <table:table-cell table:style-name="ce2" office:value-type="string" calcext:value-type="string">
            <text:p>12-Oct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9.9" calcext:value-type="float">
            <text:p>2499.9</text:p>
          </table:table-cell>
          <table:table-cell office:value-type="float" office:value="2521.75" calcext:value-type="float">
            <text:p>2521.75</text:p>
          </table:table-cell>
          <table:table-cell office:value-type="float" office:value="2490.65" calcext:value-type="float">
            <text:p>2490.65</text:p>
          </table:table-cell>
          <table:table-cell office:value-type="float" office:value="2488.6" calcext:value-type="float">
            <text:p>2488.6</text:p>
          </table:table-cell>
          <table:table-cell office:value-type="float" office:value="2505.1" calcext:value-type="float">
            <text:p>2505.1</text:p>
          </table:table-cell>
          <table:table-cell office:value-type="float" office:value="2506.35" calcext:value-type="float">
            <text:p>2506.35</text:p>
          </table:table-cell>
          <table:table-cell office:value-type="float" office:value="2506.49" calcext:value-type="float">
            <text:p>2506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04818" calcext:value-type="float">
            <text:p>1804818</text:p>
          </table:table-cell>
          <table:table-cell office:value-type="float" office:value="59299" calcext:value-type="float">
            <text:p>59299</text:p>
          </table:table-cell>
        </table:table-row>
        <table:table-row table:style-name="ro1">
          <table:table-cell table:style-name="ce2" office:value-type="string" calcext:value-type="string">
            <text:p>11-Oct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33.9" calcext:value-type="float">
            <text:p>2533.9</text:p>
          </table:table-cell>
          <table:table-cell office:value-type="float" office:value="2538" calcext:value-type="float">
            <text:p>2538</text:p>
          </table:table-cell>
          <table:table-cell office:value-type="float" office:value="2482.5" calcext:value-type="float">
            <text:p>2482.5</text:p>
          </table:table-cell>
          <table:table-cell office:value-type="float" office:value="2498.3" calcext:value-type="float">
            <text:p>2498.3</text:p>
          </table:table-cell>
          <table:table-cell office:value-type="float" office:value="2497" calcext:value-type="float">
            <text:p>2497</text:p>
          </table:table-cell>
          <table:table-cell office:value-type="float" office:value="2488.6" calcext:value-type="float">
            <text:p>2488.6</text:p>
          </table:table-cell>
          <table:table-cell office:value-type="float" office:value="2512.68" calcext:value-type="float">
            <text:p>2512.6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627836" calcext:value-type="float">
            <text:p>1627836</text:p>
          </table:table-cell>
          <table:table-cell office:value-type="float" office:value="56575" calcext:value-type="float">
            <text:p>56575</text:p>
          </table:table-cell>
        </table:table-row>
        <table:table-row table:style-name="ro1">
          <table:table-cell table:style-name="ce2" office:value-type="string" calcext:value-type="string">
            <text:p>10-Oct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3" calcext:value-type="float">
            <text:p>2443</text:p>
          </table:table-cell>
          <table:table-cell office:value-type="float" office:value="2517.95" calcext:value-type="float">
            <text:p>2517.95</text:p>
          </table:table-cell>
          <table:table-cell office:value-type="float" office:value="2443" calcext:value-type="float">
            <text:p>2443</text:p>
          </table:table-cell>
          <table:table-cell office:value-type="float" office:value="2442.6" calcext:value-type="float">
            <text:p>2442.6</text:p>
          </table:table-cell>
          <table:table-cell office:value-type="float" office:value="2495" calcext:value-type="float">
            <text:p>2495</text:p>
          </table:table-cell>
          <table:table-cell office:value-type="float" office:value="2498.3" calcext:value-type="float">
            <text:p>2498.3</text:p>
          </table:table-cell>
          <table:table-cell office:value-type="float" office:value="2492.25" calcext:value-type="float">
            <text:p>2492.2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71910" calcext:value-type="float">
            <text:p>1771910</text:p>
          </table:table-cell>
          <table:table-cell office:value-type="float" office:value="70051" calcext:value-type="float">
            <text:p>70051</text:p>
          </table:table-cell>
        </table:table-row>
        <table:table-row table:style-name="ro1">
          <table:table-cell table:style-name="ce2" office:value-type="string" calcext:value-type="string">
            <text:p>9-Oct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0" calcext:value-type="float">
            <text:p>2440</text:p>
          </table:table-cell>
          <table:table-cell office:value-type="float" office:value="2459.7" calcext:value-type="float">
            <text:p>2459.7</text:p>
          </table:table-cell>
          <table:table-cell office:value-type="float" office:value="2411.3" calcext:value-type="float">
            <text:p>2411.3</text:p>
          </table:table-cell>
          <table:table-cell office:value-type="float" office:value="2478.1" calcext:value-type="float">
            <text:p>2478.1</text:p>
          </table:table-cell>
          <table:table-cell office:value-type="float" office:value="2440" calcext:value-type="float">
            <text:p>2440</text:p>
          </table:table-cell>
          <table:table-cell office:value-type="float" office:value="2442.6" calcext:value-type="float">
            <text:p>2442.6</text:p>
          </table:table-cell>
          <table:table-cell office:value-type="float" office:value="2435.04" calcext:value-type="float">
            <text:p>2435.0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08224" calcext:value-type="float">
            <text:p>1408224</text:p>
          </table:table-cell>
          <table:table-cell office:value-type="float" office:value="59652" calcext:value-type="float">
            <text:p>59652</text:p>
          </table:table-cell>
        </table:table-row>
        <table:table-row table:style-name="ro1">
          <table:table-cell table:style-name="ce2" office:value-type="string" calcext:value-type="string">
            <text:p>6-Oct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6.35" calcext:value-type="float">
            <text:p>2466.35</text:p>
          </table:table-cell>
          <table:table-cell office:value-type="float" office:value="2514.95" calcext:value-type="float">
            <text:p>2514.95</text:p>
          </table:table-cell>
          <table:table-cell office:value-type="float" office:value="2466.05" calcext:value-type="float">
            <text:p>2466.05</text:p>
          </table:table-cell>
          <table:table-cell office:value-type="float" office:value="2466.35" calcext:value-type="float">
            <text:p>2466.35</text:p>
          </table:table-cell>
          <table:table-cell office:value-type="float" office:value="2479.9" calcext:value-type="float">
            <text:p>2479.9</text:p>
          </table:table-cell>
          <table:table-cell office:value-type="float" office:value="2478.1" calcext:value-type="float">
            <text:p>2478.1</text:p>
          </table:table-cell>
          <table:table-cell office:value-type="float" office:value="2491.17" calcext:value-type="float">
            <text:p>2491.1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10035" calcext:value-type="float">
            <text:p>1510035</text:p>
          </table:table-cell>
          <table:table-cell office:value-type="float" office:value="59609" calcext:value-type="float">
            <text:p>59609</text:p>
          </table:table-cell>
        </table:table-row>
        <table:table-row table:style-name="ro1">
          <table:table-cell table:style-name="ce2" office:value-type="string" calcext:value-type="string">
            <text:p>5-Oct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7.95" calcext:value-type="float">
            <text:p>2477.95</text:p>
          </table:table-cell>
          <table:table-cell office:value-type="float" office:value="2486.5" calcext:value-type="float">
            <text:p>2486.5</text:p>
          </table:table-cell>
          <table:table-cell office:value-type="float" office:value="2446.4" calcext:value-type="float">
            <text:p>2446.4</text:p>
          </table:table-cell>
          <table:table-cell office:value-type="float" office:value="2464.95" calcext:value-type="float">
            <text:p>2464.95</text:p>
          </table:table-cell>
          <table:table-cell office:value-type="float" office:value="2466" calcext:value-type="float">
            <text:p>2466</text:p>
          </table:table-cell>
          <table:table-cell office:value-type="float" office:value="2466.35" calcext:value-type="float">
            <text:p>2466.35</text:p>
          </table:table-cell>
          <table:table-cell office:value-type="float" office:value="2464.12" calcext:value-type="float">
            <text:p>2464.1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32455" calcext:value-type="float">
            <text:p>1132455</text:p>
          </table:table-cell>
          <table:table-cell office:value-type="float" office:value="64651" calcext:value-type="float">
            <text:p>64651</text:p>
          </table:table-cell>
        </table:table-row>
        <table:table-row table:style-name="ro1">
          <table:table-cell table:style-name="ce2" office:value-type="string" calcext:value-type="string">
            <text:p>4-Oct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02.2" calcext:value-type="float">
            <text:p>2402.2</text:p>
          </table:table-cell>
          <table:table-cell office:value-type="float" office:value="2502.75" calcext:value-type="float">
            <text:p>2502.75</text:p>
          </table:table-cell>
          <table:table-cell office:value-type="float" office:value="2392.25" calcext:value-type="float">
            <text:p>2392.25</text:p>
          </table:table-cell>
          <table:table-cell office:value-type="float" office:value="2387.25" calcext:value-type="float">
            <text:p>2387.25</text:p>
          </table:table-cell>
          <table:table-cell office:value-type="float" office:value="2464.3" calcext:value-type="float">
            <text:p>2464.3</text:p>
          </table:table-cell>
          <table:table-cell office:value-type="float" office:value="2464.95" calcext:value-type="float">
            <text:p>2464.95</text:p>
          </table:table-cell>
          <table:table-cell office:value-type="float" office:value="2451.95" calcext:value-type="float">
            <text:p>2451.9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57377" calcext:value-type="float">
            <text:p>2857377</text:p>
          </table:table-cell>
          <table:table-cell office:value-type="float" office:value="124922" calcext:value-type="float">
            <text:p>124922</text:p>
          </table:table-cell>
        </table:table-row>
        <table:table-row table:style-name="ro1">
          <table:table-cell table:style-name="ce2" office:value-type="string" calcext:value-type="string">
            <text:p>3-Oct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18" calcext:value-type="float">
            <text:p>2418</text:p>
          </table:table-cell>
          <table:table-cell office:value-type="float" office:value="2424.9" calcext:value-type="float">
            <text:p>2424.9</text:p>
          </table:table-cell>
          <table:table-cell office:value-type="float" office:value="2372" calcext:value-type="float">
            <text:p>2372</text:p>
          </table:table-cell>
          <table:table-cell office:value-type="float" office:value="2413.9" calcext:value-type="float">
            <text:p>2413.9</text:p>
          </table:table-cell>
          <table:table-cell office:value-type="float" office:value="2387.1" calcext:value-type="float">
            <text:p>2387.1</text:p>
          </table:table-cell>
          <table:table-cell office:value-type="float" office:value="2387.25" calcext:value-type="float">
            <text:p>2387.25</text:p>
          </table:table-cell>
          <table:table-cell office:value-type="float" office:value="2395.35" calcext:value-type="float">
            <text:p>2395.3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019899" calcext:value-type="float">
            <text:p>2019899</text:p>
          </table:table-cell>
          <table:table-cell office:value-type="float" office:value="70447" calcext:value-type="float">
            <text:p>70447</text:p>
          </table:table-cell>
        </table:table-row>
        <table:table-row table:style-name="ro1">
          <table:table-cell table:style-name="ce2" office:value-type="string" calcext:value-type="string">
            <text:p>29-Sep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2.05" calcext:value-type="float">
            <text:p>2462.05</text:p>
          </table:table-cell>
          <table:table-cell office:value-type="float" office:value="2479.55" calcext:value-type="float">
            <text:p>2479.55</text:p>
          </table:table-cell>
          <table:table-cell office:value-type="float" office:value="2405.05" calcext:value-type="float">
            <text:p>2405.05</text:p>
          </table:table-cell>
          <table:table-cell office:value-type="float" office:value="2475.25" calcext:value-type="float">
            <text:p>2475.25</text:p>
          </table:table-cell>
          <table:table-cell office:value-type="float" office:value="2416" calcext:value-type="float">
            <text:p>2416</text:p>
          </table:table-cell>
          <table:table-cell office:value-type="float" office:value="2413.9" calcext:value-type="float">
            <text:p>2413.9</text:p>
          </table:table-cell>
          <table:table-cell office:value-type="float" office:value="2430.24" calcext:value-type="float">
            <text:p>2430.2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689201" calcext:value-type="float">
            <text:p>1689201</text:p>
          </table:table-cell>
          <table:table-cell office:value-type="float" office:value="81407" calcext:value-type="float">
            <text:p>81407</text:p>
          </table:table-cell>
        </table:table-row>
        <table:table-row table:style-name="ro1">
          <table:table-cell table:style-name="ce2" office:value-type="string" calcext:value-type="string">
            <text:p>28-Sep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9.95" calcext:value-type="float">
            <text:p>2489.95</text:p>
          </table:table-cell>
          <table:table-cell office:value-type="float" office:value="2511" calcext:value-type="float">
            <text:p>2511</text:p>
          </table:table-cell>
          <table:table-cell office:value-type="float" office:value="2446.7" calcext:value-type="float">
            <text:p>2446.7</text:p>
          </table:table-cell>
          <table:table-cell office:value-type="float" office:value="2483.3" calcext:value-type="float">
            <text:p>2483.3</text:p>
          </table:table-cell>
          <table:table-cell office:value-type="float" office:value="2477.1" calcext:value-type="float">
            <text:p>2477.1</text:p>
          </table:table-cell>
          <table:table-cell office:value-type="float" office:value="2475.25" calcext:value-type="float">
            <text:p>2475.25</text:p>
          </table:table-cell>
          <table:table-cell office:value-type="float" office:value="2478.59" calcext:value-type="float">
            <text:p>2478.5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25560" calcext:value-type="float">
            <text:p>2225560</text:p>
          </table:table-cell>
          <table:table-cell office:value-type="float" office:value="75079" calcext:value-type="float">
            <text:p>75079</text:p>
          </table:table-cell>
        </table:table-row>
        <table:table-row table:style-name="ro1">
          <table:table-cell table:style-name="ce2" office:value-type="string" calcext:value-type="string">
            <text:p>27-Sep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0" calcext:value-type="float">
            <text:p>2460</text:p>
          </table:table-cell>
          <table:table-cell office:value-type="float" office:value="2498" calcext:value-type="float">
            <text:p>2498</text:p>
          </table:table-cell>
          <table:table-cell office:value-type="float" office:value="2445.1" calcext:value-type="float">
            <text:p>2445.1</text:p>
          </table:table-cell>
          <table:table-cell office:value-type="float" office:value="2457.95" calcext:value-type="float">
            <text:p>2457.95</text:p>
          </table:table-cell>
          <table:table-cell office:value-type="float" office:value="2484" calcext:value-type="float">
            <text:p>2484</text:p>
          </table:table-cell>
          <table:table-cell office:value-type="float" office:value="2483.3" calcext:value-type="float">
            <text:p>2483.3</text:p>
          </table:table-cell>
          <table:table-cell office:value-type="float" office:value="2475.27" calcext:value-type="float">
            <text:p>2475.2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077373" calcext:value-type="float">
            <text:p>1077373</text:p>
          </table:table-cell>
          <table:table-cell office:value-type="float" office:value="42234" calcext:value-type="float">
            <text:p>42234</text:p>
          </table:table-cell>
        </table:table-row>
        <table:table-row table:style-name="ro1">
          <table:table-cell table:style-name="ce2" office:value-type="string" calcext:value-type="string">
            <text:p>26-Sep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1" calcext:value-type="float">
            <text:p>2491</text:p>
          </table:table-cell>
          <table:table-cell office:value-type="float" office:value="2499" calcext:value-type="float">
            <text:p>2499</text:p>
          </table:table-cell>
          <table:table-cell office:value-type="float" office:value="2452.6" calcext:value-type="float">
            <text:p>2452.6</text:p>
          </table:table-cell>
          <table:table-cell office:value-type="float" office:value="2482.1" calcext:value-type="float">
            <text:p>2482.1</text:p>
          </table:table-cell>
          <table:table-cell office:value-type="float" office:value="2458.5" calcext:value-type="float">
            <text:p>2458.5</text:p>
          </table:table-cell>
          <table:table-cell office:value-type="float" office:value="2457.95" calcext:value-type="float">
            <text:p>2457.95</text:p>
          </table:table-cell>
          <table:table-cell office:value-type="float" office:value="2474.46" calcext:value-type="float">
            <text:p>2474.4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98863" calcext:value-type="float">
            <text:p>698863</text:p>
          </table:table-cell>
          <table:table-cell office:value-type="float" office:value="35719" calcext:value-type="float">
            <text:p>35719</text:p>
          </table:table-cell>
        </table:table-row>
        <table:table-row table:style-name="ro1">
          <table:table-cell table:style-name="ce2" office:value-type="string" calcext:value-type="string">
            <text:p>25-Sep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9.95" calcext:value-type="float">
            <text:p>2479.95</text:p>
          </table:table-cell>
          <table:table-cell office:value-type="float" office:value="2489" calcext:value-type="float">
            <text:p>2489</text:p>
          </table:table-cell>
          <table:table-cell office:value-type="float" office:value="2424" calcext:value-type="float">
            <text:p>2424</text:p>
          </table:table-cell>
          <table:table-cell office:value-type="float" office:value="2464.9" calcext:value-type="float">
            <text:p>2464.9</text:p>
          </table:table-cell>
          <table:table-cell office:value-type="float" office:value="2484" calcext:value-type="float">
            <text:p>2484</text:p>
          </table:table-cell>
          <table:table-cell office:value-type="float" office:value="2482.1" calcext:value-type="float">
            <text:p>2482.1</text:p>
          </table:table-cell>
          <table:table-cell office:value-type="float" office:value="2460.35" calcext:value-type="float">
            <text:p>2460.3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16898" calcext:value-type="float">
            <text:p>1216898</text:p>
          </table:table-cell>
          <table:table-cell office:value-type="float" office:value="62473" calcext:value-type="float">
            <text:p>62473</text:p>
          </table:table-cell>
        </table:table-row>
        <table:table-row table:style-name="ro1">
          <table:table-cell table:style-name="ce2" office:value-type="string" calcext:value-type="string">
            <text:p>22-Sep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9.95" calcext:value-type="float">
            <text:p>2489.95</text:p>
          </table:table-cell>
          <table:table-cell office:value-type="float" office:value="2498" calcext:value-type="float">
            <text:p>2498</text:p>
          </table:table-cell>
          <table:table-cell office:value-type="float" office:value="2460" calcext:value-type="float">
            <text:p>2460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2462" calcext:value-type="float">
            <text:p>2462</text:p>
          </table:table-cell>
          <table:table-cell office:value-type="float" office:value="2464.9" calcext:value-type="float">
            <text:p>2464.9</text:p>
          </table:table-cell>
          <table:table-cell office:value-type="float" office:value="2474.07" calcext:value-type="float">
            <text:p>2474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65589" calcext:value-type="float">
            <text:p>865589</text:p>
          </table:table-cell>
          <table:table-cell office:value-type="float" office:value="44391" calcext:value-type="float">
            <text:p>44391</text:p>
          </table:table-cell>
        </table:table-row>
        <table:table-row table:style-name="ro1">
          <table:table-cell table:style-name="ce2" office:value-type="string" calcext:value-type="string">
            <text:p>21-Sep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9.8" calcext:value-type="float">
            <text:p>2479.8</text:p>
          </table:table-cell>
          <table:table-cell office:value-type="float" office:value="2503.8" calcext:value-type="float">
            <text:p>2503.8</text:p>
          </table:table-cell>
          <table:table-cell office:value-type="float" office:value="2461" calcext:value-type="float">
            <text:p>2461</text:p>
          </table:table-cell>
          <table:table-cell office:value-type="float" office:value="2470.3" calcext:value-type="float">
            <text:p>2470.3</text:p>
          </table:table-cell>
          <table:table-cell office:value-type="float" office:value="2481" calcext:value-type="float">
            <text:p>2481</text:p>
          </table:table-cell>
          <table:table-cell office:value-type="float" office:value="2479.25" calcext:value-type="float">
            <text:p>2479.25</text:p>
          </table:table-cell>
          <table:table-cell office:value-type="float" office:value="2482.4" calcext:value-type="float">
            <text:p>2482.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79908" calcext:value-type="float">
            <text:p>1279908</text:p>
          </table:table-cell>
          <table:table-cell office:value-type="float" office:value="72931" calcext:value-type="float">
            <text:p>72931</text:p>
          </table:table-cell>
        </table:table-row>
        <table:table-row table:style-name="ro1">
          <table:table-cell table:style-name="ce2" office:value-type="string" calcext:value-type="string">
            <text:p>20-Sep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02.4" calcext:value-type="float">
            <text:p>2502.4</text:p>
          </table:table-cell>
          <table:table-cell office:value-type="float" office:value="2533.65" calcext:value-type="float">
            <text:p>2533.65</text:p>
          </table:table-cell>
          <table:table-cell office:value-type="float" office:value="2458.9" calcext:value-type="float">
            <text:p>2458.9</text:p>
          </table:table-cell>
          <table:table-cell office:value-type="float" office:value="2502.45" calcext:value-type="float">
            <text:p>2502.45</text:p>
          </table:table-cell>
          <table:table-cell office:value-type="float" office:value="2470.4" calcext:value-type="float">
            <text:p>2470.4</text:p>
          </table:table-cell>
          <table:table-cell office:value-type="float" office:value="2470.3" calcext:value-type="float">
            <text:p>2470.3</text:p>
          </table:table-cell>
          <table:table-cell office:value-type="float" office:value="2489.13" calcext:value-type="float">
            <text:p>2489.1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03019" calcext:value-type="float">
            <text:p>1203019</text:p>
          </table:table-cell>
          <table:table-cell office:value-type="float" office:value="53694" calcext:value-type="float">
            <text:p>53694</text:p>
          </table:table-cell>
        </table:table-row>
        <table:table-row table:style-name="ro1">
          <table:table-cell table:style-name="ce2" office:value-type="string" calcext:value-type="string">
            <text:p>18-Sep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52" calcext:value-type="float">
            <text:p>2552</text:p>
          </table:table-cell>
          <table:table-cell office:value-type="float" office:value="2555" calcext:value-type="float">
            <text:p>2555</text:p>
          </table:table-cell>
          <table:table-cell office:value-type="float" office:value="2491" calcext:value-type="float">
            <text:p>2491</text:p>
          </table:table-cell>
          <table:table-cell office:value-type="float" office:value="2540.05" calcext:value-type="float">
            <text:p>2540.05</text:p>
          </table:table-cell>
          <table:table-cell office:value-type="float" office:value="2503" calcext:value-type="float">
            <text:p>2503</text:p>
          </table:table-cell>
          <table:table-cell office:value-type="float" office:value="2502.45" calcext:value-type="float">
            <text:p>2502.45</text:p>
          </table:table-cell>
          <table:table-cell office:value-type="float" office:value="2521.46" calcext:value-type="float">
            <text:p>2521.4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61677" calcext:value-type="float">
            <text:p>861677</text:p>
          </table:table-cell>
          <table:table-cell office:value-type="float" office:value="41768" calcext:value-type="float">
            <text:p>41768</text:p>
          </table:table-cell>
        </table:table-row>
        <table:table-row table:style-name="ro1">
          <table:table-cell table:style-name="ce2" office:value-type="string" calcext:value-type="string">
            <text:p>15-Sep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19.8" calcext:value-type="float">
            <text:p>2519.8</text:p>
          </table:table-cell>
          <table:table-cell office:value-type="float" office:value="2558" calcext:value-type="float">
            <text:p>2558</text:p>
          </table:table-cell>
          <table:table-cell office:value-type="float" office:value="2514.2" calcext:value-type="float">
            <text:p>2514.2</text:p>
          </table:table-cell>
          <table:table-cell office:value-type="float" office:value="2519.8" calcext:value-type="float">
            <text:p>2519.8</text:p>
          </table:table-cell>
          <table:table-cell office:value-type="float" office:value="2537.9" calcext:value-type="float">
            <text:p>2537.9</text:p>
          </table:table-cell>
          <table:table-cell office:value-type="float" office:value="2540.05" calcext:value-type="float">
            <text:p>2540.05</text:p>
          </table:table-cell>
          <table:table-cell office:value-type="float" office:value="2539.2" calcext:value-type="float">
            <text:p>2539.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47001" calcext:value-type="float">
            <text:p>1547001</text:p>
          </table:table-cell>
          <table:table-cell office:value-type="float" office:value="59448" calcext:value-type="float">
            <text:p>59448</text:p>
          </table:table-cell>
        </table:table-row>
        <table:table-row table:style-name="ro1">
          <table:table-cell table:style-name="ce2" office:value-type="string" calcext:value-type="string">
            <text:p>14-Sep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41.85" calcext:value-type="float">
            <text:p>2541.85</text:p>
          </table:table-cell>
          <table:table-cell office:value-type="float" office:value="2545" calcext:value-type="float">
            <text:p>2545</text:p>
          </table:table-cell>
          <table:table-cell office:value-type="float" office:value="2506.05" calcext:value-type="float">
            <text:p>2506.05</text:p>
          </table:table-cell>
          <table:table-cell office:value-type="float" office:value="2518.9" calcext:value-type="float">
            <text:p>2518.9</text:p>
          </table:table-cell>
          <table:table-cell office:value-type="float" office:value="2516" calcext:value-type="float">
            <text:p>2516</text:p>
          </table:table-cell>
          <table:table-cell office:value-type="float" office:value="2519.8" calcext:value-type="float">
            <text:p>2519.8</text:p>
          </table:table-cell>
          <table:table-cell office:value-type="float" office:value="2524.05" calcext:value-type="float">
            <text:p>2524.0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18481" calcext:value-type="float">
            <text:p>1218481</text:p>
          </table:table-cell>
          <table:table-cell office:value-type="float" office:value="66834" calcext:value-type="float">
            <text:p>66834</text:p>
          </table:table-cell>
        </table:table-row>
        <table:table-row table:style-name="ro1">
          <table:table-cell table:style-name="ce2" office:value-type="string" calcext:value-type="string">
            <text:p>13-Sep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45.7" calcext:value-type="float">
            <text:p>2545.7</text:p>
          </table:table-cell>
          <table:table-cell office:value-type="float" office:value="2566.95" calcext:value-type="float">
            <text:p>2566.95</text:p>
          </table:table-cell>
          <table:table-cell office:value-type="float" office:value="2496" calcext:value-type="float">
            <text:p>2496</text:p>
          </table:table-cell>
          <table:table-cell office:value-type="float" office:value="2535.7" calcext:value-type="float">
            <text:p>2535.7</text:p>
          </table:table-cell>
          <table:table-cell office:value-type="float" office:value="2525" calcext:value-type="float">
            <text:p>2525</text:p>
          </table:table-cell>
          <table:table-cell office:value-type="float" office:value="2518.9" calcext:value-type="float">
            <text:p>2518.9</text:p>
          </table:table-cell>
          <table:table-cell office:value-type="float" office:value="2528.52" calcext:value-type="float">
            <text:p>2528.5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80068" calcext:value-type="float">
            <text:p>1780068</text:p>
          </table:table-cell>
          <table:table-cell office:value-type="float" office:value="64129" calcext:value-type="float">
            <text:p>64129</text:p>
          </table:table-cell>
        </table:table-row>
        <table:table-row table:style-name="ro1">
          <table:table-cell table:style-name="ce2" office:value-type="string" calcext:value-type="string">
            <text:p>12-Sep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622.45" calcext:value-type="float">
            <text:p>2622.45</text:p>
          </table:table-cell>
          <table:table-cell office:value-type="float" office:value="2626.6" calcext:value-type="float">
            <text:p>2626.6</text:p>
          </table:table-cell>
          <table:table-cell office:value-type="float" office:value="2530" calcext:value-type="float">
            <text:p>2530</text:p>
          </table:table-cell>
          <table:table-cell office:value-type="float" office:value="2614.95" calcext:value-type="float">
            <text:p>2614.95</text:p>
          </table:table-cell>
          <table:table-cell office:value-type="float" office:value="2532.05" calcext:value-type="float">
            <text:p>2532.05</text:p>
          </table:table-cell>
          <table:table-cell office:value-type="float" office:value="2535.7" calcext:value-type="float">
            <text:p>2535.7</text:p>
          </table:table-cell>
          <table:table-cell office:value-type="float" office:value="2555.52" calcext:value-type="float">
            <text:p>2555.5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658774" calcext:value-type="float">
            <text:p>5658774</text:p>
          </table:table-cell>
          <table:table-cell office:value-type="float" office:value="147400" calcext:value-type="float">
            <text:p>147400</text:p>
          </table:table-cell>
        </table:table-row>
        <table:table-row table:style-name="ro1">
          <table:table-cell table:style-name="ce2" office:value-type="string" calcext:value-type="string">
            <text:p>11-Sep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65" calcext:value-type="float">
            <text:p>2565</text:p>
          </table:table-cell>
          <table:table-cell office:value-type="float" office:value="2630.25" calcext:value-type="float">
            <text:p>2630.25</text:p>
          </table:table-cell>
          <table:table-cell office:value-type="float" office:value="2546" calcext:value-type="float">
            <text:p>2546</text:p>
          </table:table-cell>
          <table:table-cell office:value-type="float" office:value="2519.3" calcext:value-type="float">
            <text:p>2519.3</text:p>
          </table:table-cell>
          <table:table-cell office:value-type="float" office:value="2612" calcext:value-type="float">
            <text:p>2612</text:p>
          </table:table-cell>
          <table:table-cell office:value-type="float" office:value="2614.95" calcext:value-type="float">
            <text:p>2614.95</text:p>
          </table:table-cell>
          <table:table-cell office:value-type="float" office:value="2581.13" calcext:value-type="float">
            <text:p>2581.1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9148241" calcext:value-type="float">
            <text:p>9148241</text:p>
          </table:table-cell>
          <table:table-cell office:value-type="float" office:value="181137" calcext:value-type="float">
            <text:p>181137</text:p>
          </table:table-cell>
        </table:table-row>
        <table:table-row table:style-name="ro1">
          <table:table-cell table:style-name="ce2" office:value-type="string" calcext:value-type="string">
            <text:p>8-Sep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13.8" calcext:value-type="float">
            <text:p>2513.8</text:p>
          </table:table-cell>
          <table:table-cell office:value-type="float" office:value="2538.6" calcext:value-type="float">
            <text:p>2538.6</text:p>
          </table:table-cell>
          <table:table-cell office:value-type="float" office:value="2506.1" calcext:value-type="float">
            <text:p>2506.1</text:p>
          </table:table-cell>
          <table:table-cell office:value-type="float" office:value="2509.5" calcext:value-type="float">
            <text:p>2509.5</text:p>
          </table:table-cell>
          <table:table-cell office:value-type="float" office:value="2519" calcext:value-type="float">
            <text:p>2519</text:p>
          </table:table-cell>
          <table:table-cell office:value-type="float" office:value="2519.3" calcext:value-type="float">
            <text:p>2519.3</text:p>
          </table:table-cell>
          <table:table-cell office:value-type="float" office:value="2526.49" calcext:value-type="float">
            <text:p>2526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640973" calcext:value-type="float">
            <text:p>5640973</text:p>
          </table:table-cell>
          <table:table-cell office:value-type="float" office:value="91658" calcext:value-type="float">
            <text:p>91658</text:p>
          </table:table-cell>
        </table:table-row>
        <table:table-row table:style-name="ro1">
          <table:table-cell table:style-name="ce2" office:value-type="string" calcext:value-type="string">
            <text:p>7-Sep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8" calcext:value-type="float">
            <text:p>2498</text:p>
          </table:table-cell>
          <table:table-cell office:value-type="float" office:value="2520" calcext:value-type="float">
            <text:p>2520</text:p>
          </table:table-cell>
          <table:table-cell office:value-type="float" office:value="2485" calcext:value-type="float">
            <text:p>2485</text:p>
          </table:table-cell>
          <table:table-cell office:value-type="float" office:value="2496.5" calcext:value-type="float">
            <text:p>2496.5</text:p>
          </table:table-cell>
          <table:table-cell office:value-type="float" office:value="2506" calcext:value-type="float">
            <text:p>2506</text:p>
          </table:table-cell>
          <table:table-cell office:value-type="float" office:value="2509.5" calcext:value-type="float">
            <text:p>2509.5</text:p>
          </table:table-cell>
          <table:table-cell office:value-type="float" office:value="2506" calcext:value-type="float">
            <text:p>250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298988" calcext:value-type="float">
            <text:p>4298988</text:p>
          </table:table-cell>
          <table:table-cell office:value-type="float" office:value="65954" calcext:value-type="float">
            <text:p>65954</text:p>
          </table:table-cell>
        </table:table-row>
        <table:table-row table:style-name="ro1">
          <table:table-cell table:style-name="ce2" office:value-type="string" calcext:value-type="string">
            <text:p>6-Sep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4.05" calcext:value-type="float">
            <text:p>2494.05</text:p>
          </table:table-cell>
          <table:table-cell office:value-type="float" office:value="2504" calcext:value-type="float">
            <text:p>2504</text:p>
          </table:table-cell>
          <table:table-cell office:value-type="float" office:value="2471" calcext:value-type="float">
            <text:p>2471</text:p>
          </table:table-cell>
          <table:table-cell office:value-type="float" office:value="2494.05" calcext:value-type="float">
            <text:p>2494.05</text:p>
          </table:table-cell>
          <table:table-cell office:value-type="float" office:value="2489.45" calcext:value-type="float">
            <text:p>2489.45</text:p>
          </table:table-cell>
          <table:table-cell office:value-type="float" office:value="2496.5" calcext:value-type="float">
            <text:p>2496.5</text:p>
          </table:table-cell>
          <table:table-cell office:value-type="float" office:value="2493.74" calcext:value-type="float">
            <text:p>2493.7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416248" calcext:value-type="float">
            <text:p>7416248</text:p>
          </table:table-cell>
          <table:table-cell office:value-type="float" office:value="129014" calcext:value-type="float">
            <text:p>129014</text:p>
          </table:table-cell>
        </table:table-row>
        <table:table-row table:style-name="ro1">
          <table:table-cell table:style-name="ce2" office:value-type="string" calcext:value-type="string">
            <text:p>5-Sep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2" calcext:value-type="float">
            <text:p>2482</text:p>
          </table:table-cell>
          <table:table-cell office:value-type="float" office:value="2501.4" calcext:value-type="float">
            <text:p>2501.4</text:p>
          </table:table-cell>
          <table:table-cell office:value-type="float" office:value="2464" calcext:value-type="float">
            <text:p>2464</text:p>
          </table:table-cell>
          <table:table-cell office:value-type="float" office:value="2470.6" calcext:value-type="float">
            <text:p>2470.6</text:p>
          </table:table-cell>
          <table:table-cell office:value-type="float" office:value="2488" calcext:value-type="float">
            <text:p>2488</text:p>
          </table:table-cell>
          <table:table-cell office:value-type="float" office:value="2494.05" calcext:value-type="float">
            <text:p>2494.05</text:p>
          </table:table-cell>
          <table:table-cell office:value-type="float" office:value="2488.19" calcext:value-type="float">
            <text:p>2488.1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489319" calcext:value-type="float">
            <text:p>6489319</text:p>
          </table:table-cell>
          <table:table-cell office:value-type="float" office:value="124950" calcext:value-type="float">
            <text:p>124950</text:p>
          </table:table-cell>
        </table:table-row>
        <table:table-row table:style-name="ro1">
          <table:table-cell table:style-name="ce2" office:value-type="string" calcext:value-type="string">
            <text:p>4-Sep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4" calcext:value-type="float">
            <text:p>2454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2450.05" calcext:value-type="float">
            <text:p>2450.05</text:p>
          </table:table-cell>
          <table:table-cell office:value-type="float" office:value="2470.5" calcext:value-type="float">
            <text:p>2470.5</text:p>
          </table:table-cell>
          <table:table-cell office:value-type="float" office:value="2470.6" calcext:value-type="float">
            <text:p>2470.6</text:p>
          </table:table-cell>
          <table:table-cell office:value-type="float" office:value="2470.54" calcext:value-type="float">
            <text:p>2470.5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998454" calcext:value-type="float">
            <text:p>5998454</text:p>
          </table:table-cell>
          <table:table-cell office:value-type="float" office:value="104932" calcext:value-type="float">
            <text:p>104932</text:p>
          </table:table-cell>
        </table:table-row>
        <table:table-row table:style-name="ro1">
          <table:table-cell table:style-name="ce2" office:value-type="string" calcext:value-type="string">
            <text:p>1-Sep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81" calcext:value-type="float">
            <text:p>2381</text:p>
          </table:table-cell>
          <table:table-cell office:value-type="float" office:value="2465.55" calcext:value-type="float">
            <text:p>2465.55</text:p>
          </table:table-cell>
          <table:table-cell office:value-type="float" office:value="2380" calcext:value-type="float">
            <text:p>2380</text:p>
          </table:table-cell>
          <table:table-cell office:value-type="float" office:value="2419.25" calcext:value-type="float">
            <text:p>2419.25</text:p>
          </table:table-cell>
          <table:table-cell office:value-type="float" office:value="2449.9" calcext:value-type="float">
            <text:p>2449.9</text:p>
          </table:table-cell>
          <table:table-cell office:value-type="float" office:value="2450.05" calcext:value-type="float">
            <text:p>2450.05</text:p>
          </table:table-cell>
          <table:table-cell office:value-type="float" office:value="2441.84" calcext:value-type="float">
            <text:p>2441.8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764397" calcext:value-type="float">
            <text:p>6764397</text:p>
          </table:table-cell>
          <table:table-cell office:value-type="float" office:value="169694" calcext:value-type="float">
            <text:p>169694</text:p>
          </table:table-cell>
        </table:table-row>
        <table:table-row table:style-name="ro1">
          <table:table-cell table:style-name="ce2" office:value-type="string" calcext:value-type="string">
            <text:p>31-Aug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9.95" calcext:value-type="float">
            <text:p>2449.95</text:p>
          </table:table-cell>
          <table:table-cell office:value-type="float" office:value="2489.95" calcext:value-type="float">
            <text:p>2489.95</text:p>
          </table:table-cell>
          <table:table-cell office:value-type="float" office:value="2383.75" calcext:value-type="float">
            <text:p>2383.75</text:p>
          </table:table-cell>
          <table:table-cell office:value-type="float" office:value="2513.1" calcext:value-type="float">
            <text:p>2513.1</text:p>
          </table:table-cell>
          <table:table-cell office:value-type="float" office:value="2425" calcext:value-type="float">
            <text:p>2425</text:p>
          </table:table-cell>
          <table:table-cell office:value-type="float" office:value="2419.25" calcext:value-type="float">
            <text:p>2419.25</text:p>
          </table:table-cell>
          <table:table-cell office:value-type="float" office:value="2437.26" calcext:value-type="float">
            <text:p>2437.2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230369" calcext:value-type="float">
            <text:p>6230369</text:p>
          </table:table-cell>
          <table:table-cell office:value-type="float" office:value="209189" calcext:value-type="float">
            <text:p>209189</text:p>
          </table:table-cell>
        </table:table-row>
        <table:table-row table:style-name="ro1">
          <table:table-cell table:style-name="ce2" office:value-type="string" calcext:value-type="string">
            <text:p>30-Aug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17" calcext:value-type="float">
            <text:p>2517</text:p>
          </table:table-cell>
          <table:table-cell office:value-type="float" office:value="2543" calcext:value-type="float">
            <text:p>2543</text:p>
          </table:table-cell>
          <table:table-cell office:value-type="float" office:value="2492.4" calcext:value-type="float">
            <text:p>2492.4</text:p>
          </table:table-cell>
          <table:table-cell office:value-type="float" office:value="2506.45" calcext:value-type="float">
            <text:p>2506.45</text:p>
          </table:table-cell>
          <table:table-cell office:value-type="float" office:value="2510" calcext:value-type="float">
            <text:p>2510</text:p>
          </table:table-cell>
          <table:table-cell office:value-type="float" office:value="2513.1" calcext:value-type="float">
            <text:p>2513.1</text:p>
          </table:table-cell>
          <table:table-cell office:value-type="float" office:value="2525.87" calcext:value-type="float">
            <text:p>2525.8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484593" calcext:value-type="float">
            <text:p>6484593</text:p>
          </table:table-cell>
          <table:table-cell office:value-type="float" office:value="116612" calcext:value-type="float">
            <text:p>116612</text:p>
          </table:table-cell>
        </table:table-row>
        <table:table-row table:style-name="ro1">
          <table:table-cell table:style-name="ce2" office:value-type="string" calcext:value-type="string">
            <text:p>29-Aug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2.1" calcext:value-type="float">
            <text:p>2472.1</text:p>
          </table:table-cell>
          <table:table-cell office:value-type="float" office:value="2536.65" calcext:value-type="float">
            <text:p>2536.65</text:p>
          </table:table-cell>
          <table:table-cell office:value-type="float" office:value="2445" calcext:value-type="float">
            <text:p>2445</text:p>
          </table:table-cell>
          <table:table-cell office:value-type="float" office:value="2472.45" calcext:value-type="float">
            <text:p>2472.45</text:p>
          </table:table-cell>
          <table:table-cell office:value-type="float" office:value="2507.6" calcext:value-type="float">
            <text:p>2507.6</text:p>
          </table:table-cell>
          <table:table-cell office:value-type="float" office:value="2506.45" calcext:value-type="float">
            <text:p>2506.45</text:p>
          </table:table-cell>
          <table:table-cell office:value-type="float" office:value="2503.76" calcext:value-type="float">
            <text:p>2503.7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802150" calcext:value-type="float">
            <text:p>4802150</text:p>
          </table:table-cell>
          <table:table-cell office:value-type="float" office:value="164344" calcext:value-type="float">
            <text:p>164344</text:p>
          </table:table-cell>
        </table:table-row>
        <table:table-row table:style-name="ro1">
          <table:table-cell table:style-name="ce2" office:value-type="string" calcext:value-type="string">
            <text:p>28-Aug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50" calcext:value-type="float">
            <text:p>2550</text:p>
          </table:table-cell>
          <table:table-cell office:value-type="float" office:value="2582" calcext:value-type="float">
            <text:p>2582</text:p>
          </table:table-cell>
          <table:table-cell office:value-type="float" office:value="2455.65" calcext:value-type="float">
            <text:p>2455.65</text:p>
          </table:table-cell>
          <table:table-cell office:value-type="float" office:value="2495.75" calcext:value-type="float">
            <text:p>2495.75</text:p>
          </table:table-cell>
          <table:table-cell office:value-type="float" office:value="2473.95" calcext:value-type="float">
            <text:p>2473.95</text:p>
          </table:table-cell>
          <table:table-cell office:value-type="float" office:value="2472.45" calcext:value-type="float">
            <text:p>2472.45</text:p>
          </table:table-cell>
          <table:table-cell office:value-type="float" office:value="2499.94" calcext:value-type="float">
            <text:p>2499.9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457038" calcext:value-type="float">
            <text:p>4457038</text:p>
          </table:table-cell>
          <table:table-cell office:value-type="float" office:value="147610" calcext:value-type="float">
            <text:p>147610</text:p>
          </table:table-cell>
        </table:table-row>
        <table:table-row table:style-name="ro1">
          <table:table-cell table:style-name="ce2" office:value-type="string" calcext:value-type="string">
            <text:p>25-Aug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549" calcext:value-type="float">
            <text:p>2549</text:p>
          </table:table-cell>
          <table:table-cell office:value-type="float" office:value="2486" calcext:value-type="float">
            <text:p>2486</text:p>
          </table:table-cell>
          <table:table-cell office:value-type="float" office:value="2539.55" calcext:value-type="float">
            <text:p>2539.55</text:p>
          </table:table-cell>
          <table:table-cell office:value-type="float" office:value="2490" calcext:value-type="float">
            <text:p>2490</text:p>
          </table:table-cell>
          <table:table-cell office:value-type="float" office:value="2495.75" calcext:value-type="float">
            <text:p>2495.75</text:p>
          </table:table-cell>
          <table:table-cell office:value-type="float" office:value="2511.47" calcext:value-type="float">
            <text:p>2511.4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08721" calcext:value-type="float">
            <text:p>2808721</text:p>
          </table:table-cell>
          <table:table-cell office:value-type="float" office:value="102176" calcext:value-type="float">
            <text:p>102176</text:p>
          </table:table-cell>
        </table:table-row>
        <table:table-row table:style-name="ro1">
          <table:table-cell table:style-name="ce2" office:value-type="string" calcext:value-type="string">
            <text:p>24-Aug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80" calcext:value-type="float">
            <text:p>2580</text:p>
          </table:table-cell>
          <table:table-cell office:value-type="float" office:value="2613" calcext:value-type="float">
            <text:p>2613</text:p>
          </table:table-cell>
          <table:table-cell office:value-type="float" office:value="2531.1" calcext:value-type="float">
            <text:p>2531.1</text:p>
          </table:table-cell>
          <table:table-cell office:value-type="float" office:value="2530.3" calcext:value-type="float">
            <text:p>2530.3</text:p>
          </table:table-cell>
          <table:table-cell office:value-type="float" office:value="2542.2" calcext:value-type="float">
            <text:p>2542.2</text:p>
          </table:table-cell>
          <table:table-cell office:value-type="float" office:value="2539.55" calcext:value-type="float">
            <text:p>2539.55</text:p>
          </table:table-cell>
          <table:table-cell office:value-type="float" office:value="2574.82" calcext:value-type="float">
            <text:p>2574.8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558367" calcext:value-type="float">
            <text:p>4558367</text:p>
          </table:table-cell>
          <table:table-cell office:value-type="float" office:value="157473" calcext:value-type="float">
            <text:p>157473</text:p>
          </table:table-cell>
        </table:table-row>
        <table:table-row table:style-name="ro1">
          <table:table-cell table:style-name="ce2" office:value-type="string" calcext:value-type="string">
            <text:p>23-Aug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720" calcext:value-type="float">
            <text:p>2720</text:p>
          </table:table-cell>
          <table:table-cell office:value-type="float" office:value="2722.4" calcext:value-type="float">
            <text:p>2722.4</text:p>
          </table:table-cell>
          <table:table-cell office:value-type="float" office:value="2488.85" calcext:value-type="float">
            <text:p>2488.85</text:p>
          </table:table-cell>
          <table:table-cell office:value-type="float" office:value="2698.05" calcext:value-type="float">
            <text:p>2698.05</text:p>
          </table:table-cell>
          <table:table-cell office:value-type="float" office:value="2539" calcext:value-type="float">
            <text:p>2539</text:p>
          </table:table-cell>
          <table:table-cell office:value-type="float" office:value="2530.3" calcext:value-type="float">
            <text:p>2530.3</text:p>
          </table:table-cell>
          <table:table-cell office:value-type="float" office:value="2603.2" calcext:value-type="float">
            <text:p>2603.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251316" calcext:value-type="float">
            <text:p>5251316</text:p>
          </table:table-cell>
          <table:table-cell office:value-type="float" office:value="189702" calcext:value-type="float">
            <text:p>189702</text:p>
          </table:table-cell>
        </table:table-row>
        <table:table-row table:style-name="ro1">
          <table:table-cell table:style-name="ce2" office:value-type="string" calcext:value-type="string">
            <text:p>22-Aug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668.85" calcext:value-type="float">
            <text:p>2668.85</text:p>
          </table:table-cell>
          <table:table-cell office:value-type="float" office:value="2721" calcext:value-type="float">
            <text:p>2721</text:p>
          </table:table-cell>
          <table:table-cell office:value-type="float" office:value="2654.1" calcext:value-type="float">
            <text:p>2654.1</text:p>
          </table:table-cell>
          <table:table-cell office:value-type="float" office:value="2639.75" calcext:value-type="float">
            <text:p>2639.75</text:p>
          </table:table-cell>
          <table:table-cell office:value-type="float" office:value="2694.9" calcext:value-type="float">
            <text:p>2694.9</text:p>
          </table:table-cell>
          <table:table-cell office:value-type="float" office:value="2698.05" calcext:value-type="float">
            <text:p>2698.05</text:p>
          </table:table-cell>
          <table:table-cell office:value-type="float" office:value="2696.4" calcext:value-type="float">
            <text:p>2696.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0291468" calcext:value-type="float">
            <text:p>10291468</text:p>
          </table:table-cell>
          <table:table-cell office:value-type="float" office:value="216090" calcext:value-type="float">
            <text:p>216090</text:p>
          </table:table-cell>
        </table:table-row>
        <table:table-row table:style-name="ro1">
          <table:table-cell table:style-name="ce2" office:value-type="string" calcext:value-type="string">
            <text:p>21-Aug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88" calcext:value-type="float">
            <text:p>2588</text:p>
          </table:table-cell>
          <table:table-cell office:value-type="float" office:value="2655" calcext:value-type="float">
            <text:p>2655</text:p>
          </table:table-cell>
          <table:table-cell office:value-type="float" office:value="2580.5" calcext:value-type="float">
            <text:p>2580.5</text:p>
          </table:table-cell>
          <table:table-cell office:value-type="float" office:value="2577.4" calcext:value-type="float">
            <text:p>2577.4</text:p>
          </table:table-cell>
          <table:table-cell office:value-type="float" office:value="2637" calcext:value-type="float">
            <text:p>2637</text:p>
          </table:table-cell>
          <table:table-cell office:value-type="float" office:value="2639.75" calcext:value-type="float">
            <text:p>2639.75</text:p>
          </table:table-cell>
          <table:table-cell office:value-type="float" office:value="2630.61" calcext:value-type="float">
            <text:p>2630.6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0479200" calcext:value-type="float">
            <text:p>10479200</text:p>
          </table:table-cell>
          <table:table-cell office:value-type="float" office:value="216694" calcext:value-type="float">
            <text:p>216694</text:p>
          </table:table-cell>
        </table:table-row>
        <table:table-row table:style-name="ro1">
          <table:table-cell table:style-name="ce2" office:value-type="string" calcext:value-type="string">
            <text:p>18-Aug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7.5" calcext:value-type="float">
            <text:p>2477.5</text:p>
          </table:table-cell>
          <table:table-cell office:value-type="float" office:value="2665.95" calcext:value-type="float">
            <text:p>2665.95</text:p>
          </table:table-cell>
          <table:table-cell office:value-type="float" office:value="2461.3" calcext:value-type="float">
            <text:p>2461.3</text:p>
          </table:table-cell>
          <table:table-cell office:value-type="float" office:value="2479.7" calcext:value-type="float">
            <text:p>2479.7</text:p>
          </table:table-cell>
          <table:table-cell office:value-type="float" office:value="2570.95" calcext:value-type="float">
            <text:p>2570.95</text:p>
          </table:table-cell>
          <table:table-cell office:value-type="float" office:value="2577.4" calcext:value-type="float">
            <text:p>2577.4</text:p>
          </table:table-cell>
          <table:table-cell office:value-type="float" office:value="2562.98" calcext:value-type="float">
            <text:p>2562.9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679923" calcext:value-type="float">
            <text:p>14679923</text:p>
          </table:table-cell>
          <table:table-cell office:value-type="float" office:value="344747" calcext:value-type="float">
            <text:p>344747</text:p>
          </table:table-cell>
        </table:table-row>
        <table:table-row table:style-name="ro1">
          <table:table-cell table:style-name="ce2" office:value-type="string" calcext:value-type="string">
            <text:p>17-Aug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4.95" calcext:value-type="float">
            <text:p>2454.95</text:p>
          </table:table-cell>
          <table:table-cell office:value-type="float" office:value="2487.2" calcext:value-type="float">
            <text:p>2487.2</text:p>
          </table:table-cell>
          <table:table-cell office:value-type="float" office:value="2442.05" calcext:value-type="float">
            <text:p>2442.05</text:p>
          </table:table-cell>
          <table:table-cell office:value-type="float" office:value="2445.1" calcext:value-type="float">
            <text:p>2445.1</text:p>
          </table:table-cell>
          <table:table-cell office:value-type="float" office:value="2477.5" calcext:value-type="float">
            <text:p>2477.5</text:p>
          </table:table-cell>
          <table:table-cell office:value-type="float" office:value="2479.7" calcext:value-type="float">
            <text:p>2479.7</text:p>
          </table:table-cell>
          <table:table-cell office:value-type="float" office:value="2462.66" calcext:value-type="float">
            <text:p>2462.6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769452" calcext:value-type="float">
            <text:p>7769452</text:p>
          </table:table-cell>
          <table:table-cell office:value-type="float" office:value="134500" calcext:value-type="float">
            <text:p>134500</text:p>
          </table:table-cell>
        </table:table-row>
        <table:table-row table:style-name="ro1">
          <table:table-cell table:style-name="ce2" office:value-type="string" calcext:value-type="string">
            <text:p>16-Aug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0" calcext:value-type="float">
            <text:p>2450</text:p>
          </table:table-cell>
          <table:table-cell office:value-type="float" office:value="2465" calcext:value-type="float">
            <text:p>2465</text:p>
          </table:table-cell>
          <table:table-cell office:value-type="float" office:value="2420" calcext:value-type="float">
            <text:p>2420</text:p>
          </table:table-cell>
          <table:table-cell office:value-type="float" office:value="2456" calcext:value-type="float">
            <text:p>2456</text:p>
          </table:table-cell>
          <table:table-cell office:value-type="float" office:value="2442" calcext:value-type="float">
            <text:p>2442</text:p>
          </table:table-cell>
          <table:table-cell office:value-type="float" office:value="2445.1" calcext:value-type="float">
            <text:p>2445.1</text:p>
          </table:table-cell>
          <table:table-cell office:value-type="float" office:value="2450.99" calcext:value-type="float">
            <text:p>2450.9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084828" calcext:value-type="float">
            <text:p>7084828</text:p>
          </table:table-cell>
          <table:table-cell office:value-type="float" office:value="130359" calcext:value-type="float">
            <text:p>130359</text:p>
          </table:table-cell>
        </table:table-row>
        <table:table-row table:style-name="ro1">
          <table:table-cell table:style-name="ce2" office:value-type="string" calcext:value-type="string">
            <text:p>14-Aug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0" calcext:value-type="float">
            <text:p>2480</text:p>
          </table:table-cell>
          <table:table-cell office:value-type="float" office:value="2484.95" calcext:value-type="float">
            <text:p>2484.95</text:p>
          </table:table-cell>
          <table:table-cell office:value-type="float" office:value="2400.05" calcext:value-type="float">
            <text:p>2400.05</text:p>
          </table:table-cell>
          <table:table-cell office:value-type="float" office:value="2539.5" calcext:value-type="float">
            <text:p>2539.5</text:p>
          </table:table-cell>
          <table:table-cell office:value-type="float" office:value="2446.95" calcext:value-type="float">
            <text:p>2446.95</text:p>
          </table:table-cell>
          <table:table-cell office:value-type="float" office:value="2456" calcext:value-type="float">
            <text:p>2456</text:p>
          </table:table-cell>
          <table:table-cell office:value-type="float" office:value="2450.44" calcext:value-type="float">
            <text:p>2450.4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9786919" calcext:value-type="float">
            <text:p>9786919</text:p>
          </table:table-cell>
          <table:table-cell office:value-type="float" office:value="250812" calcext:value-type="float">
            <text:p>250812</text:p>
          </table:table-cell>
        </table:table-row>
        <table:table-row table:style-name="ro1">
          <table:table-cell table:style-name="ce2" office:value-type="string" calcext:value-type="string">
            <text:p>11-Aug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50.05" calcext:value-type="float">
            <text:p>2550.05</text:p>
          </table:table-cell>
          <table:table-cell office:value-type="float" office:value="2568.15" calcext:value-type="float">
            <text:p>2568.15</text:p>
          </table:table-cell>
          <table:table-cell office:value-type="float" office:value="2518.2" calcext:value-type="float">
            <text:p>2518.2</text:p>
          </table:table-cell>
          <table:table-cell office:value-type="float" office:value="2552.4" calcext:value-type="float">
            <text:p>2552.4</text:p>
          </table:table-cell>
          <table:table-cell office:value-type="float" office:value="2538" calcext:value-type="float">
            <text:p>2538</text:p>
          </table:table-cell>
          <table:table-cell office:value-type="float" office:value="2539.5" calcext:value-type="float">
            <text:p>2539.5</text:p>
          </table:table-cell>
          <table:table-cell office:value-type="float" office:value="2552.42" calcext:value-type="float">
            <text:p>2552.4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157372" calcext:value-type="float">
            <text:p>7157372</text:p>
          </table:table-cell>
          <table:table-cell office:value-type="float" office:value="153795" calcext:value-type="float">
            <text:p>153795</text:p>
          </table:table-cell>
        </table:table-row>
        <table:table-row table:style-name="ro1">
          <table:table-cell table:style-name="ce2" office:value-type="string" calcext:value-type="string">
            <text:p>10-Aug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10" calcext:value-type="float">
            <text:p>2510</text:p>
          </table:table-cell>
          <table:table-cell office:value-type="float" office:value="2577.5" calcext:value-type="float">
            <text:p>2577.5</text:p>
          </table:table-cell>
          <table:table-cell office:value-type="float" office:value="2510" calcext:value-type="float">
            <text:p>2510</text:p>
          </table:table-cell>
          <table:table-cell office:value-type="float" office:value="2507.1" calcext:value-type="float">
            <text:p>2507.1</text:p>
          </table:table-cell>
          <table:table-cell office:value-type="float" office:value="2549" calcext:value-type="float">
            <text:p>2549</text:p>
          </table:table-cell>
          <table:table-cell office:value-type="float" office:value="2552.4" calcext:value-type="float">
            <text:p>2552.4</text:p>
          </table:table-cell>
          <table:table-cell office:value-type="float" office:value="2549.54" calcext:value-type="float">
            <text:p>2549.5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140756" calcext:value-type="float">
            <text:p>8140756</text:p>
          </table:table-cell>
          <table:table-cell office:value-type="float" office:value="186434" calcext:value-type="float">
            <text:p>186434</text:p>
          </table:table-cell>
        </table:table-row>
        <table:table-row table:style-name="ro1">
          <table:table-cell table:style-name="ce2" office:value-type="string" calcext:value-type="string">
            <text:p>9-Aug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8.35" calcext:value-type="float">
            <text:p>2488.35</text:p>
          </table:table-cell>
          <table:table-cell office:value-type="float" office:value="2516.9" calcext:value-type="float">
            <text:p>2516.9</text:p>
          </table:table-cell>
          <table:table-cell office:value-type="float" office:value="2472" calcext:value-type="float">
            <text:p>2472</text:p>
          </table:table-cell>
          <table:table-cell office:value-type="float" office:value="2474.55" calcext:value-type="float">
            <text:p>2474.55</text:p>
          </table:table-cell>
          <table:table-cell office:value-type="float" office:value="2506" calcext:value-type="float">
            <text:p>2506</text:p>
          </table:table-cell>
          <table:table-cell office:value-type="float" office:value="2507.1" calcext:value-type="float">
            <text:p>2507.1</text:p>
          </table:table-cell>
          <table:table-cell office:value-type="float" office:value="2500.07" calcext:value-type="float">
            <text:p>2500.0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781400" calcext:value-type="float">
            <text:p>5781400</text:p>
          </table:table-cell>
          <table:table-cell office:value-type="float" office:value="137283" calcext:value-type="float">
            <text:p>137283</text:p>
          </table:table-cell>
        </table:table-row>
        <table:table-row table:style-name="ro1">
          <table:table-cell table:style-name="ce2" office:value-type="string" calcext:value-type="string">
            <text:p>8-Aug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563.25" calcext:value-type="float">
            <text:p>2563.25</text:p>
          </table:table-cell>
          <table:table-cell office:value-type="float" office:value="2461.3" calcext:value-type="float">
            <text:p>2461.3</text:p>
          </table:table-cell>
          <table:table-cell office:value-type="float" office:value="2550.5" calcext:value-type="float">
            <text:p>2550.5</text:p>
          </table:table-cell>
          <table:table-cell office:value-type="float" office:value="2477.05" calcext:value-type="float">
            <text:p>2477.05</text:p>
          </table:table-cell>
          <table:table-cell office:value-type="float" office:value="2474.55" calcext:value-type="float">
            <text:p>2474.55</text:p>
          </table:table-cell>
          <table:table-cell office:value-type="float" office:value="2496.62" calcext:value-type="float">
            <text:p>2496.6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127920" calcext:value-type="float">
            <text:p>6127920</text:p>
          </table:table-cell>
          <table:table-cell office:value-type="float" office:value="165124" calcext:value-type="float">
            <text:p>165124</text:p>
          </table:table-cell>
        </table:table-row>
        <table:table-row table:style-name="ro1">
          <table:table-cell table:style-name="ce2" office:value-type="string" calcext:value-type="string">
            <text:p>7-Aug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50.95" calcext:value-type="float">
            <text:p>2550.95</text:p>
          </table:table-cell>
          <table:table-cell office:value-type="float" office:value="2569" calcext:value-type="float">
            <text:p>2569</text:p>
          </table:table-cell>
          <table:table-cell office:value-type="float" office:value="2516.4" calcext:value-type="float">
            <text:p>2516.4</text:p>
          </table:table-cell>
          <table:table-cell office:value-type="float" office:value="2541.8" calcext:value-type="float">
            <text:p>2541.8</text:p>
          </table:table-cell>
          <table:table-cell office:value-type="float" office:value="2552" calcext:value-type="float">
            <text:p>2552</text:p>
          </table:table-cell>
          <table:table-cell office:value-type="float" office:value="2550.5" calcext:value-type="float">
            <text:p>2550.5</text:p>
          </table:table-cell>
          <table:table-cell office:value-type="float" office:value="2545.71" calcext:value-type="float">
            <text:p>2545.7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684333" calcext:value-type="float">
            <text:p>4684333</text:p>
          </table:table-cell>
          <table:table-cell office:value-type="float" office:value="104084" calcext:value-type="float">
            <text:p>104084</text:p>
          </table:table-cell>
        </table:table-row>
        <table:table-row table:style-name="ro1">
          <table:table-cell table:style-name="ce2" office:value-type="string" calcext:value-type="string">
            <text:p>4-Aug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45.3" calcext:value-type="float">
            <text:p>2545.3</text:p>
          </table:table-cell>
          <table:table-cell office:value-type="float" office:value="2557.9" calcext:value-type="float">
            <text:p>2557.9</text:p>
          </table:table-cell>
          <table:table-cell office:value-type="float" office:value="2502" calcext:value-type="float">
            <text:p>2502</text:p>
          </table:table-cell>
          <table:table-cell office:value-type="float" office:value="2532.6" calcext:value-type="float">
            <text:p>2532.6</text:p>
          </table:table-cell>
          <table:table-cell office:value-type="float" office:value="2536.15" calcext:value-type="float">
            <text:p>2536.15</text:p>
          </table:table-cell>
          <table:table-cell office:value-type="float" office:value="2541.8" calcext:value-type="float">
            <text:p>2541.8</text:p>
          </table:table-cell>
          <table:table-cell office:value-type="float" office:value="2535.26" calcext:value-type="float">
            <text:p>2535.2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294056" calcext:value-type="float">
            <text:p>3294056</text:p>
          </table:table-cell>
          <table:table-cell office:value-type="float" office:value="91387" calcext:value-type="float">
            <text:p>91387</text:p>
          </table:table-cell>
        </table:table-row>
        <table:table-row table:style-name="ro1">
          <table:table-cell table:style-name="ce2" office:value-type="string" calcext:value-type="string">
            <text:p>3-Aug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9.9" calcext:value-type="float">
            <text:p>2469.9</text:p>
          </table:table-cell>
          <table:table-cell office:value-type="float" office:value="2550" calcext:value-type="float">
            <text:p>2550</text:p>
          </table:table-cell>
          <table:table-cell office:value-type="float" office:value="2462" calcext:value-type="float">
            <text:p>2462</text:p>
          </table:table-cell>
          <table:table-cell office:value-type="float" office:value="2473.55" calcext:value-type="float">
            <text:p>2473.55</text:p>
          </table:table-cell>
          <table:table-cell office:value-type="float" office:value="2535" calcext:value-type="float">
            <text:p>2535</text:p>
          </table:table-cell>
          <table:table-cell office:value-type="float" office:value="2532.6" calcext:value-type="float">
            <text:p>2532.6</text:p>
          </table:table-cell>
          <table:table-cell office:value-type="float" office:value="2516.19" calcext:value-type="float">
            <text:p>2516.1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720470" calcext:value-type="float">
            <text:p>4720470</text:p>
          </table:table-cell>
          <table:table-cell office:value-type="float" office:value="164423" calcext:value-type="float">
            <text:p>164423</text:p>
          </table:table-cell>
        </table:table-row>
        <table:table-row table:style-name="ro1">
          <table:table-cell table:style-name="ce2" office:value-type="string" calcext:value-type="string">
            <text:p>2-Aug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3" calcext:value-type="float">
            <text:p>2493</text:p>
          </table:table-cell>
          <table:table-cell office:value-type="float" office:value="2514" calcext:value-type="float">
            <text:p>2514</text:p>
          </table:table-cell>
          <table:table-cell office:value-type="float" office:value="2451" calcext:value-type="float">
            <text:p>2451</text:p>
          </table:table-cell>
          <table:table-cell office:value-type="float" office:value="2481.1" calcext:value-type="float">
            <text:p>2481.1</text:p>
          </table:table-cell>
          <table:table-cell office:value-type="float" office:value="2473.1" calcext:value-type="float">
            <text:p>2473.1</text:p>
          </table:table-cell>
          <table:table-cell office:value-type="float" office:value="2473.55" calcext:value-type="float">
            <text:p>2473.55</text:p>
          </table:table-cell>
          <table:table-cell office:value-type="float" office:value="2486.61" calcext:value-type="float">
            <text:p>2486.6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506971" calcext:value-type="float">
            <text:p>2506971</text:p>
          </table:table-cell>
          <table:table-cell office:value-type="float" office:value="92290" calcext:value-type="float">
            <text:p>92290</text:p>
          </table:table-cell>
        </table:table-row>
        <table:table-row table:style-name="ro1">
          <table:table-cell table:style-name="ce2" office:value-type="string" calcext:value-type="string">
            <text:p>1-Aug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04.85" calcext:value-type="float">
            <text:p>2504.85</text:p>
          </table:table-cell>
          <table:table-cell office:value-type="float" office:value="2514" calcext:value-type="float">
            <text:p>2514</text:p>
          </table:table-cell>
          <table:table-cell office:value-type="float" office:value="2455.25" calcext:value-type="float">
            <text:p>2455.25</text:p>
          </table:table-cell>
          <table:table-cell office:value-type="float" office:value="2492.2" calcext:value-type="float">
            <text:p>2492.2</text:p>
          </table:table-cell>
          <table:table-cell office:value-type="float" office:value="2481.9" calcext:value-type="float">
            <text:p>2481.9</text:p>
          </table:table-cell>
          <table:table-cell office:value-type="float" office:value="2481.1" calcext:value-type="float">
            <text:p>2481.1</text:p>
          </table:table-cell>
          <table:table-cell office:value-type="float" office:value="2480.87" calcext:value-type="float">
            <text:p>2480.8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75727" calcext:value-type="float">
            <text:p>1575727</text:p>
          </table:table-cell>
          <table:table-cell office:value-type="float" office:value="66292" calcext:value-type="float">
            <text:p>66292</text:p>
          </table:table-cell>
        </table:table-row>
        <table:table-row table:style-name="ro1">
          <table:table-cell table:style-name="ce2" office:value-type="string" calcext:value-type="string">
            <text:p>31-Jul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7" calcext:value-type="float">
            <text:p>2477</text:p>
          </table:table-cell>
          <table:table-cell office:value-type="float" office:value="2518" calcext:value-type="float">
            <text:p>2518</text:p>
          </table:table-cell>
          <table:table-cell office:value-type="float" office:value="2467" calcext:value-type="float">
            <text:p>2467</text:p>
          </table:table-cell>
          <table:table-cell office:value-type="float" office:value="2463.2" calcext:value-type="float">
            <text:p>2463.2</text:p>
          </table:table-cell>
          <table:table-cell office:value-type="float" office:value="2490.05" calcext:value-type="float">
            <text:p>2490.05</text:p>
          </table:table-cell>
          <table:table-cell office:value-type="float" office:value="2492.2" calcext:value-type="float">
            <text:p>2492.2</text:p>
          </table:table-cell>
          <table:table-cell office:value-type="float" office:value="2490.25" calcext:value-type="float">
            <text:p>2490.2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359974" calcext:value-type="float">
            <text:p>3359974</text:p>
          </table:table-cell>
          <table:table-cell office:value-type="float" office:value="95349" calcext:value-type="float">
            <text:p>95349</text:p>
          </table:table-cell>
        </table:table-row>
        <table:table-row table:style-name="ro1">
          <table:table-cell table:style-name="ce2" office:value-type="string" calcext:value-type="string">
            <text:p>28-Jul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37" calcext:value-type="float">
            <text:p>2437</text:p>
          </table:table-cell>
          <table:table-cell office:value-type="float" office:value="2481.65" calcext:value-type="float">
            <text:p>2481.65</text:p>
          </table:table-cell>
          <table:table-cell office:value-type="float" office:value="2431.1" calcext:value-type="float">
            <text:p>2431.1</text:p>
          </table:table-cell>
          <table:table-cell office:value-type="float" office:value="2428.4" calcext:value-type="float">
            <text:p>2428.4</text:p>
          </table:table-cell>
          <table:table-cell office:value-type="float" office:value="2459" calcext:value-type="float">
            <text:p>2459</text:p>
          </table:table-cell>
          <table:table-cell office:value-type="float" office:value="2463.2" calcext:value-type="float">
            <text:p>2463.2</text:p>
          </table:table-cell>
          <table:table-cell office:value-type="float" office:value="2461.29" calcext:value-type="float">
            <text:p>2461.2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339800" calcext:value-type="float">
            <text:p>2339800</text:p>
          </table:table-cell>
          <table:table-cell office:value-type="float" office:value="83380" calcext:value-type="float">
            <text:p>83380</text:p>
          </table:table-cell>
        </table:table-row>
        <table:table-row table:style-name="ro1">
          <table:table-cell table:style-name="ce2" office:value-type="string" calcext:value-type="string">
            <text:p>27-Jul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0.75" calcext:value-type="float">
            <text:p>2470.75</text:p>
          </table:table-cell>
          <table:table-cell office:value-type="float" office:value="2485" calcext:value-type="float">
            <text:p>2485</text:p>
          </table:table-cell>
          <table:table-cell office:value-type="float" office:value="2415" calcext:value-type="float">
            <text:p>2415</text:p>
          </table:table-cell>
          <table:table-cell office:value-type="float" office:value="2470.75" calcext:value-type="float">
            <text:p>2470.75</text:p>
          </table:table-cell>
          <table:table-cell office:value-type="float" office:value="2433.6" calcext:value-type="float">
            <text:p>2433.6</text:p>
          </table:table-cell>
          <table:table-cell office:value-type="float" office:value="2428.4" calcext:value-type="float">
            <text:p>2428.4</text:p>
          </table:table-cell>
          <table:table-cell office:value-type="float" office:value="2445.56" calcext:value-type="float">
            <text:p>2445.5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43944" calcext:value-type="float">
            <text:p>2243944</text:p>
          </table:table-cell>
          <table:table-cell office:value-type="float" office:value="79442" calcext:value-type="float">
            <text:p>79442</text:p>
          </table:table-cell>
        </table:table-row>
        <table:table-row table:style-name="ro1">
          <table:table-cell table:style-name="ce2" office:value-type="string" calcext:value-type="string">
            <text:p>26-Jul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2.45" calcext:value-type="float">
            <text:p>2472.45</text:p>
          </table:table-cell>
          <table:table-cell office:value-type="float" office:value="2506" calcext:value-type="float">
            <text:p>2506</text:p>
          </table:table-cell>
          <table:table-cell office:value-type="float" office:value="2446" calcext:value-type="float">
            <text:p>2446</text:p>
          </table:table-cell>
          <table:table-cell office:value-type="float" office:value="2466.65" calcext:value-type="float">
            <text:p>2466.65</text:p>
          </table:table-cell>
          <table:table-cell office:value-type="float" office:value="2468" calcext:value-type="float">
            <text:p>2468</text:p>
          </table:table-cell>
          <table:table-cell office:value-type="float" office:value="2470.75" calcext:value-type="float">
            <text:p>2470.75</text:p>
          </table:table-cell>
          <table:table-cell office:value-type="float" office:value="2479.6" calcext:value-type="float">
            <text:p>2479.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021773" calcext:value-type="float">
            <text:p>4021773</text:p>
          </table:table-cell>
          <table:table-cell office:value-type="float" office:value="123641" calcext:value-type="float">
            <text:p>123641</text:p>
          </table:table-cell>
        </table:table-row>
        <table:table-row table:style-name="ro1">
          <table:table-cell table:style-name="ce2" office:value-type="string" calcext:value-type="string">
            <text:p>25-Jul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8" calcext:value-type="float">
            <text:p>2428</text:p>
          </table:table-cell>
          <table:table-cell office:value-type="float" office:value="2479" calcext:value-type="float">
            <text:p>2479</text:p>
          </table:table-cell>
          <table:table-cell office:value-type="float" office:value="2416" calcext:value-type="float">
            <text:p>2416</text:p>
          </table:table-cell>
          <table:table-cell office:value-type="float" office:value="2418.2" calcext:value-type="float">
            <text:p>2418.2</text:p>
          </table:table-cell>
          <table:table-cell office:value-type="float" office:value="2465.1" calcext:value-type="float">
            <text:p>2465.1</text:p>
          </table:table-cell>
          <table:table-cell office:value-type="float" office:value="2466.65" calcext:value-type="float">
            <text:p>2466.65</text:p>
          </table:table-cell>
          <table:table-cell office:value-type="float" office:value="2446.15" calcext:value-type="float">
            <text:p>2446.1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017555" calcext:value-type="float">
            <text:p>3017555</text:p>
          </table:table-cell>
          <table:table-cell office:value-type="float" office:value="93641" calcext:value-type="float">
            <text:p>93641</text:p>
          </table:table-cell>
        </table:table-row>
        <table:table-row table:style-name="ro1">
          <table:table-cell table:style-name="ce2" office:value-type="string" calcext:value-type="string">
            <text:p>24-Jul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30" calcext:value-type="float">
            <text:p>2430</text:p>
          </table:table-cell>
          <table:table-cell office:value-type="float" office:value="2439.4" calcext:value-type="float">
            <text:p>2439.4</text:p>
          </table:table-cell>
          <table:table-cell office:value-type="float" office:value="2412.05" calcext:value-type="float">
            <text:p>2412.05</text:p>
          </table:table-cell>
          <table:table-cell office:value-type="float" office:value="2416.3" calcext:value-type="float">
            <text:p>2416.3</text:p>
          </table:table-cell>
          <table:table-cell office:value-type="float" office:value="2416" calcext:value-type="float">
            <text:p>2416</text:p>
          </table:table-cell>
          <table:table-cell office:value-type="float" office:value="2418.2" calcext:value-type="float">
            <text:p>2418.2</text:p>
          </table:table-cell>
          <table:table-cell office:value-type="float" office:value="2424.7" calcext:value-type="float">
            <text:p>2424.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13193" calcext:value-type="float">
            <text:p>1113193</text:p>
          </table:table-cell>
          <table:table-cell office:value-type="float" office:value="44300" calcext:value-type="float">
            <text:p>44300</text:p>
          </table:table-cell>
        </table:table-row>
        <table:table-row table:style-name="ro1">
          <table:table-cell table:style-name="ce2" office:value-type="string" calcext:value-type="string">
            <text:p>21-Jul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10" calcext:value-type="float">
            <text:p>2410</text:p>
          </table:table-cell>
          <table:table-cell office:value-type="float" office:value="2457.85" calcext:value-type="float">
            <text:p>2457.85</text:p>
          </table:table-cell>
          <table:table-cell office:value-type="float" office:value="2395.3" calcext:value-type="float">
            <text:p>2395.3</text:p>
          </table:table-cell>
          <table:table-cell office:value-type="float" office:value="2419.75" calcext:value-type="float">
            <text:p>2419.75</text:p>
          </table:table-cell>
          <table:table-cell office:value-type="float" office:value="2420" calcext:value-type="float">
            <text:p>2420</text:p>
          </table:table-cell>
          <table:table-cell office:value-type="float" office:value="2416.3" calcext:value-type="float">
            <text:p>2416.3</text:p>
          </table:table-cell>
          <table:table-cell office:value-type="float" office:value="2432.97" calcext:value-type="float">
            <text:p>2432.9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80563" calcext:value-type="float">
            <text:p>2280563</text:p>
          </table:table-cell>
          <table:table-cell office:value-type="float" office:value="86825" calcext:value-type="float">
            <text:p>86825</text:p>
          </table:table-cell>
        </table:table-row>
        <table:table-row table:style-name="ro1">
          <table:table-cell table:style-name="ce2" office:value-type="string" calcext:value-type="string">
            <text:p>20-Jul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8.95" calcext:value-type="float">
            <text:p>2428.95</text:p>
          </table:table-cell>
          <table:table-cell office:value-type="float" office:value="2433.9" calcext:value-type="float">
            <text:p>2433.9</text:p>
          </table:table-cell>
          <table:table-cell office:value-type="float" office:value="2400" calcext:value-type="float">
            <text:p>2400</text:p>
          </table:table-cell>
          <table:table-cell office:value-type="float" office:value="2423.75" calcext:value-type="float">
            <text:p>2423.75</text:p>
          </table:table-cell>
          <table:table-cell office:value-type="float" office:value="2419.95" calcext:value-type="float">
            <text:p>2419.95</text:p>
          </table:table-cell>
          <table:table-cell office:value-type="float" office:value="2419.75" calcext:value-type="float">
            <text:p>2419.75</text:p>
          </table:table-cell>
          <table:table-cell office:value-type="float" office:value="2419.72" calcext:value-type="float">
            <text:p>2419.7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64275" calcext:value-type="float">
            <text:p>1564275</text:p>
          </table:table-cell>
          <table:table-cell office:value-type="float" office:value="69720" calcext:value-type="float">
            <text:p>69720</text:p>
          </table:table-cell>
        </table:table-row>
        <table:table-row table:style-name="ro1">
          <table:table-cell table:style-name="ce2" office:value-type="string" calcext:value-type="string">
            <text:p>19-Jul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8.65" calcext:value-type="float">
            <text:p>2428.65</text:p>
          </table:table-cell>
          <table:table-cell office:value-type="float" office:value="2443" calcext:value-type="float">
            <text:p>2443</text:p>
          </table:table-cell>
          <table:table-cell table:number-columns-repeated="2" office:value-type="float" office:value="2416.9" calcext:value-type="float">
            <text:p>2416.9</text:p>
          </table:table-cell>
          <table:table-cell office:value-type="float" office:value="2423.9" calcext:value-type="float">
            <text:p>2423.9</text:p>
          </table:table-cell>
          <table:table-cell office:value-type="float" office:value="2423.75" calcext:value-type="float">
            <text:p>2423.75</text:p>
          </table:table-cell>
          <table:table-cell office:value-type="float" office:value="2428.08" calcext:value-type="float">
            <text:p>2428.0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637260" calcext:value-type="float">
            <text:p>1637260</text:p>
          </table:table-cell>
          <table:table-cell office:value-type="float" office:value="66734" calcext:value-type="float">
            <text:p>66734</text:p>
          </table:table-cell>
        </table:table-row>
        <table:table-row table:style-name="ro1">
          <table:table-cell table:style-name="ce2" office:value-type="string" calcext:value-type="string">
            <text:p>18-Jul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15" calcext:value-type="float">
            <text:p>2415</text:p>
          </table:table-cell>
          <table:table-cell office:value-type="float" office:value="2510" calcext:value-type="float">
            <text:p>2510</text:p>
          </table:table-cell>
          <table:table-cell office:value-type="float" office:value="2405.2" calcext:value-type="float">
            <text:p>2405.2</text:p>
          </table:table-cell>
          <table:table-cell office:value-type="float" office:value="2408.55" calcext:value-type="float">
            <text:p>2408.55</text:p>
          </table:table-cell>
          <table:table-cell office:value-type="float" office:value="2416" calcext:value-type="float">
            <text:p>2416</text:p>
          </table:table-cell>
          <table:table-cell office:value-type="float" office:value="2416.9" calcext:value-type="float">
            <text:p>2416.9</text:p>
          </table:table-cell>
          <table:table-cell office:value-type="float" office:value="2446.49" calcext:value-type="float">
            <text:p>2446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978272" calcext:value-type="float">
            <text:p>5978272</text:p>
          </table:table-cell>
          <table:table-cell office:value-type="float" office:value="218769" calcext:value-type="float">
            <text:p>218769</text:p>
          </table:table-cell>
        </table:table-row>
        <table:table-row table:style-name="ro1">
          <table:table-cell table:style-name="ce2" office:value-type="string" calcext:value-type="string">
            <text:p>17-Jul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9.9" calcext:value-type="float">
            <text:p>2399.9</text:p>
          </table:table-cell>
          <table:table-cell office:value-type="float" office:value="2459.5" calcext:value-type="float">
            <text:p>2459.5</text:p>
          </table:table-cell>
          <table:table-cell office:value-type="float" office:value="2391.3" calcext:value-type="float">
            <text:p>2391.3</text:p>
          </table:table-cell>
          <table:table-cell office:value-type="float" office:value="2376.1" calcext:value-type="float">
            <text:p>2376.1</text:p>
          </table:table-cell>
          <table:table-cell office:value-type="float" office:value="2410" calcext:value-type="float">
            <text:p>2410</text:p>
          </table:table-cell>
          <table:table-cell office:value-type="float" office:value="2408.55" calcext:value-type="float">
            <text:p>2408.55</text:p>
          </table:table-cell>
          <table:table-cell office:value-type="float" office:value="2425.15" calcext:value-type="float">
            <text:p>2425.1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090373" calcext:value-type="float">
            <text:p>3090373</text:p>
          </table:table-cell>
          <table:table-cell office:value-type="float" office:value="126827" calcext:value-type="float">
            <text:p>126827</text:p>
          </table:table-cell>
        </table:table-row>
        <table:table-row table:style-name="ro1">
          <table:table-cell table:style-name="ce2" office:value-type="string" calcext:value-type="string">
            <text:p>14-Jul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75" calcext:value-type="float">
            <text:p>2375</text:p>
          </table:table-cell>
          <table:table-cell office:value-type="float" office:value="2385" calcext:value-type="float">
            <text:p>2385</text:p>
          </table:table-cell>
          <table:table-cell office:value-type="float" office:value="2340" calcext:value-type="float">
            <text:p>2340</text:p>
          </table:table-cell>
          <table:table-cell office:value-type="float" office:value="2362.05" calcext:value-type="float">
            <text:p>2362.05</text:p>
          </table:table-cell>
          <table:table-cell office:value-type="float" office:value="2382" calcext:value-type="float">
            <text:p>2382</text:p>
          </table:table-cell>
          <table:table-cell office:value-type="float" office:value="2376.1" calcext:value-type="float">
            <text:p>2376.1</text:p>
          </table:table-cell>
          <table:table-cell office:value-type="float" office:value="2363.27" calcext:value-type="float">
            <text:p>2363.2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353535" calcext:value-type="float">
            <text:p>1353535</text:p>
          </table:table-cell>
          <table:table-cell office:value-type="float" office:value="59601" calcext:value-type="float">
            <text:p>59601</text:p>
          </table:table-cell>
        </table:table-row>
        <table:table-row table:style-name="ro1">
          <table:table-cell table:style-name="ce2" office:value-type="string" calcext:value-type="string">
            <text:p>13-Jul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7" calcext:value-type="float">
            <text:p>2397</text:p>
          </table:table-cell>
          <table:table-cell office:value-type="float" office:value="2405.7" calcext:value-type="float">
            <text:p>2405.7</text:p>
          </table:table-cell>
          <table:table-cell office:value-type="float" office:value="2355.55" calcext:value-type="float">
            <text:p>2355.55</text:p>
          </table:table-cell>
          <table:table-cell office:value-type="float" office:value="2387.9" calcext:value-type="float">
            <text:p>2387.9</text:p>
          </table:table-cell>
          <table:table-cell office:value-type="float" office:value="2363" calcext:value-type="float">
            <text:p>2363</text:p>
          </table:table-cell>
          <table:table-cell office:value-type="float" office:value="2362.05" calcext:value-type="float">
            <text:p>2362.05</text:p>
          </table:table-cell>
          <table:table-cell office:value-type="float" office:value="2381.02" calcext:value-type="float">
            <text:p>2381.0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247741" calcext:value-type="float">
            <text:p>1247741</text:p>
          </table:table-cell>
          <table:table-cell office:value-type="float" office:value="54521" calcext:value-type="float">
            <text:p>54521</text:p>
          </table:table-cell>
        </table:table-row>
        <table:table-row table:style-name="ro1">
          <table:table-cell table:style-name="ce2" office:value-type="string" calcext:value-type="string">
            <text:p>12-Jul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9.9" calcext:value-type="float">
            <text:p>2429.9</text:p>
          </table:table-cell>
          <table:table-cell office:value-type="float" office:value="2432" calcext:value-type="float">
            <text:p>2432</text:p>
          </table:table-cell>
          <table:table-cell office:value-type="float" office:value="2380.45" calcext:value-type="float">
            <text:p>2380.45</text:p>
          </table:table-cell>
          <table:table-cell office:value-type="float" office:value="2422.9" calcext:value-type="float">
            <text:p>2422.9</text:p>
          </table:table-cell>
          <table:table-cell office:value-type="float" office:value="2390" calcext:value-type="float">
            <text:p>2390</text:p>
          </table:table-cell>
          <table:table-cell office:value-type="float" office:value="2387.9" calcext:value-type="float">
            <text:p>2387.9</text:p>
          </table:table-cell>
          <table:table-cell office:value-type="float" office:value="2400.74" calcext:value-type="float">
            <text:p>2400.7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445282" calcext:value-type="float">
            <text:p>1445282</text:p>
          </table:table-cell>
          <table:table-cell office:value-type="float" office:value="62902" calcext:value-type="float">
            <text:p>62902</text:p>
          </table:table-cell>
        </table:table-row>
        <table:table-row table:style-name="ro1">
          <table:table-cell table:style-name="ce2" office:value-type="string" calcext:value-type="string">
            <text:p>11-Jul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3.75" calcext:value-type="float">
            <text:p>2423.75</text:p>
          </table:table-cell>
          <table:table-cell office:value-type="float" office:value="2444.95" calcext:value-type="float">
            <text:p>2444.95</text:p>
          </table:table-cell>
          <table:table-cell office:value-type="float" office:value="2388" calcext:value-type="float">
            <text:p>2388</text:p>
          </table:table-cell>
          <table:table-cell office:value-type="float" office:value="2410.25" calcext:value-type="float">
            <text:p>2410.25</text:p>
          </table:table-cell>
          <table:table-cell office:value-type="float" office:value="2418" calcext:value-type="float">
            <text:p>2418</text:p>
          </table:table-cell>
          <table:table-cell office:value-type="float" office:value="2422.9" calcext:value-type="float">
            <text:p>2422.9</text:p>
          </table:table-cell>
          <table:table-cell office:value-type="float" office:value="2423.62" calcext:value-type="float">
            <text:p>2423.6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47776" calcext:value-type="float">
            <text:p>2247776</text:p>
          </table:table-cell>
          <table:table-cell office:value-type="float" office:value="89046" calcext:value-type="float">
            <text:p>89046</text:p>
          </table:table-cell>
        </table:table-row>
        <table:table-row table:style-name="ro1">
          <table:table-cell table:style-name="ce2" office:value-type="string" calcext:value-type="string">
            <text:p>10-Jul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2.8" calcext:value-type="float">
            <text:p>2392.8</text:p>
          </table:table-cell>
          <table:table-cell office:value-type="float" office:value="2462.7" calcext:value-type="float">
            <text:p>2462.7</text:p>
          </table:table-cell>
          <table:table-cell office:value-type="float" office:value="2355" calcext:value-type="float">
            <text:p>2355</text:p>
          </table:table-cell>
          <table:table-cell office:value-type="float" office:value="2379.6" calcext:value-type="float">
            <text:p>2379.6</text:p>
          </table:table-cell>
          <table:table-cell office:value-type="float" office:value="2411.8" calcext:value-type="float">
            <text:p>2411.8</text:p>
          </table:table-cell>
          <table:table-cell office:value-type="float" office:value="2410.25" calcext:value-type="float">
            <text:p>2410.25</text:p>
          </table:table-cell>
          <table:table-cell office:value-type="float" office:value="2411.32" calcext:value-type="float">
            <text:p>2411.3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771285" calcext:value-type="float">
            <text:p>3771285</text:p>
          </table:table-cell>
          <table:table-cell office:value-type="float" office:value="133840" calcext:value-type="float">
            <text:p>133840</text:p>
          </table:table-cell>
        </table:table-row>
        <table:table-row table:style-name="ro1">
          <table:table-cell table:style-name="ce2" office:value-type="string" calcext:value-type="string">
            <text:p>7-Jul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5" calcext:value-type="float">
            <text:p>2395</text:p>
          </table:table-cell>
          <table:table-cell office:value-type="float" office:value="2409.95" calcext:value-type="float">
            <text:p>2409.95</text:p>
          </table:table-cell>
          <table:table-cell office:value-type="float" office:value="2368.1" calcext:value-type="float">
            <text:p>2368.1</text:p>
          </table:table-cell>
          <table:table-cell office:value-type="float" office:value="2402.9" calcext:value-type="float">
            <text:p>2402.9</text:p>
          </table:table-cell>
          <table:table-cell office:value-type="float" office:value="2380" calcext:value-type="float">
            <text:p>2380</text:p>
          </table:table-cell>
          <table:table-cell office:value-type="float" office:value="2379.6" calcext:value-type="float">
            <text:p>2379.6</text:p>
          </table:table-cell>
          <table:table-cell office:value-type="float" office:value="2386.37" calcext:value-type="float">
            <text:p>2386.3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823645" calcext:value-type="float">
            <text:p>1823645</text:p>
          </table:table-cell>
          <table:table-cell office:value-type="float" office:value="63030" calcext:value-type="float">
            <text:p>63030</text:p>
          </table:table-cell>
        </table:table-row>
        <table:table-row table:style-name="ro1">
          <table:table-cell table:style-name="ce2" office:value-type="string" calcext:value-type="string">
            <text:p>6-Jul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9.15" calcext:value-type="float">
            <text:p>2399.15</text:p>
          </table:table-cell>
          <table:table-cell office:value-type="float" office:value="2427.6" calcext:value-type="float">
            <text:p>2427.6</text:p>
          </table:table-cell>
          <table:table-cell office:value-type="float" office:value="2390" calcext:value-type="float">
            <text:p>2390</text:p>
          </table:table-cell>
          <table:table-cell office:value-type="float" office:value="2399.15" calcext:value-type="float">
            <text:p>2399.15</text:p>
          </table:table-cell>
          <table:table-cell office:value-type="float" office:value="2397.05" calcext:value-type="float">
            <text:p>2397.05</text:p>
          </table:table-cell>
          <table:table-cell office:value-type="float" office:value="2402.9" calcext:value-type="float">
            <text:p>2402.9</text:p>
          </table:table-cell>
          <table:table-cell office:value-type="float" office:value="2406.35" calcext:value-type="float">
            <text:p>2406.3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476366" calcext:value-type="float">
            <text:p>2476366</text:p>
          </table:table-cell>
          <table:table-cell office:value-type="float" office:value="72164" calcext:value-type="float">
            <text:p>72164</text:p>
          </table:table-cell>
        </table:table-row>
        <table:table-row table:style-name="ro1">
          <table:table-cell table:style-name="ce2" office:value-type="string" calcext:value-type="string">
            <text:p>5-Jul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1" calcext:value-type="float">
            <text:p>2391</text:p>
          </table:table-cell>
          <table:table-cell office:value-type="float" office:value="2412.05" calcext:value-type="float">
            <text:p>2412.05</text:p>
          </table:table-cell>
          <table:table-cell office:value-type="float" office:value="2374" calcext:value-type="float">
            <text:p>2374</text:p>
          </table:table-cell>
          <table:table-cell office:value-type="float" office:value="2387.7" calcext:value-type="float">
            <text:p>2387.7</text:p>
          </table:table-cell>
          <table:table-cell office:value-type="float" office:value="2401" calcext:value-type="float">
            <text:p>2401</text:p>
          </table:table-cell>
          <table:table-cell office:value-type="float" office:value="2399.15" calcext:value-type="float">
            <text:p>2399.15</text:p>
          </table:table-cell>
          <table:table-cell office:value-type="float" office:value="2395.05" calcext:value-type="float">
            <text:p>2395.0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198481" calcext:value-type="float">
            <text:p>2198481</text:p>
          </table:table-cell>
          <table:table-cell office:value-type="float" office:value="64720" calcext:value-type="float">
            <text:p>64720</text:p>
          </table:table-cell>
        </table:table-row>
        <table:table-row table:style-name="ro1">
          <table:table-cell table:style-name="ce2" office:value-type="string" calcext:value-type="string">
            <text:p>4-Jul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97" calcext:value-type="float">
            <text:p>2397</text:p>
          </table:table-cell>
          <table:table-cell office:value-type="float" office:value="2414" calcext:value-type="float">
            <text:p>2414</text:p>
          </table:table-cell>
          <table:table-cell office:value-type="float" office:value="2373.05" calcext:value-type="float">
            <text:p>2373.05</text:p>
          </table:table-cell>
          <table:table-cell office:value-type="float" office:value="2385.5" calcext:value-type="float">
            <text:p>2385.5</text:p>
          </table:table-cell>
          <table:table-cell office:value-type="float" office:value="2388" calcext:value-type="float">
            <text:p>2388</text:p>
          </table:table-cell>
          <table:table-cell office:value-type="float" office:value="2387.7" calcext:value-type="float">
            <text:p>2387.7</text:p>
          </table:table-cell>
          <table:table-cell office:value-type="float" office:value="2395.02" calcext:value-type="float">
            <text:p>2395.0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308684" calcext:value-type="float">
            <text:p>2308684</text:p>
          </table:table-cell>
          <table:table-cell office:value-type="float" office:value="79061" calcext:value-type="float">
            <text:p>79061</text:p>
          </table:table-cell>
        </table:table-row>
        <table:table-row table:style-name="ro1">
          <table:table-cell table:style-name="ce2" office:value-type="string" calcext:value-type="string">
            <text:p>3-Jul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05" calcext:value-type="float">
            <text:p>2405</text:p>
          </table:table-cell>
          <table:table-cell office:value-type="float" office:value="2417.85" calcext:value-type="float">
            <text:p>2417.85</text:p>
          </table:table-cell>
          <table:table-cell office:value-type="float" office:value="2373.2" calcext:value-type="float">
            <text:p>2373.2</text:p>
          </table:table-cell>
          <table:table-cell office:value-type="float" office:value="2388.05" calcext:value-type="float">
            <text:p>2388.05</text:p>
          </table:table-cell>
          <table:table-cell office:value-type="float" office:value="2384.75" calcext:value-type="float">
            <text:p>2384.75</text:p>
          </table:table-cell>
          <table:table-cell office:value-type="float" office:value="2385.5" calcext:value-type="float">
            <text:p>2385.5</text:p>
          </table:table-cell>
          <table:table-cell office:value-type="float" office:value="2392.89" calcext:value-type="float">
            <text:p>2392.8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62358" calcext:value-type="float">
            <text:p>2662358</text:p>
          </table:table-cell>
          <table:table-cell office:value-type="float" office:value="89985" calcext:value-type="float">
            <text:p>89985</text:p>
          </table:table-cell>
        </table:table-row>
        <table:table-row table:style-name="ro1">
          <table:table-cell table:style-name="ce2" office:value-type="string" calcext:value-type="string">
            <text:p>30-Jun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437.95" calcext:value-type="float">
            <text:p>2437.95</text:p>
          </table:table-cell>
          <table:table-cell office:value-type="float" office:value="2350" calcext:value-type="float">
            <text:p>2350</text:p>
          </table:table-cell>
          <table:table-cell office:value-type="float" office:value="2402" calcext:value-type="float">
            <text:p>2402</text:p>
          </table:table-cell>
          <table:table-cell office:value-type="float" office:value="2390" calcext:value-type="float">
            <text:p>2390</text:p>
          </table:table-cell>
          <table:table-cell office:value-type="float" office:value="2388.05" calcext:value-type="float">
            <text:p>2388.05</text:p>
          </table:table-cell>
          <table:table-cell office:value-type="float" office:value="2390.92" calcext:value-type="float">
            <text:p>2390.9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125497" calcext:value-type="float">
            <text:p>5125497</text:p>
          </table:table-cell>
          <table:table-cell office:value-type="float" office:value="175623" calcext:value-type="float">
            <text:p>175623</text:p>
          </table:table-cell>
        </table:table-row>
        <table:table-row table:style-name="ro1">
          <table:table-cell table:style-name="ce2" office:value-type="string" calcext:value-type="string">
            <text:p>28-Jun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00" calcext:value-type="float">
            <text:p>2300</text:p>
          </table:table-cell>
          <table:table-cell office:value-type="float" office:value="2418.6" calcext:value-type="float">
            <text:p>2418.6</text:p>
          </table:table-cell>
          <table:table-cell office:value-type="float" office:value="2293.85" calcext:value-type="float">
            <text:p>2293.85</text:p>
          </table:table-cell>
          <table:table-cell office:value-type="float" office:value="2284.45" calcext:value-type="float">
            <text:p>2284.45</text:p>
          </table:table-cell>
          <table:table-cell office:value-type="float" office:value="2413" calcext:value-type="float">
            <text:p>2413</text:p>
          </table:table-cell>
          <table:table-cell office:value-type="float" office:value="2402" calcext:value-type="float">
            <text:p>2402</text:p>
          </table:table-cell>
          <table:table-cell office:value-type="float" office:value="2330.9" calcext:value-type="float">
            <text:p>2330.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353193" calcext:value-type="float">
            <text:p>28353193</text:p>
          </table:table-cell>
          <table:table-cell office:value-type="float" office:value="319100" calcext:value-type="float">
            <text:p>319100</text:p>
          </table:table-cell>
        </table:table-row>
        <table:table-row table:style-name="ro1">
          <table:table-cell table:style-name="ce2" office:value-type="string" calcext:value-type="string">
            <text:p>27-Jun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343.85" calcext:value-type="float">
            <text:p>2343.85</text:p>
          </table:table-cell>
          <table:table-cell office:value-type="float" office:value="2271" calcext:value-type="float">
            <text:p>2271</text:p>
          </table:table-cell>
          <table:table-cell office:value-type="float" office:value="2295.6" calcext:value-type="float">
            <text:p>2295.6</text:p>
          </table:table-cell>
          <table:table-cell office:value-type="float" office:value="2283.9" calcext:value-type="float">
            <text:p>2283.9</text:p>
          </table:table-cell>
          <table:table-cell office:value-type="float" office:value="2284.45" calcext:value-type="float">
            <text:p>2284.45</text:p>
          </table:table-cell>
          <table:table-cell office:value-type="float" office:value="2305.44" calcext:value-type="float">
            <text:p>2305.4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361053" calcext:value-type="float">
            <text:p>3361053</text:p>
          </table:table-cell>
          <table:table-cell office:value-type="float" office:value="119408" calcext:value-type="float">
            <text:p>119408</text:p>
          </table:table-cell>
        </table:table-row>
        <table:table-row table:style-name="ro1">
          <table:table-cell table:style-name="ce2" office:value-type="string" calcext:value-type="string">
            <text:p>26-Jun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210.05" calcext:value-type="float">
            <text:p>2210.05</text:p>
          </table:table-cell>
          <table:table-cell office:value-type="float" office:value="2336.45" calcext:value-type="float">
            <text:p>2336.45</text:p>
          </table:table-cell>
          <table:table-cell office:value-type="float" office:value="2173.05" calcext:value-type="float">
            <text:p>2173.05</text:p>
          </table:table-cell>
          <table:table-cell office:value-type="float" office:value="2233.55" calcext:value-type="float">
            <text:p>2233.55</text:p>
          </table:table-cell>
          <table:table-cell office:value-type="float" office:value="2301.9" calcext:value-type="float">
            <text:p>2301.9</text:p>
          </table:table-cell>
          <table:table-cell office:value-type="float" office:value="2295.6" calcext:value-type="float">
            <text:p>2295.6</text:p>
          </table:table-cell>
          <table:table-cell office:value-type="float" office:value="2283.14" calcext:value-type="float">
            <text:p>2283.1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847341" calcext:value-type="float">
            <text:p>7847341</text:p>
          </table:table-cell>
          <table:table-cell office:value-type="float" office:value="282882" calcext:value-type="float">
            <text:p>282882</text:p>
          </table:table-cell>
        </table:table-row>
        <table:table-row table:style-name="ro1">
          <table:table-cell table:style-name="ce2" office:value-type="string" calcext:value-type="string">
            <text:p>23-Jun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392.3" calcext:value-type="float">
            <text:p>2392.3</text:p>
          </table:table-cell>
          <table:table-cell office:value-type="float" office:value="2163.3" calcext:value-type="float">
            <text:p>2163.3</text:p>
          </table:table-cell>
          <table:table-cell office:value-type="float" office:value="2397.25" calcext:value-type="float">
            <text:p>2397.25</text:p>
          </table:table-cell>
          <table:table-cell office:value-type="float" office:value="2229" calcext:value-type="float">
            <text:p>2229</text:p>
          </table:table-cell>
          <table:table-cell office:value-type="float" office:value="2233.55" calcext:value-type="float">
            <text:p>2233.55</text:p>
          </table:table-cell>
          <table:table-cell office:value-type="float" office:value="2245.65" calcext:value-type="float">
            <text:p>2245.6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5213238" calcext:value-type="float">
            <text:p>15213238</text:p>
          </table:table-cell>
          <table:table-cell office:value-type="float" office:value="538949" calcext:value-type="float">
            <text:p>538949</text:p>
          </table:table-cell>
        </table:table-row>
        <table:table-row table:style-name="ro1">
          <table:table-cell table:style-name="ce2" office:value-type="string" calcext:value-type="string">
            <text:p>22-Jun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5.1" calcext:value-type="float">
            <text:p>2425.1</text:p>
          </table:table-cell>
          <table:table-cell office:value-type="float" office:value="2449.95" calcext:value-type="float">
            <text:p>2449.95</text:p>
          </table:table-cell>
          <table:table-cell office:value-type="float" office:value="2360" calcext:value-type="float">
            <text:p>2360</text:p>
          </table:table-cell>
          <table:table-cell office:value-type="float" office:value="2405.95" calcext:value-type="float">
            <text:p>2405.95</text:p>
          </table:table-cell>
          <table:table-cell office:value-type="float" office:value="2393" calcext:value-type="float">
            <text:p>2393</text:p>
          </table:table-cell>
          <table:table-cell office:value-type="float" office:value="2397.25" calcext:value-type="float">
            <text:p>2397.25</text:p>
          </table:table-cell>
          <table:table-cell office:value-type="float" office:value="2404.13" calcext:value-type="float">
            <text:p>2404.1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459191" calcext:value-type="float">
            <text:p>8459191</text:p>
          </table:table-cell>
          <table:table-cell office:value-type="float" office:value="126915" calcext:value-type="float">
            <text:p>126915</text:p>
          </table:table-cell>
        </table:table-row>
        <table:table-row table:style-name="ro1">
          <table:table-cell table:style-name="ce2" office:value-type="string" calcext:value-type="string">
            <text:p>21-Jun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26.7" calcext:value-type="float">
            <text:p>2426.7</text:p>
          </table:table-cell>
          <table:table-cell office:value-type="float" office:value="2440" calcext:value-type="float">
            <text:p>2440</text:p>
          </table:table-cell>
          <table:table-cell office:value-type="float" office:value="2393.1" calcext:value-type="float">
            <text:p>2393.1</text:p>
          </table:table-cell>
          <table:table-cell office:value-type="float" office:value="2414.8" calcext:value-type="float">
            <text:p>2414.8</text:p>
          </table:table-cell>
          <table:table-cell office:value-type="float" office:value="2425" calcext:value-type="float">
            <text:p>2425</text:p>
          </table:table-cell>
          <table:table-cell office:value-type="float" office:value="2405.95" calcext:value-type="float">
            <text:p>2405.95</text:p>
          </table:table-cell>
          <table:table-cell office:value-type="float" office:value="2403.11" calcext:value-type="float">
            <text:p>2403.1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418013" calcext:value-type="float">
            <text:p>7418013</text:p>
          </table:table-cell>
          <table:table-cell office:value-type="float" office:value="97423" calcext:value-type="float">
            <text:p>97423</text:p>
          </table:table-cell>
        </table:table-row>
        <table:table-row table:style-name="ro1">
          <table:table-cell table:style-name="ce2" office:value-type="string" calcext:value-type="string">
            <text:p>20-Jun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table:number-columns-repeated="2" office:value-type="float" office:value="2435" calcext:value-type="float">
            <text:p>2435</text:p>
          </table:table-cell>
          <table:table-cell office:value-type="float" office:value="2390" calcext:value-type="float">
            <text:p>2390</text:p>
          </table:table-cell>
          <table:table-cell office:value-type="float" office:value="2401.4" calcext:value-type="float">
            <text:p>2401.4</text:p>
          </table:table-cell>
          <table:table-cell office:value-type="float" office:value="2419" calcext:value-type="float">
            <text:p>2419</text:p>
          </table:table-cell>
          <table:table-cell office:value-type="float" office:value="2414.8" calcext:value-type="float">
            <text:p>2414.8</text:p>
          </table:table-cell>
          <table:table-cell office:value-type="float" office:value="2413.71" calcext:value-type="float">
            <text:p>2413.7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479711" calcext:value-type="float">
            <text:p>2479711</text:p>
          </table:table-cell>
          <table:table-cell office:value-type="float" office:value="94144" calcext:value-type="float">
            <text:p>94144</text:p>
          </table:table-cell>
        </table:table-row>
        <table:table-row table:style-name="ro1">
          <table:table-cell table:style-name="ce2" office:value-type="string" calcext:value-type="string">
            <text:p>19-Jun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04" calcext:value-type="float">
            <text:p>2504</text:p>
          </table:table-cell>
          <table:table-cell office:value-type="float" office:value="2521.6" calcext:value-type="float">
            <text:p>2521.6</text:p>
          </table:table-cell>
          <table:table-cell office:value-type="float" office:value="2350" calcext:value-type="float">
            <text:p>2350</text:p>
          </table:table-cell>
          <table:table-cell office:value-type="float" office:value="2509.6" calcext:value-type="float">
            <text:p>2509.6</text:p>
          </table:table-cell>
          <table:table-cell office:value-type="float" office:value="2411.45" calcext:value-type="float">
            <text:p>2411.45</text:p>
          </table:table-cell>
          <table:table-cell office:value-type="float" office:value="2401.4" calcext:value-type="float">
            <text:p>2401.4</text:p>
          </table:table-cell>
          <table:table-cell office:value-type="float" office:value="2414.19" calcext:value-type="float">
            <text:p>2414.1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1475674" calcext:value-type="float">
            <text:p>11475674</text:p>
          </table:table-cell>
          <table:table-cell office:value-type="float" office:value="240481" calcext:value-type="float">
            <text:p>240481</text:p>
          </table:table-cell>
        </table:table-row>
        <table:table-row table:style-name="ro1">
          <table:table-cell table:style-name="ce2" office:value-type="string" calcext:value-type="string">
            <text:p>16-Jun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9.2" calcext:value-type="float">
            <text:p>2499.2</text:p>
          </table:table-cell>
          <table:table-cell office:value-type="float" office:value="2526.9" calcext:value-type="float">
            <text:p>2526.9</text:p>
          </table:table-cell>
          <table:table-cell office:value-type="float" office:value="2487.4" calcext:value-type="float">
            <text:p>2487.4</text:p>
          </table:table-cell>
          <table:table-cell office:value-type="float" office:value="2485.65" calcext:value-type="float">
            <text:p>2485.65</text:p>
          </table:table-cell>
          <table:table-cell office:value-type="float" office:value="2504.9" calcext:value-type="float">
            <text:p>2504.9</text:p>
          </table:table-cell>
          <table:table-cell office:value-type="float" office:value="2509.6" calcext:value-type="float">
            <text:p>2509.6</text:p>
          </table:table-cell>
          <table:table-cell office:value-type="float" office:value="2509.05" calcext:value-type="float">
            <text:p>2509.0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999982" calcext:value-type="float">
            <text:p>7999982</text:p>
          </table:table-cell>
          <table:table-cell office:value-type="float" office:value="119702" calcext:value-type="float">
            <text:p>119702</text:p>
          </table:table-cell>
        </table:table-row>
        <table:table-row table:style-name="ro1">
          <table:table-cell table:style-name="ce2" office:value-type="string" calcext:value-type="string">
            <text:p>15-Jun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9" calcext:value-type="float">
            <text:p>2469</text:p>
          </table:table-cell>
          <table:table-cell office:value-type="float" office:value="2527" calcext:value-type="float">
            <text:p>2527</text:p>
          </table:table-cell>
          <table:table-cell office:value-type="float" office:value="2462.9" calcext:value-type="float">
            <text:p>2462.9</text:p>
          </table:table-cell>
          <table:table-cell office:value-type="float" office:value="2457.15" calcext:value-type="float">
            <text:p>2457.15</text:p>
          </table:table-cell>
          <table:table-cell office:value-type="float" office:value="2488" calcext:value-type="float">
            <text:p>2488</text:p>
          </table:table-cell>
          <table:table-cell office:value-type="float" office:value="2485.65" calcext:value-type="float">
            <text:p>2485.65</text:p>
          </table:table-cell>
          <table:table-cell office:value-type="float" office:value="2497.56" calcext:value-type="float">
            <text:p>2497.5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744029" calcext:value-type="float">
            <text:p>3744029</text:p>
          </table:table-cell>
          <table:table-cell office:value-type="float" office:value="128109" calcext:value-type="float">
            <text:p>128109</text:p>
          </table:table-cell>
        </table:table-row>
        <table:table-row table:style-name="ro1">
          <table:table-cell table:style-name="ce2" office:value-type="string" calcext:value-type="string">
            <text:p>14-Jun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9.9" calcext:value-type="float">
            <text:p>2469.9</text:p>
          </table:table-cell>
          <table:table-cell office:value-type="float" office:value="2484.8" calcext:value-type="float">
            <text:p>2484.8</text:p>
          </table:table-cell>
          <table:table-cell office:value-type="float" office:value="2452.35" calcext:value-type="float">
            <text:p>2452.35</text:p>
          </table:table-cell>
          <table:table-cell office:value-type="float" office:value="2462.55" calcext:value-type="float">
            <text:p>2462.55</text:p>
          </table:table-cell>
          <table:table-cell office:value-type="float" office:value="2457" calcext:value-type="float">
            <text:p>2457</text:p>
          </table:table-cell>
          <table:table-cell office:value-type="float" office:value="2457.15" calcext:value-type="float">
            <text:p>2457.15</text:p>
          </table:table-cell>
          <table:table-cell office:value-type="float" office:value="2466.03" calcext:value-type="float">
            <text:p>2466.0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364403" calcext:value-type="float">
            <text:p>1364403</text:p>
          </table:table-cell>
          <table:table-cell office:value-type="float" office:value="52469" calcext:value-type="float">
            <text:p>52469</text:p>
          </table:table-cell>
        </table:table-row>
        <table:table-row table:style-name="ro1">
          <table:table-cell table:style-name="ce2" office:value-type="string" calcext:value-type="string">
            <text:p>13-Jun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9" calcext:value-type="float">
            <text:p>2499</text:p>
          </table:table-cell>
          <table:table-cell office:value-type="float" office:value="2505" calcext:value-type="float">
            <text:p>2505</text:p>
          </table:table-cell>
          <table:table-cell office:value-type="float" office:value="2442.2" calcext:value-type="float">
            <text:p>2442.2</text:p>
          </table:table-cell>
          <table:table-cell office:value-type="float" office:value="2484.8" calcext:value-type="float">
            <text:p>2484.8</text:p>
          </table:table-cell>
          <table:table-cell office:value-type="float" office:value="2464.05" calcext:value-type="float">
            <text:p>2464.05</text:p>
          </table:table-cell>
          <table:table-cell office:value-type="float" office:value="2462.55" calcext:value-type="float">
            <text:p>2462.55</text:p>
          </table:table-cell>
          <table:table-cell office:value-type="float" office:value="2477.69" calcext:value-type="float">
            <text:p>2477.6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210990" calcext:value-type="float">
            <text:p>2210990</text:p>
          </table:table-cell>
          <table:table-cell office:value-type="float" office:value="84140" calcext:value-type="float">
            <text:p>84140</text:p>
          </table:table-cell>
        </table:table-row>
        <table:table-row table:style-name="ro1">
          <table:table-cell table:style-name="ce2" office:value-type="string" calcext:value-type="string">
            <text:p>12-Jun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0" calcext:value-type="float">
            <text:p>2460</text:p>
          </table:table-cell>
          <table:table-cell office:value-type="float" office:value="2505" calcext:value-type="float">
            <text:p>2505</text:p>
          </table:table-cell>
          <table:table-cell office:value-type="float" office:value="2432.6" calcext:value-type="float">
            <text:p>2432.6</text:p>
          </table:table-cell>
          <table:table-cell office:value-type="float" office:value="2451.15" calcext:value-type="float">
            <text:p>2451.15</text:p>
          </table:table-cell>
          <table:table-cell office:value-type="float" office:value="2492.4" calcext:value-type="float">
            <text:p>2492.4</text:p>
          </table:table-cell>
          <table:table-cell office:value-type="float" office:value="2484.8" calcext:value-type="float">
            <text:p>2484.8</text:p>
          </table:table-cell>
          <table:table-cell office:value-type="float" office:value="2475.91" calcext:value-type="float">
            <text:p>2475.9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04898" calcext:value-type="float">
            <text:p>2804898</text:p>
          </table:table-cell>
          <table:table-cell office:value-type="float" office:value="109217" calcext:value-type="float">
            <text:p>109217</text:p>
          </table:table-cell>
        </table:table-row>
        <table:table-row table:style-name="ro1">
          <table:table-cell table:style-name="ce2" office:value-type="string" calcext:value-type="string">
            <text:p>9-Jun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7.95" calcext:value-type="float">
            <text:p>2447.95</text:p>
          </table:table-cell>
          <table:table-cell office:value-type="float" office:value="2458.9" calcext:value-type="float">
            <text:p>2458.9</text:p>
          </table:table-cell>
          <table:table-cell office:value-type="float" office:value="2428" calcext:value-type="float">
            <text:p>2428</text:p>
          </table:table-cell>
          <table:table-cell office:value-type="float" office:value="2429.15" calcext:value-type="float">
            <text:p>2429.15</text:p>
          </table:table-cell>
          <table:table-cell office:value-type="float" office:value="2454" calcext:value-type="float">
            <text:p>2454</text:p>
          </table:table-cell>
          <table:table-cell office:value-type="float" office:value="2451.15" calcext:value-type="float">
            <text:p>2451.15</text:p>
          </table:table-cell>
          <table:table-cell office:value-type="float" office:value="2446.22" calcext:value-type="float">
            <text:p>2446.2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948506" calcext:value-type="float">
            <text:p>1948506</text:p>
          </table:table-cell>
          <table:table-cell office:value-type="float" office:value="70948" calcext:value-type="float">
            <text:p>70948</text:p>
          </table:table-cell>
        </table:table-row>
        <table:table-row table:style-name="ro1">
          <table:table-cell table:style-name="ce2" office:value-type="string" calcext:value-type="string">
            <text:p>8-Jun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0" calcext:value-type="float">
            <text:p>2450</text:p>
          </table:table-cell>
          <table:table-cell office:value-type="float" office:value="2475.9" calcext:value-type="float">
            <text:p>2475.9</text:p>
          </table:table-cell>
          <table:table-cell office:value-type="float" office:value="2369.05" calcext:value-type="float">
            <text:p>2369.05</text:p>
          </table:table-cell>
          <table:table-cell office:value-type="float" office:value="2439.55" calcext:value-type="float">
            <text:p>2439.55</text:p>
          </table:table-cell>
          <table:table-cell office:value-type="float" office:value="2436.2" calcext:value-type="float">
            <text:p>2436.2</text:p>
          </table:table-cell>
          <table:table-cell office:value-type="float" office:value="2429.15" calcext:value-type="float">
            <text:p>2429.15</text:p>
          </table:table-cell>
          <table:table-cell office:value-type="float" office:value="2432.48" calcext:value-type="float">
            <text:p>2432.4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781621" calcext:value-type="float">
            <text:p>3781621</text:p>
          </table:table-cell>
          <table:table-cell office:value-type="float" office:value="143560" calcext:value-type="float">
            <text:p>143560</text:p>
          </table:table-cell>
        </table:table-row>
        <table:table-row table:style-name="ro1">
          <table:table-cell table:style-name="ce2" office:value-type="string" calcext:value-type="string">
            <text:p>7-Jun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53" calcext:value-type="float">
            <text:p>2453</text:p>
          </table:table-cell>
          <table:table-cell office:value-type="float" office:value="2466.95" calcext:value-type="float">
            <text:p>2466.95</text:p>
          </table:table-cell>
          <table:table-cell office:value-type="float" office:value="2435" calcext:value-type="float">
            <text:p>2435</text:p>
          </table:table-cell>
          <table:table-cell office:value-type="float" office:value="2433.65" calcext:value-type="float">
            <text:p>2433.65</text:p>
          </table:table-cell>
          <table:table-cell office:value-type="float" office:value="2440.5" calcext:value-type="float">
            <text:p>2440.5</text:p>
          </table:table-cell>
          <table:table-cell office:value-type="float" office:value="2439.55" calcext:value-type="float">
            <text:p>2439.55</text:p>
          </table:table-cell>
          <table:table-cell office:value-type="float" office:value="2449.14" calcext:value-type="float">
            <text:p>2449.14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522516" calcext:value-type="float">
            <text:p>2522516</text:p>
          </table:table-cell>
          <table:table-cell office:value-type="float" office:value="85030" calcext:value-type="float">
            <text:p>85030</text:p>
          </table:table-cell>
        </table:table-row>
        <table:table-row table:style-name="ro1">
          <table:table-cell table:style-name="ce2" office:value-type="string" calcext:value-type="string">
            <text:p>6-Jun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75" calcext:value-type="float">
            <text:p>2475</text:p>
          </table:table-cell>
          <table:table-cell office:value-type="float" office:value="2506.95" calcext:value-type="float">
            <text:p>2506.95</text:p>
          </table:table-cell>
          <table:table-cell office:value-type="float" office:value="2425.9" calcext:value-type="float">
            <text:p>2425.9</text:p>
          </table:table-cell>
          <table:table-cell office:value-type="float" office:value="2433.95" calcext:value-type="float">
            <text:p>2433.95</text:p>
          </table:table-cell>
          <table:table-cell office:value-type="float" office:value="2430.05" calcext:value-type="float">
            <text:p>2430.05</text:p>
          </table:table-cell>
          <table:table-cell office:value-type="float" office:value="2433.65" calcext:value-type="float">
            <text:p>2433.65</text:p>
          </table:table-cell>
          <table:table-cell office:value-type="float" office:value="2446.03" calcext:value-type="float">
            <text:p>2446.0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6473608" calcext:value-type="float">
            <text:p>6473608</text:p>
          </table:table-cell>
          <table:table-cell office:value-type="float" office:value="142108" calcext:value-type="float">
            <text:p>142108</text:p>
          </table:table-cell>
        </table:table-row>
        <table:table-row table:style-name="ro1">
          <table:table-cell table:style-name="ce2" office:value-type="string" calcext:value-type="string">
            <text:p>5-Jun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63.2" calcext:value-type="float">
            <text:p>2463.2</text:p>
          </table:table-cell>
          <table:table-cell office:value-type="float" office:value="2514" calcext:value-type="float">
            <text:p>2514</text:p>
          </table:table-cell>
          <table:table-cell office:value-type="float" office:value="2428" calcext:value-type="float">
            <text:p>2428</text:p>
          </table:table-cell>
          <table:table-cell office:value-type="float" office:value="2445.05" calcext:value-type="float">
            <text:p>2445.05</text:p>
          </table:table-cell>
          <table:table-cell office:value-type="float" office:value="2440" calcext:value-type="float">
            <text:p>2440</text:p>
          </table:table-cell>
          <table:table-cell office:value-type="float" office:value="2433.95" calcext:value-type="float">
            <text:p>2433.95</text:p>
          </table:table-cell>
          <table:table-cell office:value-type="float" office:value="2465.5" calcext:value-type="float">
            <text:p>2465.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956768" calcext:value-type="float">
            <text:p>2956768</text:p>
          </table:table-cell>
          <table:table-cell office:value-type="float" office:value="124934" calcext:value-type="float">
            <text:p>124934</text:p>
          </table:table-cell>
        </table:table-row>
        <table:table-row table:style-name="ro1">
          <table:table-cell table:style-name="ce2" office:value-type="string" calcext:value-type="string">
            <text:p>2-Jun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35" calcext:value-type="float">
            <text:p>2535</text:p>
          </table:table-cell>
          <table:table-cell office:value-type="float" office:value="2538.9" calcext:value-type="float">
            <text:p>2538.9</text:p>
          </table:table-cell>
          <table:table-cell office:value-type="float" office:value="2425" calcext:value-type="float">
            <text:p>2425</text:p>
          </table:table-cell>
          <table:table-cell office:value-type="float" office:value="2492.15" calcext:value-type="float">
            <text:p>2492.15</text:p>
          </table:table-cell>
          <table:table-cell office:value-type="float" office:value="2440" calcext:value-type="float">
            <text:p>2440</text:p>
          </table:table-cell>
          <table:table-cell office:value-type="float" office:value="2445.05" calcext:value-type="float">
            <text:p>2445.05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5543791" calcext:value-type="float">
            <text:p>5543791</text:p>
          </table:table-cell>
          <table:table-cell office:value-type="float" office:value="141696" calcext:value-type="float">
            <text:p>141696</text:p>
          </table:table-cell>
        </table:table-row>
        <table:table-row table:style-name="ro1">
          <table:table-cell table:style-name="ce2" office:value-type="string" calcext:value-type="string">
            <text:p>1-Jun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99.9" calcext:value-type="float">
            <text:p>2499.9</text:p>
          </table:table-cell>
          <table:table-cell office:value-type="float" office:value="2560" calcext:value-type="float">
            <text:p>2560</text:p>
          </table:table-cell>
          <table:table-cell office:value-type="float" office:value="2485.3" calcext:value-type="float">
            <text:p>2485.3</text:p>
          </table:table-cell>
          <table:table-cell office:value-type="float" office:value="2493.35" calcext:value-type="float">
            <text:p>2493.35</text:p>
          </table:table-cell>
          <table:table-cell office:value-type="float" office:value="2496" calcext:value-type="float">
            <text:p>2496</text:p>
          </table:table-cell>
          <table:table-cell office:value-type="float" office:value="2492.15" calcext:value-type="float">
            <text:p>2492.15</text:p>
          </table:table-cell>
          <table:table-cell office:value-type="float" office:value="2507.49" calcext:value-type="float">
            <text:p>2507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04946" calcext:value-type="float">
            <text:p>1704946</text:p>
          </table:table-cell>
          <table:table-cell office:value-type="float" office:value="72211" calcext:value-type="float">
            <text:p>72211</text:p>
          </table:table-cell>
        </table:table-row>
        <table:table-row table:style-name="ro1">
          <table:table-cell table:style-name="ce2" office:value-type="string" calcext:value-type="string">
            <text:p>31-May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82" calcext:value-type="float">
            <text:p>2482</text:p>
          </table:table-cell>
          <table:table-cell office:value-type="float" office:value="2573" calcext:value-type="float">
            <text:p>2573</text:p>
          </table:table-cell>
          <table:table-cell office:value-type="float" office:value="2428" calcext:value-type="float">
            <text:p>2428</text:p>
          </table:table-cell>
          <table:table-cell office:value-type="float" office:value="2496.45" calcext:value-type="float">
            <text:p>2496.45</text:p>
          </table:table-cell>
          <table:table-cell office:value-type="float" office:value="2494" calcext:value-type="float">
            <text:p>2494</text:p>
          </table:table-cell>
          <table:table-cell office:value-type="float" office:value="2493.35" calcext:value-type="float">
            <text:p>2493.35</text:p>
          </table:table-cell>
          <table:table-cell office:value-type="float" office:value="2506.49" calcext:value-type="float">
            <text:p>2506.4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268439" calcext:value-type="float">
            <text:p>4268439</text:p>
          </table:table-cell>
          <table:table-cell office:value-type="float" office:value="181970" calcext:value-type="float">
            <text:p>181970</text:p>
          </table:table-cell>
        </table:table-row>
        <table:table-row table:style-name="ro1">
          <table:table-cell table:style-name="ce2" office:value-type="string" calcext:value-type="string">
            <text:p>30-May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29.3" calcext:value-type="float">
            <text:p>2529.3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475.15" calcext:value-type="float">
            <text:p>2475.15</text:p>
          </table:table-cell>
          <table:table-cell office:value-type="float" office:value="2534.05" calcext:value-type="float">
            <text:p>2534.05</text:p>
          </table:table-cell>
          <table:table-cell office:value-type="float" office:value="2497" calcext:value-type="float">
            <text:p>2497</text:p>
          </table:table-cell>
          <table:table-cell office:value-type="float" office:value="2496.45" calcext:value-type="float">
            <text:p>2496.45</text:p>
          </table:table-cell>
          <table:table-cell office:value-type="float" office:value="2522.15" calcext:value-type="float">
            <text:p>2522.1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736953" calcext:value-type="float">
            <text:p>1736953</text:p>
          </table:table-cell>
          <table:table-cell office:value-type="float" office:value="80071" calcext:value-type="float">
            <text:p>80071</text:p>
          </table:table-cell>
        </table:table-row>
        <table:table-row table:style-name="ro1">
          <table:table-cell table:style-name="ce2" office:value-type="string" calcext:value-type="string">
            <text:p>29-May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70" calcext:value-type="float">
            <text:p>2570</text:p>
          </table:table-cell>
          <table:table-cell office:value-type="float" office:value="2583.5" calcext:value-type="float">
            <text:p>2583.5</text:p>
          </table:table-cell>
          <table:table-cell office:value-type="float" office:value="2523" calcext:value-type="float">
            <text:p>2523</text:p>
          </table:table-cell>
          <table:table-cell office:value-type="float" office:value="2544.35" calcext:value-type="float">
            <text:p>2544.35</text:p>
          </table:table-cell>
          <table:table-cell office:value-type="float" office:value="2533" calcext:value-type="float">
            <text:p>2533</text:p>
          </table:table-cell>
          <table:table-cell office:value-type="float" office:value="2534.05" calcext:value-type="float">
            <text:p>2534.05</text:p>
          </table:table-cell>
          <table:table-cell office:value-type="float" office:value="2549.41" calcext:value-type="float">
            <text:p>2549.4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779432" calcext:value-type="float">
            <text:p>2779432</text:p>
          </table:table-cell>
          <table:table-cell office:value-type="float" office:value="113984" calcext:value-type="float">
            <text:p>113984</text:p>
          </table:table-cell>
        </table:table-row>
        <table:table-row table:style-name="ro1">
          <table:table-cell table:style-name="ce2" office:value-type="string" calcext:value-type="string">
            <text:p>26-May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565" calcext:value-type="float">
            <text:p>256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535.15" calcext:value-type="float">
            <text:p>2535.15</text:p>
          </table:table-cell>
          <table:table-cell office:value-type="float" office:value="2537.45" calcext:value-type="float">
            <text:p>2537.45</text:p>
          </table:table-cell>
          <table:table-cell office:value-type="float" office:value="2540" calcext:value-type="float">
            <text:p>2540</text:p>
          </table:table-cell>
          <table:table-cell office:value-type="float" office:value="2544.35" calcext:value-type="float">
            <text:p>2544.35</text:p>
          </table:table-cell>
          <table:table-cell office:value-type="float" office:value="2559.29" calcext:value-type="float">
            <text:p>2559.29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963515" calcext:value-type="float">
            <text:p>3963515</text:p>
          </table:table-cell>
          <table:table-cell office:value-type="float" office:value="170861" calcext:value-type="float">
            <text:p>170861</text:p>
          </table:table-cell>
        </table:table-row>
        <table:table-row table:style-name="ro1">
          <table:table-cell table:style-name="ce2" office:value-type="string" calcext:value-type="string">
            <text:p>25-May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40" calcext:value-type="float">
            <text:p>2440</text:p>
          </table:table-cell>
          <table:table-cell office:value-type="float" office:value="2558.8" calcext:value-type="float">
            <text:p>2558.8</text:p>
          </table:table-cell>
          <table:table-cell office:value-type="float" office:value="2386.65" calcext:value-type="float">
            <text:p>2386.65</text:p>
          </table:table-cell>
          <table:table-cell office:value-type="float" office:value="2475.6" calcext:value-type="float">
            <text:p>2475.6</text:p>
          </table:table-cell>
          <table:table-cell office:value-type="float" office:value="2548" calcext:value-type="float">
            <text:p>2548</text:p>
          </table:table-cell>
          <table:table-cell office:value-type="float" office:value="2537.45" calcext:value-type="float">
            <text:p>2537.45</text:p>
          </table:table-cell>
          <table:table-cell office:value-type="float" office:value="2470.91" calcext:value-type="float">
            <text:p>2470.9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434009" calcext:value-type="float">
            <text:p>8434009</text:p>
          </table:table-cell>
          <table:table-cell office:value-type="float" office:value="345309" calcext:value-type="float">
            <text:p>345309</text:p>
          </table:table-cell>
        </table:table-row>
        <table:table-row table:style-name="ro1">
          <table:table-cell table:style-name="ce2" office:value-type="string" calcext:value-type="string">
            <text:p>24-May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709" calcext:value-type="float">
            <text:p>2709</text:p>
          </table:table-cell>
          <table:table-cell office:value-type="float" office:value="2750" calcext:value-type="float">
            <text:p>2750</text:p>
          </table:table-cell>
          <table:table-cell office:value-type="float" office:value="2425.35" calcext:value-type="float">
            <text:p>2425.35</text:p>
          </table:table-cell>
          <table:table-cell office:value-type="float" office:value="2633.7" calcext:value-type="float">
            <text:p>2633.7</text:p>
          </table:table-cell>
          <table:table-cell office:value-type="float" office:value="2475" calcext:value-type="float">
            <text:p>2475</text:p>
          </table:table-cell>
          <table:table-cell office:value-type="float" office:value="2475.6" calcext:value-type="float">
            <text:p>2475.6</text:p>
          </table:table-cell>
          <table:table-cell office:value-type="float" office:value="2554.26" calcext:value-type="float">
            <text:p>2554.2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3465761" calcext:value-type="float">
            <text:p>23465761</text:p>
          </table:table-cell>
          <table:table-cell office:value-type="float" office:value="834165" calcext:value-type="float">
            <text:p>834165</text:p>
          </table:table-cell>
        </table:table-row>
        <table:table-row table:style-name="ro1">
          <table:table-cell table:style-name="ce2" office:value-type="string" calcext:value-type="string">
            <text:p>23-May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410.9" calcext:value-type="float">
            <text:p>2410.9</text:p>
          </table:table-cell>
          <table:table-cell office:value-type="float" office:value="2759.45" calcext:value-type="float">
            <text:p>2759.45</text:p>
          </table:table-cell>
          <table:table-cell office:value-type="float" office:value="2400" calcext:value-type="float">
            <text:p>2400</text:p>
          </table:table-cell>
          <table:table-cell office:value-type="float" office:value="2326.1" calcext:value-type="float">
            <text:p>2326.1</text:p>
          </table:table-cell>
          <table:table-cell office:value-type="float" office:value="2639.95" calcext:value-type="float">
            <text:p>2639.95</text:p>
          </table:table-cell>
          <table:table-cell office:value-type="float" office:value="2633.7" calcext:value-type="float">
            <text:p>2633.7</text:p>
          </table:table-cell>
          <table:table-cell office:value-type="float" office:value="2636.02" calcext:value-type="float">
            <text:p>2636.02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8432888" calcext:value-type="float">
            <text:p>28432888</text:p>
          </table:table-cell>
          <table:table-cell office:value-type="float" office:value="873248" calcext:value-type="float">
            <text:p>873248</text:p>
          </table:table-cell>
        </table:table-row>
        <table:table-row table:style-name="ro1">
          <table:table-cell table:style-name="ce2" office:value-type="string" calcext:value-type="string">
            <text:p>22-May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010" calcext:value-type="float">
            <text:p>2010</text:p>
          </table:table-cell>
          <table:table-cell office:value-type="float" office:value="2347" calcext:value-type="float">
            <text:p>2347</text:p>
          </table:table-cell>
          <table:table-cell office:value-type="float" office:value="1983.4" calcext:value-type="float">
            <text:p>1983.4</text:p>
          </table:table-cell>
          <table:table-cell office:value-type="float" office:value="1956.05" calcext:value-type="float">
            <text:p>1956.05</text:p>
          </table:table-cell>
          <table:table-cell office:value-type="float" office:value="2338.55" calcext:value-type="float">
            <text:p>2338.55</text:p>
          </table:table-cell>
          <table:table-cell office:value-type="float" office:value="2326.1" calcext:value-type="float">
            <text:p>2326.1</text:p>
          </table:table-cell>
          <table:table-cell office:value-type="float" office:value="2212.95" calcext:value-type="float">
            <text:p>2212.9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6311368" calcext:value-type="float">
            <text:p>26311368</text:p>
          </table:table-cell>
          <table:table-cell office:value-type="float" office:value="779253" calcext:value-type="float">
            <text:p>779253</text:p>
          </table:table-cell>
        </table:table-row>
        <table:table-row table:style-name="ro1">
          <table:table-cell table:style-name="ce2" office:value-type="string" calcext:value-type="string">
            <text:p>19-May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888" calcext:value-type="float">
            <text:p>1888</text:p>
          </table:table-cell>
          <table:table-cell office:value-type="float" office:value="1983" calcext:value-type="float">
            <text:p>1983</text:p>
          </table:table-cell>
          <table:table-cell office:value-type="float" office:value="1872.1" calcext:value-type="float">
            <text:p>1872.1</text:p>
          </table:table-cell>
          <table:table-cell office:value-type="float" office:value="1890" calcext:value-type="float">
            <text:p>1890</text:p>
          </table:table-cell>
          <table:table-cell office:value-type="float" office:value="1955" calcext:value-type="float">
            <text:p>1955</text:p>
          </table:table-cell>
          <table:table-cell office:value-type="float" office:value="1956.05" calcext:value-type="float">
            <text:p>1956.05</text:p>
          </table:table-cell>
          <table:table-cell office:value-type="float" office:value="1933.65" calcext:value-type="float">
            <text:p>1933.65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7541150" calcext:value-type="float">
            <text:p>7541150</text:p>
          </table:table-cell>
          <table:table-cell office:value-type="float" office:value="249199" calcext:value-type="float">
            <text:p>249199</text:p>
          </table:table-cell>
        </table:table-row>
        <table:table-row table:style-name="ro1">
          <table:table-cell table:style-name="ce2" office:value-type="string" calcext:value-type="string">
            <text:p>18-May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910.05" calcext:value-type="float">
            <text:p>1910.05</text:p>
          </table:table-cell>
          <table:table-cell office:value-type="float" office:value="1924" calcext:value-type="float">
            <text:p>1924</text:p>
          </table:table-cell>
          <table:table-cell office:value-type="float" office:value="1877.2" calcext:value-type="float">
            <text:p>1877.2</text:p>
          </table:table-cell>
          <table:table-cell office:value-type="float" office:value="1899.5" calcext:value-type="float">
            <text:p>1899.5</text:p>
          </table:table-cell>
          <table:table-cell office:value-type="float" office:value="1883" calcext:value-type="float">
            <text:p>1883</text:p>
          </table:table-cell>
          <table:table-cell office:value-type="float" office:value="1890" calcext:value-type="float">
            <text:p>1890</text:p>
          </table:table-cell>
          <table:table-cell office:value-type="float" office:value="1900.73" calcext:value-type="float">
            <text:p>1900.73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2437396" calcext:value-type="float">
            <text:p>2437396</text:p>
          </table:table-cell>
          <table:table-cell office:value-type="float" office:value="73391" calcext:value-type="float">
            <text:p>73391</text:p>
          </table:table-cell>
        </table:table-row>
        <table:table-row table:style-name="ro1">
          <table:table-cell table:style-name="ce2" office:value-type="string" calcext:value-type="string">
            <text:p>17-May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900" calcext:value-type="float">
            <text:p>1900</text:p>
          </table:table-cell>
          <table:table-cell office:value-type="float" office:value="1919.95" calcext:value-type="float">
            <text:p>1919.95</text:p>
          </table:table-cell>
          <table:table-cell office:value-type="float" office:value="1857.75" calcext:value-type="float">
            <text:p>1857.75</text:p>
          </table:table-cell>
          <table:table-cell office:value-type="float" office:value="1889.15" calcext:value-type="float">
            <text:p>1889.15</text:p>
          </table:table-cell>
          <table:table-cell office:value-type="float" office:value="1897.05" calcext:value-type="float">
            <text:p>1897.05</text:p>
          </table:table-cell>
          <table:table-cell office:value-type="float" office:value="1899.5" calcext:value-type="float">
            <text:p>1899.5</text:p>
          </table:table-cell>
          <table:table-cell office:value-type="float" office:value="1889.86" calcext:value-type="float">
            <text:p>1889.86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632797" calcext:value-type="float">
            <text:p>3632797</text:p>
          </table:table-cell>
          <table:table-cell office:value-type="float" office:value="121068" calcext:value-type="float">
            <text:p>121068</text:p>
          </table:table-cell>
        </table:table-row>
        <table:table-row table:style-name="ro1">
          <table:table-cell table:style-name="ce2" office:value-type="string" calcext:value-type="string">
            <text:p>16-May-23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927" calcext:value-type="float">
            <text:p>1927</text:p>
          </table:table-cell>
          <table:table-cell office:value-type="float" office:value="1935" calcext:value-type="float">
            <text:p>1935</text:p>
          </table:table-cell>
          <table:table-cell office:value-type="float" office:value="1881" calcext:value-type="float">
            <text:p>1881</text:p>
          </table:table-cell>
          <table:table-cell office:value-type="float" office:value="1916.05" calcext:value-type="float">
            <text:p>1916.05</text:p>
          </table:table-cell>
          <table:table-cell office:value-type="float" office:value="1898" calcext:value-type="float">
            <text:p>1898</text:p>
          </table:table-cell>
          <table:table-cell office:value-type="float" office:value="1889.15" calcext:value-type="float">
            <text:p>1889.15</text:p>
          </table:table-cell>
          <table:table-cell office:value-type="float" office:value="1907.38" calcext:value-type="float">
            <text:p>1907.3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058799" calcext:value-type="float">
            <text:p>3058799</text:p>
          </table:table-cell>
          <table:table-cell office:value-type="float" office:value="93909" calcext:value-type="float">
            <text:p>93909</text:p>
          </table:table-cell>
        </table:table-row>
        <table:table-row table:style-name="ro1">
          <table:table-cell table:style-name="ce2" office:value-type="string" calcext:value-type="string">
            <text:p>15-May-2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959.9" calcext:value-type="float">
            <text:p>1959.9</text:p>
          </table:table-cell>
          <table:table-cell office:value-type="float" office:value="1964.7" calcext:value-type="float">
            <text:p>1964.7</text:p>
          </table:table-cell>
          <table:table-cell office:value-type="float" office:value="1880" calcext:value-type="float">
            <text:p>1880</text:p>
          </table:table-cell>
          <table:table-cell office:value-type="float" office:value="1964.7" calcext:value-type="float">
            <text:p>1964.7</text:p>
          </table:table-cell>
          <table:table-cell office:value-type="float" office:value="1910" calcext:value-type="float">
            <text:p>1910</text:p>
          </table:table-cell>
          <table:table-cell office:value-type="float" office:value="1916.05" calcext:value-type="float">
            <text:p>1916.05</text:p>
          </table:table-cell>
          <table:table-cell office:value-type="float" office:value="1910.98" calcext:value-type="float">
            <text:p>1910.9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4836782" calcext:value-type="float">
            <text:p>4836782</text:p>
          </table:table-cell>
          <table:table-cell office:value-type="float" office:value="166552" calcext:value-type="float">
            <text:p>166552</text:p>
          </table:table-cell>
        </table:table-row>
        <table:table-row table:style-name="ro1">
          <table:table-cell table:style-name="ce2" office:value-type="string" calcext:value-type="string">
            <text:p>12-May-23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1946.55" calcext:value-type="float">
            <text:p>1946.55</text:p>
          </table:table-cell>
          <table:table-cell office:value-type="float" office:value="1984.65" calcext:value-type="float">
            <text:p>1984.65</text:p>
          </table:table-cell>
          <table:table-cell office:value-type="float" office:value="1965" calcext:value-type="float">
            <text:p>1965</text:p>
          </table:table-cell>
          <table:table-cell office:value-type="float" office:value="1964.7" calcext:value-type="float">
            <text:p>1964.7</text:p>
          </table:table-cell>
          <table:table-cell office:value-type="float" office:value="1972.68" calcext:value-type="float">
            <text:p>1972.68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3816201" calcext:value-type="float">
            <text:p>3816201</text:p>
          </table:table-cell>
          <table:table-cell office:value-type="float" office:value="124303" calcext:value-type="float">
            <text:p>124303</text:p>
          </table:table-cell>
        </table:table-row>
        <table:table-row table:style-name="ro1">
          <table:table-cell table:style-name="ce2" office:value-type="string" calcext:value-type="string">
            <text:p>11-May-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925" calcext:value-type="float">
            <text:p>1925</text:p>
          </table:table-cell>
          <table:table-cell office:value-type="float" office:value="2013.75" calcext:value-type="float">
            <text:p>2013.75</text:p>
          </table:table-cell>
          <table:table-cell office:value-type="float" office:value="1910" calcext:value-type="float">
            <text:p>1910</text:p>
          </table:table-cell>
          <table:table-cell office:value-type="float" office:value="1892.15" calcext:value-type="float">
            <text:p>1892.15</text:p>
          </table:table-cell>
          <table:table-cell office:value-type="float" office:value="1988" calcext:value-type="float">
            <text:p>1988</text:p>
          </table:table-cell>
          <table:table-cell office:value-type="float" office:value="1984.65" calcext:value-type="float">
            <text:p>1984.65</text:p>
          </table:table-cell>
          <table:table-cell office:value-type="float" office:value="1973.81" calcext:value-type="float">
            <text:p>1973.8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8835941" calcext:value-type="float">
            <text:p>8835941</text:p>
          </table:table-cell>
          <table:table-cell office:value-type="float" office:value="291184" calcext:value-type="float">
            <text:p>291184</text:p>
          </table:table-cell>
        </table:table-row>
        <table:table-row table:style-name="ro1">
          <table:table-cell table:style-name="ce2" office:value-type="string" calcext:value-type="string">
            <text:p>10-May-23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Q</text:p>
          </table:table-cell>
          <table:table-cell office:value-type="float" office:value="1899" calcext:value-type="float">
            <text:p>1899</text:p>
          </table:table-cell>
          <table:table-cell office:value-type="float" office:value="1914.9" calcext:value-type="float">
            <text:p>1914.9</text:p>
          </table:table-cell>
          <table:table-cell office:value-type="float" office:value="1883.95" calcext:value-type="float">
            <text:p>1883.95</text:p>
          </table:table-cell>
          <table:table-cell office:value-type="float" office:value="1896.1" calcext:value-type="float">
            <text:p>1896.1</text:p>
          </table:table-cell>
          <table:table-cell office:value-type="float" office:value="1891" calcext:value-type="float">
            <text:p>1891</text:p>
          </table:table-cell>
          <table:table-cell office:value-type="float" office:value="1892.15" calcext:value-type="float">
            <text:p>1892.15</text:p>
          </table:table-cell>
          <table:table-cell office:value-type="float" office:value="1900.91" calcext:value-type="float">
            <text:p>1900.91</text:p>
          </table:table-cell>
          <table:table-cell office:value-type="float" office:value="4190" calcext:value-type="float">
            <text:p>4190</text:p>
          </table:table-cell>
          <table:table-cell office:value-type="float" office:value="1017.45" calcext:value-type="float">
            <text:p>1017.45</text:p>
          </table:table-cell>
          <table:table-cell office:value-type="float" office:value="1970906" calcext:value-type="float">
            <text:p>1970906</text:p>
          </table:table-cell>
          <table:table-cell office:value-type="float" office:value="71745" calcext:value-type="float">
            <text:p>71745</text:p>
          </table:table-cell>
        </table:table-row>
        <table:table-row table:style-name="ro1" table:number-rows-repeated="104832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6T15:50:21.724000000</dc:date>
    <meta:editing-duration>PT17M12S</meta:editing-duration>
    <meta:editing-cycles>1</meta:editing-cycles>
    <meta:document-statistic meta:table-count="1" meta:cell-count="4250" meta:object-count="0"/>
    <meta:generator>Neat_Office/6.2.8.2$Windows_x86 LibreOffice_project/</meta:generator>
  </office:meta>
</office:document-meta>
</file>